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0600000206FDD7BC88.png"/>
  <manifest:file-entry manifest:media-type="image/png" manifest:full-path="Pictures/10000201000004B000000685F842322D.png"/>
  <manifest:file-entry manifest:media-type="image/png" manifest:full-path="Pictures/10000201000004B00000079D3F865C31.png"/>
  <manifest:file-entry manifest:media-type="image/png" manifest:full-path="Pictures/10000201000004B0000004B0AD2E2A73.png"/>
  <manifest:file-entry manifest:media-type="image/png" manifest:full-path="Pictures/10000201000000B4000000B4F2FCB365.png"/>
  <manifest:file-entry manifest:media-type="image/jpeg" manifest:full-path="Pictures/100000000000030C0000030CD6DE4833.jpg"/>
  <manifest:file-entry manifest:media-type="image/png" manifest:full-path="Pictures/10000201000007D000000BC0A450BB79.png"/>
  <manifest:file-entry manifest:media-type="image/png" manifest:full-path="Pictures/100002010000003C0000003C8CA8F5F9.png"/>
  <manifest:file-entry manifest:media-type="image/png" manifest:full-path="Pictures/10000201000007D0000007D030F1E1D4.png"/>
  <manifest:file-entry manifest:media-type="image/png" manifest:full-path="Pictures/1000020100000400000003006B0FCA32.png"/>
  <manifest:file-entry manifest:media-type="image/png" manifest:full-path="Pictures/10000201000007D0000007D04808BE99.png"/>
  <manifest:file-entry manifest:media-type="image/png" manifest:full-path="Pictures/10000201000000AA000000BEC4AD08A1.png"/>
  <manifest:file-entry manifest:media-type="image/png" manifest:full-path="Pictures/10000201000004B0000001B86931FBC8.png"/>
  <manifest:file-entry manifest:media-type="image/png" manifest:full-path="Pictures/10000201000007D0000007D092C3058C.png"/>
  <manifest:file-entry manifest:media-type="image/png" manifest:full-path="Pictures/10000000000000C50000010050294C28.png"/>
  <manifest:file-entry manifest:media-type="image/png" manifest:full-path="Pictures/100002010000003C0000003C79A4F0E8.png"/>
  <manifest:file-entry manifest:media-type="image/png" manifest:full-path="Pictures/10000000000000CE000000F5E802DA79.png"/>
  <manifest:file-entry manifest:media-type="image/png" manifest:full-path="Pictures/10000201000007D0000007D03080D73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0.55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.44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34" table:default-cell-style-name="Default"/>
        <table:table-column table:style-name="co3" table:default-cell-style-name="ce2"/>
        <table:table-column table:style-name="co4" table:default-cell-style-name="ce1"/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4">
            <text:p>34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</table:table-row>
        <table:table-row table:style-name="ro2">
          <table:table-cell office:value-type="float" office:value="1">
            <text:p>1</text:p>
          </table:table-cell>
          <table:table-cell>
            <draw:frame table:end-cell-address="Tabelle1.B2" table:end-x="0.524cm" table:end-y="0.517cm" draw:z-index="0" draw:name="Grafik 2" draw:style-name="gr1" draw:text-style-name="P1" svg:width="0.5cm" svg:height="0.5cm" svg:x="0.024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Tabelle1.C2" table:end-x="0.522cm" table:end-y="0.517cm" draw:z-index="271" draw:name="Grafik 7" draw:style-name="gr1" draw:text-style-name="P1" svg:width="0.5cm" svg:height="0.5cm" svg:x="0.022cm" svg:y="0.017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Tabelle1.D2" table:end-x="0.52cm" table:end-y="0.517cm" draw:z-index="551" draw:name="Grafik 17" draw:style-name="gr1" draw:text-style-name="P1" svg:width="0.5cm" svg:height="0.5cm" svg:x="0.02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Tabelle1.E2" table:end-x="0.519cm" table:end-y="0.517cm" draw:z-index="552" draw:name="Grafik 17" draw:style-name="gr1" draw:text-style-name="P1" svg:width="0.5cm" svg:height="0.5cm" svg:x="0.019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Tabelle1.F2" table:end-x="0.518cm" table:end-y="0.517cm" draw:z-index="553" draw:name="Grafik 17" draw:style-name="gr1" draw:text-style-name="P1" svg:width="0.5cm" svg:height="0.5cm" svg:x="0.018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Tabelle1.G2" table:end-x="0.515cm" table:end-y="0.517cm" draw:z-index="585" draw:name="Grafik 2" draw:style-name="gr1" draw:text-style-name="P1" svg:width="0.5cm" svg:height="0.5cm" svg:x="0.015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Tabelle1.H2" table:end-x="0.514cm" table:end-y="0.517cm" draw:z-index="586" draw:name="Grafik 2" draw:style-name="gr1" draw:text-style-name="P1" svg:width="0.5cm" svg:height="0.5cm" svg:x="0.014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Tabelle1.I2" table:end-x="0.513cm" table:end-y="0.517cm" draw:z-index="587" draw:name="Grafik 2" draw:style-name="gr1" draw:text-style-name="P1" svg:width="0.5cm" svg:height="0.5cm" svg:x="0.013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Tabelle1.J2" table:end-x="0.51cm" table:end-y="0.517cm" draw:z-index="588" draw:name="Grafik 2" draw:style-name="gr1" draw:text-style-name="P1" svg:width="0.5cm" svg:height="0.5cm" svg:x="0.01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Tabelle1.K2" table:end-x="0.509cm" table:end-y="0.517cm" draw:z-index="589" draw:name="Grafik 2" draw:style-name="gr1" draw:text-style-name="P1" svg:width="0.5cm" svg:height="0.5cm" svg:x="0.009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Tabelle1.L2" table:end-x="0.507cm" table:end-y="0.417cm" draw:z-index="435" draw:name="Grafik 16" draw:style-name="gr1" draw:text-style-name="P1" svg:width="0.5cm" svg:height="0.4cm" svg:x="0.007cm" svg:y="0.017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Tabelle1.M2" table:end-x="0.506cm" table:end-y="0.417cm" draw:z-index="436" draw:name="Grafik 16" draw:style-name="gr1" draw:text-style-name="P1" svg:width="0.5cm" svg:height="0.4cm" svg:x="0.006cm" svg:y="0.017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Tabelle1.N2" table:end-x="0.504cm" table:end-y="0.517cm" draw:z-index="592" draw:name="Grafik 2" draw:style-name="gr1" draw:text-style-name="P1" svg:width="0.5cm" svg:height="0.5cm" svg:x="0.004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Tabelle1.O2" table:end-x="0.502cm" table:end-y="0.517cm" draw:z-index="593" draw:name="Grafik 2" draw:style-name="gr1" draw:text-style-name="P1" svg:width="0.5cm" svg:height="0.5cm" svg:x="0.002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Tabelle1.P2" table:end-x="0.501cm" table:end-y="0.517cm" draw:z-index="594" draw:name="Grafik 2" draw:style-name="gr1" draw:text-style-name="P1" svg:width="0.5cm" svg:height="0.5cm" svg:x="0.001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Tabelle1.R2" table:end-x="0.497cm" table:end-y="0.517cm" draw:z-index="146" draw:name="Grafik 2" draw:style-name="gr1" draw:text-style-name="P1" svg:width="0.5cm" svg:height="0.5cm" svg:x="0.545cm" svg:y="0.017cm">
              <draw:image xlink:href="Pictures/10000201000007D0000007D03080D739.png" xlink:type="simple" xlink:show="embed" xlink:actuate="onLoad">
                <text:p/>
              </draw:image>
            </draw:frame>
            <draw:frame table:end-cell-address="Tabelle1.Q2" table:end-x="0.499cm" table:end-y="0.517cm" draw:z-index="595" draw:name="Grafik 2" draw:style-name="gr1" draw:text-style-name="P1" svg:width="0.5cm" svg:height="0.5cm" svg:x="-0.001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Tabelle1.S2" table:end-x="0.496cm" table:end-y="0.517cm" draw:z-index="596" draw:name="Grafik 2" draw:style-name="gr1" draw:text-style-name="P1" svg:width="0.5cm" svg:height="0.5cm" svg:x="0.544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Tabelle1.T2" table:end-x="0.494cm" table:end-y="0.517cm" draw:z-index="597" draw:name="Grafik 2" draw:style-name="gr1" draw:text-style-name="P1" svg:width="0.5cm" svg:height="0.5cm" svg:x="0.542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Tabelle1.U2" table:end-x="0.492cm" table:end-y="0.517cm" draw:z-index="598" draw:name="Grafik 2" draw:style-name="gr1" draw:text-style-name="P1" svg:width="0.5cm" svg:height="0.5cm" svg:x="0.541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Tabelle1.V2" table:end-x="0.491cm" table:end-y="0.517cm" draw:z-index="599" draw:name="Grafik 2" draw:style-name="gr1" draw:text-style-name="P1" svg:width="0.5cm" svg:height="0.5cm" svg:x="0.539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Tabelle1.W2" table:end-x="0.489cm" table:end-y="0.517cm" draw:z-index="600" draw:name="Grafik 2" draw:style-name="gr1" draw:text-style-name="P1" svg:width="0.5cm" svg:height="0.5cm" svg:x="0.537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Tabelle1.X2" table:end-x="0.488cm" table:end-y="0.517cm" draw:z-index="601" draw:name="Grafik 2" draw:style-name="gr1" draw:text-style-name="P1" svg:width="0.5cm" svg:height="0.5cm" svg:x="0.536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Tabelle1.Y2" table:end-x="0.485cm" table:end-y="0.517cm" draw:z-index="602" draw:name="Grafik 2" draw:style-name="gr1" draw:text-style-name="P1" svg:width="0.5cm" svg:height="0.5cm" svg:x="0.534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Tabelle1.Z2" table:end-x="0.484cm" table:end-y="0.517cm" draw:z-index="603" draw:name="Grafik 2" draw:style-name="gr1" draw:text-style-name="P1" svg:width="0.5cm" svg:height="0.5cm" svg:x="0.532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Tabelle1.AA2" table:end-x="0.483cm" table:end-y="0.517cm" draw:z-index="604" draw:name="Grafik 2" draw:style-name="gr1" draw:text-style-name="P1" svg:width="0.5cm" svg:height="0.5cm" svg:x="0.531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Tabelle1.AB2" table:end-x="0.48cm" table:end-y="0.517cm" draw:z-index="605" draw:name="Grafik 2" draw:style-name="gr1" draw:text-style-name="P1" svg:width="0.5cm" svg:height="0.5cm" svg:x="0.529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Tabelle1.AC2" table:end-x="0.479cm" table:end-y="0.517cm" draw:z-index="606" draw:name="Grafik 2" draw:style-name="gr1" draw:text-style-name="P1" svg:width="0.5cm" svg:height="0.5cm" svg:x="0.527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Tabelle1.AD2" table:end-x="0.478cm" table:end-y="0.517cm" draw:z-index="607" draw:name="Grafik 2" draw:style-name="gr1" draw:text-style-name="P1" svg:width="0.5cm" svg:height="0.5cm" svg:x="0.526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Tabelle1.AE2" table:end-x="0.476cm" table:end-y="0.517cm" draw:z-index="608" draw:name="Grafik 2" draw:style-name="gr1" draw:text-style-name="P1" svg:width="0.5cm" svg:height="0.5cm" svg:x="0.524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Tabelle1.AF2" table:end-x="0.474cm" table:end-y="0.517cm" draw:z-index="609" draw:name="Grafik 2" draw:style-name="gr1" draw:text-style-name="P1" svg:width="0.5cm" svg:height="0.5cm" svg:x="0.523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Tabelle1.AG2" table:end-x="0.472cm" table:end-y="0.517cm" draw:z-index="610" draw:name="Grafik 2" draw:style-name="gr1" draw:text-style-name="P1" svg:width="0.5cm" svg:height="0.5cm" svg:x="0.52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Tabelle1.AH2" table:end-x="0.471cm" table:end-y="0.517cm" draw:z-index="611" draw:name="Grafik 2" draw:style-name="gr1" draw:text-style-name="P1" svg:width="0.5cm" svg:height="0.5cm" svg:x="0.519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Tabelle1.AI2" table:end-x="0.469cm" table:end-y="0.517cm" draw:z-index="35" draw:name="Grafik 2" draw:style-name="gr1" draw:text-style-name="P1" svg:width="0.5cm" svg:height="0.5cm" svg:x="0.518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99:44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float" office:value="2">
            <text:p>2</text:p>
          </table:table-cell>
          <table:table-cell>
            <draw:frame table:end-cell-address="Tabelle1.B3" table:end-x="0.524cm" table:end-y="0.517cm" draw:z-index="1" draw:name="Grafik 3" draw:style-name="gr1" draw:text-style-name="P1" svg:width="0.5cm" svg:height="0.5cm" svg:x="0.024cm" svg:y="0.017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Tabelle1.C3" table:end-x="0.372cm" table:end-y="0.517cm" draw:z-index="240" draw:name="Grafik 11" draw:style-name="gr1" draw:text-style-name="P1" svg:width="0.35cm" svg:height="0.5cm" svg:x="0.022cm" svg:y="0.017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Tabelle1.D3" table:end-x="0.37cm" table:end-y="0.517cm" draw:z-index="241" draw:name="Grafik 11" draw:style-name="gr1" draw:text-style-name="P1" svg:width="0.35cm" svg:height="0.5cm" svg:x="0.02cm" svg:y="0.017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Tabelle1.E3" table:end-x="0.519cm" table:end-y="0.517cm" draw:z-index="583" draw:name="Grafik 2" draw:style-name="gr1" draw:text-style-name="P1" svg:width="0.5cm" svg:height="0.5cm" svg:x="0.019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Tabelle1.F3" table:end-x="0.518cm" table:end-y="0.517cm" draw:z-index="584" draw:name="Grafik 2" draw:style-name="gr1" draw:text-style-name="P1" svg:width="0.5cm" svg:height="0.5cm" svg:x="0.018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Tabelle1.G3" table:end-x="0.515cm" table:end-y="0.517cm" draw:z-index="523" draw:name="Grafik 1" draw:style-name="gr1" draw:text-style-name="P1" svg:width="0.5cm" svg:height="0.5cm" svg:x="0.015cm" svg:y="0.017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Tabelle1.H3" table:end-x="0.514cm" table:end-y="0.517cm" draw:z-index="555" draw:name="Grafik 17" draw:style-name="gr1" draw:text-style-name="P1" svg:width="0.5cm" svg:height="0.5cm" svg:x="0.014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Tabelle1.I3" table:end-x="0.513cm" table:end-y="0.517cm" draw:z-index="525" draw:name="Grafik 1" draw:style-name="gr1" draw:text-style-name="P1" svg:width="0.5cm" svg:height="0.5cm" svg:x="0.013cm" svg:y="0.017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Tabelle1.J3" table:end-x="0.51cm" table:end-y="0.517cm" draw:z-index="557" draw:name="Grafik 17" draw:style-name="gr1" draw:text-style-name="P1" svg:width="0.5cm" svg:height="0.5cm" svg:x="0.01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Tabelle1.K3" table:end-x="0.509cm" table:end-y="0.417cm" draw:z-index="434" draw:name="Grafik 16" draw:style-name="gr1" draw:text-style-name="P1" svg:width="0.5cm" svg:height="0.4cm" svg:x="0.009cm" svg:y="0.017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Tabelle1.L3" table:end-x="0.507cm" table:end-y="0.517cm" draw:z-index="590" draw:name="Grafik 2" draw:style-name="gr1" draw:text-style-name="P1" svg:width="0.5cm" svg:height="0.5cm" svg:x="0.007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Tabelle1.M3" table:end-x="0.506cm" table:end-y="0.517cm" draw:z-index="591" draw:name="Grafik 2" draw:style-name="gr1" draw:text-style-name="P1" svg:width="0.5cm" svg:height="0.5cm" svg:x="0.006cm" svg:y="0.017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Tabelle1.N3" table:end-x="0.504cm" table:end-y="0.417cm" draw:z-index="437" draw:name="Grafik 16" draw:style-name="gr1" draw:text-style-name="P1" svg:width="0.5cm" svg:height="0.4cm" svg:x="0.004cm" svg:y="0.017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Tabelle1.O3" table:end-x="0.502cm" table:end-y="0.517cm" draw:z-index="562" draw:name="Grafik 17" draw:style-name="gr1" draw:text-style-name="P1" svg:width="0.5cm" svg:height="0.5cm" svg:x="0.002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Tabelle1.P3" table:end-x="0.501cm" table:end-y="0.517cm" draw:z-index="563" draw:name="Grafik 17" draw:style-name="gr1" draw:text-style-name="P1" svg:width="0.5cm" svg:height="0.5cm" svg:x="0.001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Tabelle1.R3" table:end-x="0.497cm" table:end-y="0.517cm" draw:z-index="145" draw:name="Grafik 17" draw:style-name="gr1" draw:text-style-name="P1" svg:width="0.5cm" svg:height="0.5cm" svg:x="0.545cm" svg:y="0.017cm">
              <draw:image xlink:href="Pictures/10000201000000B4000000B4F2FCB365.png" xlink:type="simple" xlink:show="embed" xlink:actuate="onLoad">
                <text:p/>
              </draw:image>
            </draw:frame>
            <draw:frame table:end-cell-address="Tabelle1.Q3" table:end-x="0.499cm" table:end-y="0.517cm" draw:z-index="564" draw:name="Grafik 17" draw:style-name="gr1" draw:text-style-name="P1" svg:width="0.5cm" svg:height="0.5cm" svg:x="-0.001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Tabelle1.S3" table:end-x="0.496cm" table:end-y="0.517cm" draw:z-index="565" draw:name="Grafik 17" draw:style-name="gr1" draw:text-style-name="P1" svg:width="0.5cm" svg:height="0.5cm" svg:x="0.544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Tabelle1.T3" table:end-x="0.494cm" table:end-y="0.517cm" draw:z-index="566" draw:name="Grafik 17" draw:style-name="gr1" draw:text-style-name="P1" svg:width="0.5cm" svg:height="0.5cm" svg:x="0.542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Tabelle1.U3" table:end-x="0.492cm" table:end-y="0.517cm" draw:z-index="567" draw:name="Grafik 17" draw:style-name="gr1" draw:text-style-name="P1" svg:width="0.5cm" svg:height="0.5cm" svg:x="0.541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Tabelle1.V3" table:end-x="0.491cm" table:end-y="0.517cm" draw:z-index="568" draw:name="Grafik 17" draw:style-name="gr1" draw:text-style-name="P1" svg:width="0.5cm" svg:height="0.5cm" svg:x="0.539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Tabelle1.W3" table:end-x="0.489cm" table:end-y="0.517cm" draw:z-index="569" draw:name="Grafik 17" draw:style-name="gr1" draw:text-style-name="P1" svg:width="0.5cm" svg:height="0.5cm" svg:x="0.537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Tabelle1.X3" table:end-x="0.488cm" table:end-y="0.517cm" draw:z-index="570" draw:name="Grafik 17" draw:style-name="gr1" draw:text-style-name="P1" svg:width="0.5cm" svg:height="0.5cm" svg:x="0.536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Tabelle1.Y3" table:end-x="0.485cm" table:end-y="0.517cm" draw:z-index="571" draw:name="Grafik 17" draw:style-name="gr1" draw:text-style-name="P1" svg:width="0.5cm" svg:height="0.5cm" svg:x="0.534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Tabelle1.Z3" table:end-x="0.484cm" table:end-y="0.517cm" draw:z-index="572" draw:name="Grafik 17" draw:style-name="gr1" draw:text-style-name="P1" svg:width="0.5cm" svg:height="0.5cm" svg:x="0.532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Tabelle1.AA3" table:end-x="0.483cm" table:end-y="0.517cm" draw:z-index="573" draw:name="Grafik 17" draw:style-name="gr1" draw:text-style-name="P1" svg:width="0.5cm" svg:height="0.5cm" svg:x="0.531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Tabelle1.AB3" table:end-x="0.48cm" table:end-y="0.517cm" draw:z-index="574" draw:name="Grafik 17" draw:style-name="gr1" draw:text-style-name="P1" svg:width="0.5cm" svg:height="0.5cm" svg:x="0.529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Tabelle1.AC3" table:end-x="0.479cm" table:end-y="0.517cm" draw:z-index="575" draw:name="Grafik 17" draw:style-name="gr1" draw:text-style-name="P1" svg:width="0.5cm" svg:height="0.5cm" svg:x="0.527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Tabelle1.AD3" table:end-x="0.478cm" table:end-y="0.517cm" draw:z-index="576" draw:name="Grafik 17" draw:style-name="gr1" draw:text-style-name="P1" svg:width="0.5cm" svg:height="0.5cm" svg:x="0.526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Tabelle1.AE3" table:end-x="0.476cm" table:end-y="0.517cm" draw:z-index="577" draw:name="Grafik 17" draw:style-name="gr1" draw:text-style-name="P1" svg:width="0.5cm" svg:height="0.5cm" svg:x="0.524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Tabelle1.AF3" table:end-x="0.474cm" table:end-y="0.517cm" draw:z-index="578" draw:name="Grafik 17" draw:style-name="gr1" draw:text-style-name="P1" svg:width="0.5cm" svg:height="0.5cm" svg:x="0.523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Tabelle1.AG3" table:end-x="0.472cm" table:end-y="0.517cm" draw:z-index="579" draw:name="Grafik 17" draw:style-name="gr1" draw:text-style-name="P1" svg:width="0.5cm" svg:height="0.5cm" svg:x="0.52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Tabelle1.AH3" table:end-x="0.471cm" table:end-y="0.517cm" draw:z-index="580" draw:name="Grafik 17" draw:style-name="gr1" draw:text-style-name="P1" svg:width="0.5cm" svg:height="0.5cm" svg:x="0.519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Tabelle1.AI3" table:end-x="0.469cm" table:end-y="0.517cm" draw:z-index="34" draw:name="Grafik 17" draw:style-name="gr1" draw:text-style-name="P1" svg:width="0.5cm" svg:height="0.5cm" svg:x="0.518cm" svg:y="0.017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0:32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3">
            <text:p>3</text:p>
          </table:table-cell>
          <table:table-cell>
            <draw:frame table:end-cell-address="Tabelle1.B4" table:end-x="0.524cm" table:end-y="0.516cm" draw:z-index="2" draw:name="Grafik 1" draw:style-name="gr1" draw:text-style-name="P1" svg:width="0.5cm" svg:height="0.5cm" svg:x="0.024cm" svg:y="0.016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Tabelle1.C4" table:end-x="0.522cm" table:end-y="0.516cm" draw:z-index="457" draw:name="Grafik 9" draw:style-name="gr1" draw:text-style-name="P1" svg:width="0.5cm" svg:height="0.5cm" svg:x="0.022cm" svg:y="0.016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Tabelle1.D4" table:end-x="0.52cm" table:end-y="0.516cm" draw:z-index="458" draw:name="Grafik 9" draw:style-name="gr1" draw:text-style-name="P1" svg:width="0.5cm" svg:height="0.5cm" svg:x="0.02cm" svg:y="0.016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Tabelle1.E4" table:end-x="0.519cm" table:end-y="0.516cm" draw:z-index="521" draw:name="Grafik 1" draw:style-name="gr1" draw:text-style-name="P1" svg:width="0.5cm" svg:height="0.5cm" svg:x="0.019cm" svg:y="0.016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Tabelle1.F4" table:end-x="0.518cm" table:end-y="0.516cm" draw:z-index="522" draw:name="Grafik 1" draw:style-name="gr1" draw:text-style-name="P1" svg:width="0.5cm" svg:height="0.5cm" svg:x="0.018cm" svg:y="0.016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Tabelle1.G4" table:end-x="0.515cm" table:end-y="0.516cm" draw:z-index="554" draw:name="Grafik 17" draw:style-name="gr1" draw:text-style-name="P1" svg:width="0.5cm" svg:height="0.5cm" svg:x="0.015cm" svg:y="0.016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Tabelle1.H4" table:end-x="0.514cm" table:end-y="0.516cm" draw:z-index="524" draw:name="Grafik 1" draw:style-name="gr1" draw:text-style-name="P1" svg:width="0.5cm" svg:height="0.5cm" svg:x="0.014cm" svg:y="0.016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Tabelle1.I4" table:end-x="0.513cm" table:end-y="0.416cm" draw:z-index="432" draw:name="Grafik 16" draw:style-name="gr1" draw:text-style-name="P1" svg:width="0.5cm" svg:height="0.4cm" svg:x="0.013cm" svg:y="0.016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Tabelle1.J4" table:end-x="0.51cm" table:end-y="0.416cm" draw:z-index="433" draw:name="Grafik 16" draw:style-name="gr1" draw:text-style-name="P1" svg:width="0.5cm" svg:height="0.4cm" svg:x="0.01cm" svg:y="0.016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Tabelle1.K4" table:end-x="0.509cm" table:end-y="0.516cm" draw:z-index="558" draw:name="Grafik 17" draw:style-name="gr1" draw:text-style-name="P1" svg:width="0.5cm" svg:height="0.5cm" svg:x="0.009cm" svg:y="0.016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Tabelle1.L4" table:end-x="0.507cm" table:end-y="0.516cm" draw:z-index="559" draw:name="Grafik 17" draw:style-name="gr1" draw:text-style-name="P1" svg:width="0.5cm" svg:height="0.5cm" svg:x="0.007cm" svg:y="0.016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Tabelle1.M4" table:end-x="0.506cm" table:end-y="0.516cm" draw:z-index="560" draw:name="Grafik 17" draw:style-name="gr1" draw:text-style-name="P1" svg:width="0.5cm" svg:height="0.5cm" svg:x="0.006cm" svg:y="0.016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Tabelle1.N4" table:end-x="0.504cm" table:end-y="0.516cm" draw:z-index="561" draw:name="Grafik 17" draw:style-name="gr1" draw:text-style-name="P1" svg:width="0.5cm" svg:height="0.5cm" svg:x="0.004cm" svg:y="0.016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Tabelle1.O4" table:end-x="0.502cm" table:end-y="0.416cm" draw:z-index="438" draw:name="Grafik 16" draw:style-name="gr1" draw:text-style-name="P1" svg:width="0.5cm" svg:height="0.4cm" svg:x="0.002cm" svg:y="0.016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Tabelle1.P4" table:end-x="0.501cm" table:end-y="0.416cm" draw:z-index="439" draw:name="Grafik 16" draw:style-name="gr1" draw:text-style-name="P1" svg:width="0.5cm" svg:height="0.4cm" svg:x="0.001cm" svg:y="0.016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Tabelle1.R4" table:end-x="0.497cm" table:end-y="0.416cm" draw:z-index="144" draw:name="Grafik 16" draw:style-name="gr1" draw:text-style-name="P1" svg:width="0.5cm" svg:height="0.4cm" svg:x="0.545cm" svg:y="0.016cm">
              <draw:image xlink:href="Pictures/1000020100000400000003006B0FCA32.png" xlink:type="simple" xlink:show="embed" xlink:actuate="onLoad">
                <text:p/>
              </draw:image>
            </draw:frame>
            <draw:frame table:end-cell-address="Tabelle1.Q4" table:end-x="0.499cm" table:end-y="0.416cm" draw:z-index="440" draw:name="Grafik 16" draw:style-name="gr1" draw:text-style-name="P1" svg:width="0.5cm" svg:height="0.4cm" svg:x="-0.001cm" svg:y="0.016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Tabelle1.S4" table:end-x="0.496cm" table:end-y="0.416cm" draw:z-index="441" draw:name="Grafik 16" draw:style-name="gr1" draw:text-style-name="P1" svg:width="0.5cm" svg:height="0.4cm" svg:x="0.544cm" svg:y="0.016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Tabelle1.T4" table:end-x="0.494cm" table:end-y="0.516cm" draw:z-index="504" draw:name="Grafik 15" draw:style-name="gr1" draw:text-style-name="P1" svg:width="0.5cm" svg:height="0.5cm" svg:x="0.542cm" svg:y="0.01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Tabelle1.U4" table:end-x="0.492cm" table:end-y="0.516cm" draw:z-index="505" draw:name="Grafik 15" draw:style-name="gr1" draw:text-style-name="P1" svg:width="0.5cm" svg:height="0.5cm" svg:x="0.541cm" svg:y="0.01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Tabelle1.V4" table:end-x="0.491cm" table:end-y="0.516cm" draw:z-index="474" draw:name="Grafik 9" draw:style-name="gr1" draw:text-style-name="P1" svg:width="0.5cm" svg:height="0.5cm" svg:x="0.539cm" svg:y="0.016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Tabelle1.W4" table:end-x="0.489cm" table:end-y="0.516cm" draw:z-index="507" draw:name="Grafik 15" draw:style-name="gr1" draw:text-style-name="P1" svg:width="0.5cm" svg:height="0.5cm" svg:x="0.537cm" svg:y="0.01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Tabelle1.X4" table:end-x="0.488cm" table:end-y="0.516cm" draw:z-index="508" draw:name="Grafik 15" draw:style-name="gr1" draw:text-style-name="P1" svg:width="0.5cm" svg:height="0.5cm" svg:x="0.536cm" svg:y="0.01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Tabelle1.Y4" table:end-x="0.485cm" table:end-y="0.516cm" draw:z-index="509" draw:name="Grafik 15" draw:style-name="gr1" draw:text-style-name="P1" svg:width="0.5cm" svg:height="0.5cm" svg:x="0.534cm" svg:y="0.01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Tabelle1.Z4" table:end-x="0.484cm" table:end-y="0.516cm" draw:z-index="510" draw:name="Grafik 15" draw:style-name="gr1" draw:text-style-name="P1" svg:width="0.5cm" svg:height="0.5cm" svg:x="0.532cm" svg:y="0.01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Tabelle1.AA4" table:end-x="0.483cm" table:end-y="0.516cm" draw:z-index="511" draw:name="Grafik 15" draw:style-name="gr1" draw:text-style-name="P1" svg:width="0.5cm" svg:height="0.5cm" svg:x="0.531cm" svg:y="0.01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Tabelle1.AB4" table:end-x="0.48cm" table:end-y="0.516cm" draw:z-index="512" draw:name="Grafik 15" draw:style-name="gr1" draw:text-style-name="P1" svg:width="0.5cm" svg:height="0.5cm" svg:x="0.529cm" svg:y="0.01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Tabelle1.AC4" table:end-x="0.479cm" table:end-y="0.516cm" draw:z-index="513" draw:name="Grafik 15" draw:style-name="gr1" draw:text-style-name="P1" svg:width="0.5cm" svg:height="0.5cm" svg:x="0.527cm" svg:y="0.01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Tabelle1.AD4" table:end-x="0.478cm" table:end-y="0.516cm" draw:z-index="514" draw:name="Grafik 15" draw:style-name="gr1" draw:text-style-name="P1" svg:width="0.5cm" svg:height="0.5cm" svg:x="0.526cm" svg:y="0.01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Tabelle1.AE4" table:end-x="0.476cm" table:end-y="0.516cm" draw:z-index="515" draw:name="Grafik 15" draw:style-name="gr1" draw:text-style-name="P1" svg:width="0.5cm" svg:height="0.5cm" svg:x="0.524cm" svg:y="0.01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Tabelle1.AF4" table:end-x="0.474cm" table:end-y="0.516cm" draw:z-index="516" draw:name="Grafik 15" draw:style-name="gr1" draw:text-style-name="P1" svg:width="0.5cm" svg:height="0.5cm" svg:x="0.523cm" svg:y="0.01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Tabelle1.AG4" table:end-x="0.472cm" table:end-y="0.516cm" draw:z-index="517" draw:name="Grafik 15" draw:style-name="gr1" draw:text-style-name="P1" svg:width="0.5cm" svg:height="0.5cm" svg:x="0.52cm" svg:y="0.01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Tabelle1.AH4" table:end-x="0.471cm" table:end-y="0.516cm" draw:z-index="549" draw:name="Grafik 1" draw:style-name="gr1" draw:text-style-name="P1" svg:width="0.5cm" svg:height="0.5cm" svg:x="0.519cm" svg:y="0.016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Tabelle1.AI4" table:end-x="0.469cm" table:end-y="0.516cm" draw:z-index="33" draw:name="Grafik 1" draw:style-name="gr1" draw:text-style-name="P1" svg:width="0.5cm" svg:height="0.5cm" svg:x="0.518cm" svg:y="0.016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75:46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float" office:value="4">
            <text:p>4</text:p>
          </table:table-cell>
          <table:table-cell>
            <draw:frame table:end-cell-address="Tabelle1.B5" table:end-x="0.374cm" table:end-y="0.515cm" draw:z-index="4" draw:name="Grafik 11" draw:style-name="gr1" draw:text-style-name="P1" svg:width="0.35cm" svg:height="0.5cm" svg:x="0.024cm" svg:y="0.015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Tabelle1.C5" table:end-x="0.522cm" table:end-y="0.515cm" draw:z-index="550" draw:name="Grafik 17" draw:style-name="gr1" draw:text-style-name="P1" svg:width="0.5cm" svg:height="0.5cm" svg:x="0.022cm" svg:y="0.015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Tabelle1.D5" table:end-x="0.52cm" table:end-y="0.515cm" draw:z-index="582" draw:name="Grafik 2" draw:style-name="gr1" draw:text-style-name="P1" svg:width="0.5cm" svg:height="0.5cm" svg:x="0.02cm" svg:y="0.015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Tabelle1.E5" table:end-x="0.519cm" table:end-y="0.515cm" draw:z-index="459" draw:name="Grafik 9" draw:style-name="gr1" draw:text-style-name="P1" svg:width="0.5cm" svg:height="0.5cm" svg:x="0.019cm" svg:y="0.015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Tabelle1.F5" table:end-x="0.518cm" table:end-y="0.415cm" draw:z-index="429" draw:name="Grafik 16" draw:style-name="gr1" draw:text-style-name="P1" svg:width="0.5cm" svg:height="0.4cm" svg:x="0.018cm" svg:y="0.015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Tabelle1.G5" table:end-x="0.515cm" table:end-y="0.415cm" draw:z-index="430" draw:name="Grafik 16" draw:style-name="gr1" draw:text-style-name="P1" svg:width="0.5cm" svg:height="0.4cm" svg:x="0.015cm" svg:y="0.015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Tabelle1.H5" table:end-x="0.514cm" table:end-y="0.415cm" draw:z-index="431" draw:name="Grafik 16" draw:style-name="gr1" draw:text-style-name="P1" svg:width="0.5cm" svg:height="0.4cm" svg:x="0.014cm" svg:y="0.015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Tabelle1.I5" table:end-x="0.513cm" table:end-y="0.515cm" draw:z-index="556" draw:name="Grafik 17" draw:style-name="gr1" draw:text-style-name="P1" svg:width="0.5cm" svg:height="0.5cm" svg:x="0.013cm" svg:y="0.015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Tabelle1.J5" table:end-x="0.51cm" table:end-y="0.515cm" draw:z-index="526" draw:name="Grafik 1" draw:style-name="gr1" draw:text-style-name="P1" svg:width="0.5cm" svg:height="0.5cm" svg:x="0.01cm" svg:y="0.015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Tabelle1.K5" table:end-x="0.509cm" table:end-y="0.515cm" draw:z-index="527" draw:name="Grafik 1" draw:style-name="gr1" draw:text-style-name="P1" svg:width="0.5cm" svg:height="0.5cm" svg:x="0.009cm" svg:y="0.015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Tabelle1.L5" table:end-x="0.507cm" table:end-y="0.515cm" draw:z-index="497" draw:name="Grafik 15" draw:style-name="gr1" draw:text-style-name="P1" svg:width="0.5cm" svg:height="0.5cm" svg:x="0.007cm" svg:y="0.015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Tabelle1.M5" table:end-x="0.506cm" table:end-y="0.515cm" draw:z-index="529" draw:name="Grafik 1" draw:style-name="gr1" draw:text-style-name="P1" svg:width="0.5cm" svg:height="0.5cm" svg:x="0.006cm" svg:y="0.015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Tabelle1.N5" table:end-x="0.504cm" table:end-y="0.515cm" draw:z-index="499" draw:name="Grafik 15" draw:style-name="gr1" draw:text-style-name="P1" svg:width="0.5cm" svg:height="0.5cm" svg:x="0.004cm" svg:y="0.015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Tabelle1.O5" table:end-x="0.502cm" table:end-y="0.515cm" draw:z-index="531" draw:name="Grafik 1" draw:style-name="gr1" draw:text-style-name="P1" svg:width="0.5cm" svg:height="0.5cm" svg:x="0.002cm" svg:y="0.015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Tabelle1.P5" table:end-x="0.501cm" table:end-y="0.515cm" draw:z-index="532" draw:name="Grafik 1" draw:style-name="gr1" draw:text-style-name="P1" svg:width="0.5cm" svg:height="0.5cm" svg:x="0.001cm" svg:y="0.015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Tabelle1.R5" table:end-x="0.497cm" table:end-y="0.515cm" draw:z-index="143" draw:name="Grafik 1" draw:style-name="gr1" draw:text-style-name="P1" svg:width="0.5cm" svg:height="0.5cm" svg:x="0.545cm" svg:y="0.015cm">
              <draw:image xlink:href="Pictures/10000201000004B0000004B0AD2E2A73.png" xlink:type="simple" xlink:show="embed" xlink:actuate="onLoad">
                <text:p/>
              </draw:image>
            </draw:frame>
            <draw:frame table:end-cell-address="Tabelle1.Q5" table:end-x="0.499cm" table:end-y="0.515cm" draw:z-index="533" draw:name="Grafik 1" draw:style-name="gr1" draw:text-style-name="P1" svg:width="0.5cm" svg:height="0.5cm" svg:x="-0.001cm" svg:y="0.015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Tabelle1.S5" table:end-x="0.496cm" table:end-y="0.515cm" draw:z-index="503" draw:name="Grafik 15" draw:style-name="gr1" draw:text-style-name="P1" svg:width="0.5cm" svg:height="0.5cm" svg:x="0.544cm" svg:y="0.015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Tabelle1.T5" table:end-x="0.494cm" table:end-y="0.515cm" draw:z-index="473" draw:name="Grafik 9" draw:style-name="gr1" draw:text-style-name="P1" svg:width="0.5cm" svg:height="0.5cm" svg:x="0.542cm" svg:y="0.015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Tabelle1.U5" table:end-x="0.492cm" table:end-y="0.515cm" draw:z-index="475" draw:name="Grafik 9" draw:style-name="gr1" draw:text-style-name="P1" svg:width="0.5cm" svg:height="0.5cm" svg:x="0.541cm" svg:y="0.015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Tabelle1.V5" table:end-x="0.491cm" table:end-y="0.515cm" draw:z-index="506" draw:name="Grafik 15" draw:style-name="gr1" draw:text-style-name="P1" svg:width="0.5cm" svg:height="0.5cm" svg:x="0.539cm" svg:y="0.015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Tabelle1.W5" table:end-x="0.489cm" table:end-y="0.515cm" draw:z-index="476" draw:name="Grafik 9" draw:style-name="gr1" draw:text-style-name="P1" svg:width="0.5cm" svg:height="0.5cm" svg:x="0.537cm" svg:y="0.015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Tabelle1.X5" table:end-x="0.488cm" table:end-y="0.515cm" draw:z-index="477" draw:name="Grafik 9" draw:style-name="gr1" draw:text-style-name="P1" svg:width="0.5cm" svg:height="0.5cm" svg:x="0.536cm" svg:y="0.015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Tabelle1.Y5" table:end-x="0.485cm" table:end-y="0.515cm" draw:z-index="479" draw:name="Grafik 9" draw:style-name="gr1" draw:text-style-name="P1" svg:width="0.5cm" svg:height="0.5cm" svg:x="0.534cm" svg:y="0.015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Tabelle1.Z5" table:end-x="0.484cm" table:end-y="0.515cm" draw:z-index="480" draw:name="Grafik 9" draw:style-name="gr1" draw:text-style-name="P1" svg:width="0.5cm" svg:height="0.5cm" svg:x="0.532cm" svg:y="0.015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Tabelle1.AA5" table:end-x="0.483cm" table:end-y="0.515cm" draw:z-index="481" draw:name="Grafik 9" draw:style-name="gr1" draw:text-style-name="P1" svg:width="0.5cm" svg:height="0.5cm" svg:x="0.531cm" svg:y="0.015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Tabelle1.AB5" table:end-x="0.48cm" table:end-y="0.515cm" draw:z-index="482" draw:name="Grafik 9" draw:style-name="gr1" draw:text-style-name="P1" svg:width="0.5cm" svg:height="0.5cm" svg:x="0.529cm" svg:y="0.015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Tabelle1.AC5" table:end-x="0.479cm" table:end-y="0.515cm" draw:z-index="483" draw:name="Grafik 9" draw:style-name="gr1" draw:text-style-name="P1" svg:width="0.5cm" svg:height="0.5cm" svg:x="0.527cm" svg:y="0.015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Tabelle1.AD5" table:end-x="0.478cm" table:end-y="0.515cm" draw:z-index="484" draw:name="Grafik 9" draw:style-name="gr1" draw:text-style-name="P1" svg:width="0.5cm" svg:height="0.5cm" svg:x="0.526cm" svg:y="0.015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Tabelle1.AE5" table:end-x="0.476cm" table:end-y="0.515cm" draw:z-index="485" draw:name="Grafik 9" draw:style-name="gr1" draw:text-style-name="P1" svg:width="0.5cm" svg:height="0.5cm" svg:x="0.524cm" svg:y="0.015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Tabelle1.AF5" table:end-x="0.474cm" table:end-y="0.515cm" draw:z-index="486" draw:name="Grafik 9" draw:style-name="gr1" draw:text-style-name="P1" svg:width="0.5cm" svg:height="0.5cm" svg:x="0.523cm" svg:y="0.015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Tabelle1.AG5" table:end-x="0.472cm" table:end-y="0.515cm" draw:z-index="548" draw:name="Grafik 1" draw:style-name="gr1" draw:text-style-name="P1" svg:width="0.5cm" svg:height="0.5cm" svg:x="0.52cm" svg:y="0.015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Tabelle1.AH5" table:end-x="0.471cm" table:end-y="0.515cm" draw:z-index="518" draw:name="Grafik 15" draw:style-name="gr1" draw:text-style-name="P1" svg:width="0.5cm" svg:height="0.5cm" svg:x="0.519cm" svg:y="0.015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Tabelle1.AI5" table:end-x="0.469cm" table:end-y="0.515cm" draw:z-index="32" draw:name="Grafik 15" draw:style-name="gr1" draw:text-style-name="P1" svg:width="0.5cm" svg:height="0.5cm" svg:x="0.518cm" svg:y="0.015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1:37</text:p>
          </table:table-cell>
          <table:table-cell office:value-type="float" office:value="61">
            <text:p>61</text:p>
          </table:table-cell>
        </table:table-row>
        <table:table-row table:style-name="ro2">
          <table:table-cell office:value-type="float" office:value="5">
            <text:p>5</text:p>
          </table:table-cell>
          <table:table-cell>
            <draw:frame table:end-cell-address="Tabelle1.B6" table:end-x="0.524cm" table:end-y="0.514cm" draw:z-index="3" draw:name="Grafik 17" draw:style-name="gr1" draw:text-style-name="P1" svg:width="0.5cm" svg:height="0.5cm" svg:x="0.024cm" svg:y="0.014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Tabelle1.C6" table:end-x="0.372cm" table:end-y="0.514cm" draw:z-index="302" draw:name="Grafik 10" draw:style-name="gr1" draw:text-style-name="P1" svg:width="0.35cm" svg:height="0.5cm" svg:x="0.022cm" svg:y="0.014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Tabelle1.D6" table:end-x="0.52cm" table:end-y="0.514cm" draw:z-index="520" draw:name="Grafik 1" draw:style-name="gr1" draw:text-style-name="P1" svg:width="0.5cm" svg:height="0.5cm" svg:x="0.02cm" svg:y="0.014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Tabelle1.E6" table:end-x="0.519cm" table:end-y="0.514cm" draw:z-index="335" draw:name="Grafik 6" draw:style-name="gr1" draw:text-style-name="P1" svg:width="0.5cm" svg:height="0.5cm" svg:x="0.019cm" svg:y="0.014cm">
              <draw:image xlink:href="Pictures/100002010000003C0000003C79A4F0E8.png" xlink:type="simple" xlink:show="embed" xlink:actuate="onLoad">
                <text:p/>
              </draw:image>
            </draw:frame>
          </table:table-cell>
          <table:table-cell>
            <draw:frame table:end-cell-address="Tabelle1.F6" table:end-x="0.518cm" table:end-y="0.514cm" draw:z-index="336" draw:name="Grafik 6" draw:style-name="gr1" draw:text-style-name="P1" svg:width="0.5cm" svg:height="0.5cm" svg:x="0.018cm" svg:y="0.014cm">
              <draw:image xlink:href="Pictures/100002010000003C0000003C79A4F0E8.png" xlink:type="simple" xlink:show="embed" xlink:actuate="onLoad">
                <text:p/>
              </draw:image>
            </draw:frame>
          </table:table-cell>
          <table:table-cell>
            <draw:frame table:end-cell-address="Tabelle1.G6" table:end-x="0.365cm" table:end-y="0.514cm" draw:z-index="368" draw:name="Grafik 8" draw:style-name="gr1" draw:text-style-name="P1" svg:width="0.35cm" svg:height="0.5cm" svg:x="0.015cm" svg:y="0.014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Tabelle1.H6" table:end-x="0.514cm" table:end-y="0.314cm" draw:z-index="400" draw:name="Grafik 8" draw:style-name="gr1" draw:text-style-name="P1" svg:width="0.5cm" svg:height="0.3cm" svg:x="0.014cm" svg:y="0.014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Tabelle1.I6" table:end-x="0.513cm" table:end-y="0.314cm" draw:z-index="401" draw:name="Grafik 8" draw:style-name="gr1" draw:text-style-name="P1" svg:width="0.5cm" svg:height="0.3cm" svg:x="0.013cm" svg:y="0.014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Tabelle1.J6" table:end-x="0.51cm" table:end-y="0.514cm" draw:z-index="495" draw:name="Grafik 15" draw:style-name="gr1" draw:text-style-name="P1" svg:width="0.5cm" svg:height="0.5cm" svg:x="0.01cm" svg:y="0.014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Tabelle1.K6" table:end-x="0.509cm" table:end-y="0.514cm" draw:z-index="496" draw:name="Grafik 15" draw:style-name="gr1" draw:text-style-name="P1" svg:width="0.5cm" svg:height="0.5cm" svg:x="0.009cm" svg:y="0.014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Tabelle1.L6" table:end-x="0.507cm" table:end-y="0.514cm" draw:z-index="528" draw:name="Grafik 1" draw:style-name="gr1" draw:text-style-name="P1" svg:width="0.5cm" svg:height="0.5cm" svg:x="0.007cm" svg:y="0.014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Tabelle1.M6" table:end-x="0.506cm" table:end-y="0.514cm" draw:z-index="498" draw:name="Grafik 15" draw:style-name="gr1" draw:text-style-name="P1" svg:width="0.5cm" svg:height="0.5cm" svg:x="0.006cm" svg:y="0.014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Tabelle1.N6" table:end-x="0.504cm" table:end-y="0.514cm" draw:z-index="530" draw:name="Grafik 1" draw:style-name="gr1" draw:text-style-name="P1" svg:width="0.5cm" svg:height="0.5cm" svg:x="0.004cm" svg:y="0.014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Tabelle1.O6" table:end-x="0.502cm" table:end-y="0.314cm" draw:z-index="407" draw:name="Grafik 8" draw:style-name="gr1" draw:text-style-name="P1" svg:width="0.5cm" svg:height="0.3cm" svg:x="0.002cm" svg:y="0.014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Tabelle1.P6" table:end-x="0.501cm" table:end-y="0.314cm" draw:z-index="408" draw:name="Grafik 8" draw:style-name="gr1" draw:text-style-name="P1" svg:width="0.5cm" svg:height="0.3cm" svg:x="0.001cm" svg:y="0.014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Tabelle1.R6" table:end-x="0.497cm" table:end-y="0.514cm" draw:z-index="142" draw:name="Grafik 15" draw:style-name="gr1" draw:text-style-name="P1" svg:width="0.5cm" svg:height="0.5cm" svg:x="0.545cm" svg:y="0.014cm">
              <draw:image xlink:href="Pictures/10000201000007D0000007D092C3058C.png" xlink:type="simple" xlink:show="embed" xlink:actuate="onLoad">
                <text:p/>
              </draw:image>
            </draw:frame>
            <draw:frame table:end-cell-address="Tabelle1.Q6" table:end-x="0.499cm" table:end-y="0.314cm" draw:z-index="409" draw:name="Grafik 8" draw:style-name="gr1" draw:text-style-name="P1" svg:width="0.5cm" svg:height="0.3cm" svg:x="-0.001cm" svg:y="0.014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Tabelle1.S6" table:end-x="0.346cm" table:end-y="0.514cm" draw:z-index="379" draw:name="Grafik 8" draw:style-name="gr1" draw:text-style-name="P1" svg:width="0.35cm" svg:height="0.5cm" svg:x="0.544cm" svg:y="0.014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Tabelle1.T6" table:end-x="0.494cm" table:end-y="0.414cm" draw:z-index="442" draw:name="Grafik 16" draw:style-name="gr1" draw:text-style-name="P1" svg:width="0.5cm" svg:height="0.4cm" svg:x="0.542cm" svg:y="0.014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Tabelle1.U6" table:end-x="0.492cm" table:end-y="0.414cm" draw:z-index="443" draw:name="Grafik 16" draw:style-name="gr1" draw:text-style-name="P1" svg:width="0.5cm" svg:height="0.4cm" svg:x="0.541cm" svg:y="0.014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Tabelle1.V6" table:end-x="0.491cm" table:end-y="0.414cm" draw:z-index="444" draw:name="Grafik 16" draw:style-name="gr1" draw:text-style-name="P1" svg:width="0.5cm" svg:height="0.4cm" svg:x="0.539cm" svg:y="0.014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Tabelle1.W6" table:end-x="0.489cm" table:end-y="0.414cm" draw:z-index="445" draw:name="Grafik 16" draw:style-name="gr1" draw:text-style-name="P1" svg:width="0.5cm" svg:height="0.4cm" svg:x="0.537cm" svg:y="0.014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Tabelle1.X6" table:end-x="0.488cm" table:end-y="0.514cm" draw:z-index="539" draw:name="Grafik 1" draw:style-name="gr1" draw:text-style-name="P1" svg:width="0.5cm" svg:height="0.5cm" svg:x="0.536cm" svg:y="0.014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Tabelle1.Y6" table:end-x="0.485cm" table:end-y="0.414cm" draw:z-index="447" draw:name="Grafik 16" draw:style-name="gr1" draw:text-style-name="P1" svg:width="0.5cm" svg:height="0.4cm" svg:x="0.534cm" svg:y="0.014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Tabelle1.Z6" table:end-x="0.484cm" table:end-y="0.514cm" draw:z-index="541" draw:name="Grafik 1" draw:style-name="gr1" draw:text-style-name="P1" svg:width="0.5cm" svg:height="0.5cm" svg:x="0.532cm" svg:y="0.014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Tabelle1.AA6" table:end-x="0.483cm" table:end-y="0.514cm" draw:z-index="542" draw:name="Grafik 1" draw:style-name="gr1" draw:text-style-name="P1" svg:width="0.5cm" svg:height="0.5cm" svg:x="0.531cm" svg:y="0.014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Tabelle1.AB6" table:end-x="0.48cm" table:end-y="0.514cm" draw:z-index="543" draw:name="Grafik 1" draw:style-name="gr1" draw:text-style-name="P1" svg:width="0.5cm" svg:height="0.5cm" svg:x="0.529cm" svg:y="0.014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Tabelle1.AC6" table:end-x="0.479cm" table:end-y="0.514cm" draw:z-index="544" draw:name="Grafik 1" draw:style-name="gr1" draw:text-style-name="P1" svg:width="0.5cm" svg:height="0.5cm" svg:x="0.527cm" svg:y="0.014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Tabelle1.AD6" table:end-x="0.478cm" table:end-y="0.514cm" draw:z-index="545" draw:name="Grafik 1" draw:style-name="gr1" draw:text-style-name="P1" svg:width="0.5cm" svg:height="0.5cm" svg:x="0.526cm" svg:y="0.014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Tabelle1.AE6" table:end-x="0.476cm" table:end-y="0.514cm" draw:z-index="546" draw:name="Grafik 1" draw:style-name="gr1" draw:text-style-name="P1" svg:width="0.5cm" svg:height="0.5cm" svg:x="0.524cm" svg:y="0.014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Tabelle1.AF6" table:end-x="0.474cm" table:end-y="0.514cm" draw:z-index="547" draw:name="Grafik 1" draw:style-name="gr1" draw:text-style-name="P1" svg:width="0.5cm" svg:height="0.5cm" svg:x="0.523cm" svg:y="0.014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Tabelle1.AG6" table:end-x="0.472cm" table:end-y="0.514cm" draw:z-index="478" draw:name="Grafik 9" draw:style-name="gr1" draw:text-style-name="P1" svg:width="0.5cm" svg:height="0.5cm" svg:x="0.52cm" svg:y="0.014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Tabelle1.AH6" table:end-x="0.471cm" table:end-y="0.514cm" draw:z-index="487" draw:name="Grafik 9" draw:style-name="gr1" draw:text-style-name="P1" svg:width="0.5cm" svg:height="0.5cm" svg:x="0.519cm" svg:y="0.014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Tabelle1.AI6" table:end-x="0.469cm" table:end-y="0.514cm" draw:z-index="31" draw:name="Grafik 9" draw:style-name="gr1" draw:text-style-name="P1" svg:width="0.5cm" svg:height="0.5cm" svg:x="0.518cm" svg:y="0.014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9:53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6">
            <text:p>6</text:p>
          </table:table-cell>
          <table:table-cell>
            <draw:frame table:end-cell-address="Tabelle1.B7" table:end-x="0.374cm" table:end-y="0.513cm" draw:z-index="16" draw:name="Grafik 10" draw:style-name="gr1" draw:text-style-name="P1" svg:width="0.35cm" svg:height="0.5cm" svg:x="0.024cm" svg:y="0.013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Tabelle1.C7" table:end-x="0.522cm" table:end-y="0.513cm" draw:z-index="178" draw:name="Grafik 5" draw:style-name="gr1" draw:text-style-name="P1" svg:width="0.5cm" svg:height="0.5cm" svg:x="0.022cm" svg:y="0.013cm">
              <draw:image xlink:href="Pictures/100002010000003C0000003C8CA8F5F9.png" xlink:type="simple" xlink:show="embed" xlink:actuate="onLoad">
                <text:p/>
              </draw:image>
            </draw:frame>
          </table:table-cell>
          <table:table-cell>
            <draw:frame table:end-cell-address="Tabelle1.D7" table:end-x="0.52cm" table:end-y="0.513cm" draw:z-index="272" draw:name="Grafik 7" draw:style-name="gr1" draw:text-style-name="P1" svg:width="0.5cm" svg:height="0.5cm" svg:x="0.02cm" svg:y="0.013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Tabelle1.E7" table:end-x="0.369cm" table:end-y="0.513cm" draw:z-index="242" draw:name="Grafik 11" draw:style-name="gr1" draw:text-style-name="P1" svg:width="0.35cm" svg:height="0.5cm" svg:x="0.019cm" svg:y="0.013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Tabelle1.F7" table:end-x="0.368cm" table:end-y="0.513cm" draw:z-index="367" draw:name="Grafik 8" draw:style-name="gr1" draw:text-style-name="P1" svg:width="0.35cm" svg:height="0.5cm" svg:x="0.018cm" svg:y="0.013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Tabelle1.G7" table:end-x="0.365cm" table:end-y="0.513cm" draw:z-index="244" draw:name="Grafik 11" draw:style-name="gr1" draw:text-style-name="P1" svg:width="0.35cm" svg:height="0.5cm" svg:x="0.015cm" svg:y="0.013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Tabelle1.H7" table:end-x="0.514cm" table:end-y="0.513cm" draw:z-index="493" draw:name="Grafik 15" draw:style-name="gr1" draw:text-style-name="P1" svg:width="0.5cm" svg:height="0.5cm" svg:x="0.014cm" svg:y="0.013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Tabelle1.I7" table:end-x="0.513cm" table:end-y="0.513cm" draw:z-index="494" draw:name="Grafik 15" draw:style-name="gr1" draw:text-style-name="P1" svg:width="0.5cm" svg:height="0.5cm" svg:x="0.013cm" svg:y="0.013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Tabelle1.J7" table:end-x="0.51cm" table:end-y="0.313cm" draw:z-index="402" draw:name="Grafik 8" draw:style-name="gr1" draw:text-style-name="P1" svg:width="0.5cm" svg:height="0.3cm" svg:x="0.01cm" svg:y="0.013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Tabelle1.K7" table:end-x="0.509cm" table:end-y="0.313cm" draw:z-index="403" draw:name="Grafik 8" draw:style-name="gr1" draw:text-style-name="P1" svg:width="0.5cm" svg:height="0.3cm" svg:x="0.009cm" svg:y="0.013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Tabelle1.L7" table:end-x="0.507cm" table:end-y="0.313cm" draw:z-index="404" draw:name="Grafik 8" draw:style-name="gr1" draw:text-style-name="P1" svg:width="0.5cm" svg:height="0.3cm" svg:x="0.007cm" svg:y="0.013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Tabelle1.M7" table:end-x="0.506cm" table:end-y="0.313cm" draw:z-index="405" draw:name="Grafik 8" draw:style-name="gr1" draw:text-style-name="P1" svg:width="0.5cm" svg:height="0.3cm" svg:x="0.006cm" svg:y="0.013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Tabelle1.N7" table:end-x="0.504cm" table:end-y="0.313cm" draw:z-index="406" draw:name="Grafik 8" draw:style-name="gr1" draw:text-style-name="P1" svg:width="0.5cm" svg:height="0.3cm" svg:x="0.004cm" svg:y="0.013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Tabelle1.O7" table:end-x="0.502cm" table:end-y="0.513cm" draw:z-index="500" draw:name="Grafik 15" draw:style-name="gr1" draw:text-style-name="P1" svg:width="0.5cm" svg:height="0.5cm" svg:x="0.002cm" svg:y="0.013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Tabelle1.P7" table:end-x="0.501cm" table:end-y="0.513cm" draw:z-index="501" draw:name="Grafik 15" draw:style-name="gr1" draw:text-style-name="P1" svg:width="0.5cm" svg:height="0.5cm" svg:x="0.001cm" svg:y="0.013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Tabelle1.R7" table:end-x="0.497cm" table:end-y="0.313cm" draw:z-index="141" draw:name="Grafik 8" draw:style-name="gr1" draw:text-style-name="P1" svg:width="0.5cm" svg:height="0.3cm" svg:x="0.545cm" svg:y="0.013cm">
              <draw:image xlink:href="Pictures/10000201000004B0000001B86931FBC8.png" xlink:type="simple" xlink:show="embed" xlink:actuate="onLoad">
                <text:p/>
              </draw:image>
            </draw:frame>
            <draw:frame table:end-cell-address="Tabelle1.Q7" table:end-x="0.499cm" table:end-y="0.513cm" draw:z-index="502" draw:name="Grafik 15" draw:style-name="gr1" draw:text-style-name="P1" svg:width="0.5cm" svg:height="0.5cm" svg:x="-0.001cm" svg:y="0.013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Tabelle1.S7" table:end-x="0.496cm" table:end-y="0.513cm" draw:z-index="472" draw:name="Grafik 9" draw:style-name="gr1" draw:text-style-name="P1" svg:width="0.5cm" svg:height="0.5cm" svg:x="0.544cm" svg:y="0.013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Tabelle1.T7" table:end-x="0.494cm" table:end-y="0.513cm" draw:z-index="535" draw:name="Grafik 1" draw:style-name="gr1" draw:text-style-name="P1" svg:width="0.5cm" svg:height="0.5cm" svg:x="0.542cm" svg:y="0.013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Tabelle1.U7" table:end-x="0.492cm" table:end-y="0.513cm" draw:z-index="536" draw:name="Grafik 1" draw:style-name="gr1" draw:text-style-name="P1" svg:width="0.5cm" svg:height="0.5cm" svg:x="0.541cm" svg:y="0.013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Tabelle1.V7" table:end-x="0.491cm" table:end-y="0.513cm" draw:z-index="537" draw:name="Grafik 1" draw:style-name="gr1" draw:text-style-name="P1" svg:width="0.5cm" svg:height="0.5cm" svg:x="0.539cm" svg:y="0.013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Tabelle1.W7" table:end-x="0.489cm" table:end-y="0.513cm" draw:z-index="538" draw:name="Grafik 1" draw:style-name="gr1" draw:text-style-name="P1" svg:width="0.5cm" svg:height="0.5cm" svg:x="0.537cm" svg:y="0.013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Tabelle1.X7" table:end-x="0.488cm" table:end-y="0.413cm" draw:z-index="446" draw:name="Grafik 16" draw:style-name="gr1" draw:text-style-name="P1" svg:width="0.5cm" svg:height="0.4cm" svg:x="0.536cm" svg:y="0.013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Tabelle1.Y7" table:end-x="0.485cm" table:end-y="0.513cm" draw:z-index="540" draw:name="Grafik 1" draw:style-name="gr1" draw:text-style-name="P1" svg:width="0.5cm" svg:height="0.5cm" svg:x="0.534cm" svg:y="0.013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Tabelle1.Z7" table:end-x="0.484cm" table:end-y="0.413cm" draw:z-index="448" draw:name="Grafik 16" draw:style-name="gr1" draw:text-style-name="P1" svg:width="0.5cm" svg:height="0.4cm" svg:x="0.532cm" svg:y="0.013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Tabelle1.AA7" table:end-x="0.483cm" table:end-y="0.413cm" draw:z-index="449" draw:name="Grafik 16" draw:style-name="gr1" draw:text-style-name="P1" svg:width="0.5cm" svg:height="0.4cm" svg:x="0.531cm" svg:y="0.013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Tabelle1.AB7" table:end-x="0.48cm" table:end-y="0.413cm" draw:z-index="450" draw:name="Grafik 16" draw:style-name="gr1" draw:text-style-name="P1" svg:width="0.5cm" svg:height="0.4cm" svg:x="0.529cm" svg:y="0.013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Tabelle1.AC7" table:end-x="0.479cm" table:end-y="0.413cm" draw:z-index="451" draw:name="Grafik 16" draw:style-name="gr1" draw:text-style-name="P1" svg:width="0.5cm" svg:height="0.4cm" svg:x="0.527cm" svg:y="0.013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Tabelle1.AD7" table:end-x="0.478cm" table:end-y="0.413cm" draw:z-index="452" draw:name="Grafik 16" draw:style-name="gr1" draw:text-style-name="P1" svg:width="0.5cm" svg:height="0.4cm" svg:x="0.526cm" svg:y="0.013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Tabelle1.AE7" table:end-x="0.476cm" table:end-y="0.413cm" draw:z-index="453" draw:name="Grafik 16" draw:style-name="gr1" draw:text-style-name="P1" svg:width="0.5cm" svg:height="0.4cm" svg:x="0.524cm" svg:y="0.013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Tabelle1.AF7" table:end-x="0.474cm" table:end-y="0.413cm" draw:z-index="454" draw:name="Grafik 16" draw:style-name="gr1" draw:text-style-name="P1" svg:width="0.5cm" svg:height="0.4cm" svg:x="0.523cm" svg:y="0.013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Tabelle1.AG7" table:end-x="0.472cm" table:end-y="0.413cm" draw:z-index="455" draw:name="Grafik 16" draw:style-name="gr1" draw:text-style-name="P1" svg:width="0.5cm" svg:height="0.4cm" svg:x="0.52cm" svg:y="0.013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Tabelle1.AH7" table:end-x="0.471cm" table:end-y="0.413cm" draw:z-index="456" draw:name="Grafik 16" draw:style-name="gr1" draw:text-style-name="P1" svg:width="0.5cm" svg:height="0.4cm" svg:x="0.519cm" svg:y="0.013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Tabelle1.AI7" table:end-x="0.469cm" table:end-y="0.413cm" draw:z-index="30" draw:name="Grafik 16" draw:style-name="gr1" draw:text-style-name="P1" svg:width="0.5cm" svg:height="0.4cm" svg:x="0.518cm" svg:y="0.013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3:39</text:p>
          </table:table-cell>
          <table:table-cell office:value-type="float" office:value="52">
            <text:p>52</text:p>
          </table:table-cell>
        </table:table-row>
        <table:table-row table:style-name="ro2">
          <table:table-cell office:value-type="float" office:value="7">
            <text:p>7</text:p>
          </table:table-cell>
          <table:table-cell>
            <draw:frame table:end-cell-address="Tabelle1.B8" table:end-x="0.524cm" table:end-y="0.513cm" draw:z-index="5" draw:name="Grafik 7" draw:style-name="gr1" draw:text-style-name="P1" svg:width="0.5cm" svg:height="0.5cm" svg:x="0.024cm" svg:y="0.013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Tabelle1.C8" table:end-x="0.522cm" table:end-y="0.513cm" draw:z-index="581" draw:name="Grafik 2" draw:style-name="gr1" draw:text-style-name="P1" svg:width="0.5cm" svg:height="0.5cm" svg:x="0.022cm" svg:y="0.013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Tabelle1.D8" table:end-x="0.37cm" table:end-y="0.513cm" draw:z-index="69" draw:name="Grafik 12" draw:style-name="gr1" draw:text-style-name="P1" svg:width="0.35cm" svg:height="0.5cm" svg:x="0.02cm" svg:y="0.013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Tabelle1.E8" table:end-x="0.369cm" table:end-y="0.513cm" draw:z-index="70" draw:name="Grafik 12" draw:style-name="gr1" draw:text-style-name="P1" svg:width="0.35cm" svg:height="0.5cm" svg:x="0.019cm" svg:y="0.013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Tabelle1.F8" table:end-x="0.368cm" table:end-y="0.513cm" draw:z-index="71" draw:name="Grafik 12" draw:style-name="gr1" draw:text-style-name="P1" svg:width="0.35cm" svg:height="0.5cm" svg:x="0.018cm" svg:y="0.013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Tabelle1.G8" table:end-x="0.515cm" table:end-y="0.313cm" draw:z-index="399" draw:name="Grafik 8" draw:style-name="gr1" draw:text-style-name="P1" svg:width="0.5cm" svg:height="0.3cm" svg:x="0.015cm" svg:y="0.013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Tabelle1.H8" table:end-x="0.364cm" table:end-y="0.513cm" draw:z-index="369" draw:name="Grafik 8" draw:style-name="gr1" draw:text-style-name="P1" svg:width="0.35cm" svg:height="0.5cm" svg:x="0.014cm" svg:y="0.013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Tabelle1.I8" table:end-x="0.363cm" table:end-y="0.513cm" draw:z-index="370" draw:name="Grafik 8" draw:style-name="gr1" draw:text-style-name="P1" svg:width="0.35cm" svg:height="0.5cm" svg:x="0.013cm" svg:y="0.013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Tabelle1.J8" table:end-x="0.36cm" table:end-y="0.513cm" draw:z-index="371" draw:name="Grafik 8" draw:style-name="gr1" draw:text-style-name="P1" svg:width="0.35cm" svg:height="0.5cm" svg:x="0.01cm" svg:y="0.013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Tabelle1.K8" table:end-x="0.359cm" table:end-y="0.513cm" draw:z-index="372" draw:name="Grafik 8" draw:style-name="gr1" draw:text-style-name="P1" svg:width="0.35cm" svg:height="0.5cm" svg:x="0.009cm" svg:y="0.013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Tabelle1.L8" table:end-x="0.507cm" table:end-y="0.513cm" draw:z-index="342" draw:name="Grafik 6" draw:style-name="gr1" draw:text-style-name="P1" svg:width="0.5cm" svg:height="0.5cm" svg:x="0.007cm" svg:y="0.013cm">
              <draw:image xlink:href="Pictures/100002010000003C0000003C79A4F0E8.png" xlink:type="simple" xlink:show="embed" xlink:actuate="onLoad">
                <text:p/>
              </draw:image>
            </draw:frame>
          </table:table-cell>
          <table:table-cell>
            <draw:frame table:end-cell-address="Tabelle1.M8" table:end-x="0.506cm" table:end-y="0.513cm" draw:z-index="343" draw:name="Grafik 6" draw:style-name="gr1" draw:text-style-name="P1" svg:width="0.5cm" svg:height="0.5cm" svg:x="0.006cm" svg:y="0.013cm">
              <draw:image xlink:href="Pictures/100002010000003C0000003C79A4F0E8.png" xlink:type="simple" xlink:show="embed" xlink:actuate="onLoad">
                <text:p/>
              </draw:image>
            </draw:frame>
          </table:table-cell>
          <table:table-cell>
            <draw:frame table:end-cell-address="Tabelle1.N8" table:end-x="0.504cm" table:end-y="0.513cm" draw:z-index="344" draw:name="Grafik 6" draw:style-name="gr1" draw:text-style-name="P1" svg:width="0.5cm" svg:height="0.5cm" svg:x="0.004cm" svg:y="0.013cm">
              <draw:image xlink:href="Pictures/100002010000003C0000003C79A4F0E8.png" xlink:type="simple" xlink:show="embed" xlink:actuate="onLoad">
                <text:p/>
              </draw:image>
            </draw:frame>
          </table:table-cell>
          <table:table-cell>
            <draw:frame table:end-cell-address="Tabelle1.O8" table:end-x="0.352cm" table:end-y="0.513cm" draw:z-index="376" draw:name="Grafik 8" draw:style-name="gr1" draw:text-style-name="P1" svg:width="0.35cm" svg:height="0.5cm" svg:x="0.002cm" svg:y="0.013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Tabelle1.P8" table:end-x="0.351cm" table:end-y="0.513cm" draw:z-index="377" draw:name="Grafik 8" draw:style-name="gr1" draw:text-style-name="P1" svg:width="0.35cm" svg:height="0.5cm" svg:x="0.001cm" svg:y="0.013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Tabelle1.R8" table:end-x="0.347cm" table:end-y="0.513cm" draw:z-index="140" draw:name="Grafik 8" draw:style-name="gr1" draw:text-style-name="P1" svg:width="0.35cm" svg:height="0.5cm" svg:x="0.545cm" svg:y="0.013cm">
              <draw:image xlink:href="Pictures/10000201000004B00000079D3F865C31.png" xlink:type="simple" xlink:show="embed" xlink:actuate="onLoad">
                <text:p/>
              </draw:image>
            </draw:frame>
            <draw:frame table:end-cell-address="Tabelle1.Q8" table:end-x="0.499cm" table:end-y="0.513cm" draw:z-index="471" draw:name="Grafik 9" draw:style-name="gr1" draw:text-style-name="P1" svg:width="0.5cm" svg:height="0.5cm" svg:x="-0.001cm" svg:y="0.013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Tabelle1.S8" table:end-x="0.496cm" table:end-y="0.513cm" draw:z-index="534" draw:name="Grafik 1" draw:style-name="gr1" draw:text-style-name="P1" svg:width="0.5cm" svg:height="0.5cm" svg:x="0.544cm" svg:y="0.013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Tabelle1.T8" table:end-x="0.344cm" table:end-y="0.513cm" draw:z-index="380" draw:name="Grafik 8" draw:style-name="gr1" draw:text-style-name="P1" svg:width="0.35cm" svg:height="0.5cm" svg:x="0.542cm" svg:y="0.013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Tabelle1.U8" table:end-x="0.342cm" table:end-y="0.513cm" draw:z-index="381" draw:name="Grafik 8" draw:style-name="gr1" draw:text-style-name="P1" svg:width="0.35cm" svg:height="0.5cm" svg:x="0.541cm" svg:y="0.013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Tabelle1.V8" table:end-x="0.341cm" table:end-y="0.513cm" draw:z-index="382" draw:name="Grafik 8" draw:style-name="gr1" draw:text-style-name="P1" svg:width="0.35cm" svg:height="0.5cm" svg:x="0.539cm" svg:y="0.013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Tabelle1.W8" table:end-x="0.489cm" table:end-y="0.313cm" draw:z-index="414" draw:name="Grafik 8" draw:style-name="gr1" draw:text-style-name="P1" svg:width="0.5cm" svg:height="0.3cm" svg:x="0.537cm" svg:y="0.013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Tabelle1.X8" table:end-x="0.488cm" table:end-y="0.313cm" draw:z-index="415" draw:name="Grafik 8" draw:style-name="gr1" draw:text-style-name="P1" svg:width="0.5cm" svg:height="0.3cm" svg:x="0.536cm" svg:y="0.013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Tabelle1.Y8" table:end-x="0.485cm" table:end-y="0.313cm" draw:z-index="416" draw:name="Grafik 8" draw:style-name="gr1" draw:text-style-name="P1" svg:width="0.5cm" svg:height="0.3cm" svg:x="0.534cm" svg:y="0.013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Tabelle1.Z8" table:end-x="0.484cm" table:end-y="0.313cm" draw:z-index="417" draw:name="Grafik 8" draw:style-name="gr1" draw:text-style-name="P1" svg:width="0.5cm" svg:height="0.3cm" svg:x="0.532cm" svg:y="0.013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Tabelle1.AA8" table:end-x="0.483cm" table:end-y="0.313cm" draw:z-index="418" draw:name="Grafik 8" draw:style-name="gr1" draw:text-style-name="P1" svg:width="0.5cm" svg:height="0.3cm" svg:x="0.531cm" svg:y="0.013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Tabelle1.AB8" table:end-x="0.48cm" table:end-y="0.313cm" draw:z-index="419" draw:name="Grafik 8" draw:style-name="gr1" draw:text-style-name="P1" svg:width="0.5cm" svg:height="0.3cm" svg:x="0.529cm" svg:y="0.013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Tabelle1.AC8" table:end-x="0.479cm" table:end-y="0.313cm" draw:z-index="420" draw:name="Grafik 8" draw:style-name="gr1" draw:text-style-name="P1" svg:width="0.5cm" svg:height="0.3cm" svg:x="0.527cm" svg:y="0.013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Tabelle1.AD8" table:end-x="0.328cm" table:end-y="0.513cm" draw:z-index="390" draw:name="Grafik 8" draw:style-name="gr1" draw:text-style-name="P1" svg:width="0.35cm" svg:height="0.5cm" svg:x="0.526cm" svg:y="0.013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Tabelle1.AE8" table:end-x="0.326cm" table:end-y="0.513cm" draw:z-index="391" draw:name="Grafik 8" draw:style-name="gr1" draw:text-style-name="P1" svg:width="0.35cm" svg:height="0.5cm" svg:x="0.524cm" svg:y="0.013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Tabelle1.AF8" table:end-x="0.324cm" table:end-y="0.513cm" draw:z-index="392" draw:name="Grafik 8" draw:style-name="gr1" draw:text-style-name="P1" svg:width="0.35cm" svg:height="0.5cm" svg:x="0.523cm" svg:y="0.013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Tabelle1.AG8" table:end-x="0.322cm" table:end-y="0.513cm" draw:z-index="393" draw:name="Grafik 8" draw:style-name="gr1" draw:text-style-name="P1" svg:width="0.35cm" svg:height="0.5cm" svg:x="0.52cm" svg:y="0.013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Tabelle1.AH8" table:end-x="0.471cm" table:end-y="0.313cm" draw:z-index="425" draw:name="Grafik 8" draw:style-name="gr1" draw:text-style-name="P1" svg:width="0.5cm" svg:height="0.3cm" svg:x="0.519cm" svg:y="0.013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Tabelle1.AI8" table:end-x="0.469cm" table:end-y="0.313cm" draw:z-index="29" draw:name="Grafik 8" draw:style-name="gr1" draw:text-style-name="P1" svg:width="0.5cm" svg:height="0.3cm" svg:x="0.518cm" svg:y="0.013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0:43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8">
            <text:p>8</text:p>
          </table:table-cell>
          <table:table-cell>
            <draw:frame table:end-cell-address="Tabelle1.B9" table:end-x="0.524cm" table:end-y="0.511cm" draw:z-index="15" draw:name="Grafik 5" draw:style-name="gr1" draw:text-style-name="P1" svg:width="0.5cm" svg:height="0.5cm" svg:x="0.024cm" svg:y="0.011cm">
              <draw:image xlink:href="Pictures/100002010000003C0000003C8CA8F5F9.png" xlink:type="simple" xlink:show="embed" xlink:actuate="onLoad">
                <text:p/>
              </draw:image>
            </draw:frame>
          </table:table-cell>
          <table:table-cell>
            <draw:frame table:end-cell-address="Tabelle1.C9" table:end-x="0.522cm" table:end-y="0.511cm" draw:z-index="333" draw:name="Grafik 6" draw:style-name="gr1" draw:text-style-name="P1" svg:width="0.5cm" svg:height="0.5cm" svg:x="0.022cm" svg:y="0.011cm">
              <draw:image xlink:href="Pictures/100002010000003C0000003C79A4F0E8.png" xlink:type="simple" xlink:show="embed" xlink:actuate="onLoad">
                <text:p/>
              </draw:image>
            </draw:frame>
          </table:table-cell>
          <table:table-cell>
            <draw:frame table:end-cell-address="Tabelle1.D9" table:end-x="0.52cm" table:end-y="0.511cm" draw:z-index="334" draw:name="Grafik 6" draw:style-name="gr1" draw:text-style-name="P1" svg:width="0.5cm" svg:height="0.5cm" svg:x="0.02cm" svg:y="0.011cm">
              <draw:image xlink:href="Pictures/100002010000003C0000003C79A4F0E8.png" xlink:type="simple" xlink:show="embed" xlink:actuate="onLoad">
                <text:p/>
              </draw:image>
            </draw:frame>
          </table:table-cell>
          <table:table-cell>
            <draw:frame table:end-cell-address="Tabelle1.E9" table:end-x="0.519cm" table:end-y="0.511cm" draw:z-index="273" draw:name="Grafik 7" draw:style-name="gr1" draw:text-style-name="P1" svg:width="0.5cm" svg:height="0.5cm" svg:x="0.019cm" svg:y="0.01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Tabelle1.F9" table:end-x="0.518cm" table:end-y="0.511cm" draw:z-index="460" draw:name="Grafik 9" draw:style-name="gr1" draw:text-style-name="P1" svg:width="0.5cm" svg:height="0.5cm" svg:x="0.018cm" svg:y="0.01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Tabelle1.G9" table:end-x="0.515cm" table:end-y="0.511cm" draw:z-index="337" draw:name="Grafik 6" draw:style-name="gr1" draw:text-style-name="P1" svg:width="0.5cm" svg:height="0.5cm" svg:x="0.015cm" svg:y="0.011cm">
              <draw:image xlink:href="Pictures/100002010000003C0000003C79A4F0E8.png" xlink:type="simple" xlink:show="embed" xlink:actuate="onLoad">
                <text:p/>
              </draw:image>
            </draw:frame>
          </table:table-cell>
          <table:table-cell>
            <draw:frame table:end-cell-address="Tabelle1.H9" table:end-x="0.514cm" table:end-y="0.511cm" draw:z-index="338" draw:name="Grafik 6" draw:style-name="gr1" draw:text-style-name="P1" svg:width="0.5cm" svg:height="0.5cm" svg:x="0.014cm" svg:y="0.011cm">
              <draw:image xlink:href="Pictures/100002010000003C0000003C79A4F0E8.png" xlink:type="simple" xlink:show="embed" xlink:actuate="onLoad">
                <text:p/>
              </draw:image>
            </draw:frame>
          </table:table-cell>
          <table:table-cell>
            <draw:frame table:end-cell-address="Tabelle1.I9" table:end-x="0.513cm" table:end-y="0.511cm" draw:z-index="339" draw:name="Grafik 6" draw:style-name="gr1" draw:text-style-name="P1" svg:width="0.5cm" svg:height="0.5cm" svg:x="0.013cm" svg:y="0.011cm">
              <draw:image xlink:href="Pictures/100002010000003C0000003C79A4F0E8.png" xlink:type="simple" xlink:show="embed" xlink:actuate="onLoad">
                <text:p/>
              </draw:image>
            </draw:frame>
          </table:table-cell>
          <table:table-cell>
            <draw:frame table:end-cell-address="Tabelle1.J9" table:end-x="0.36cm" table:end-y="0.511cm" draw:z-index="247" draw:name="Grafik 11" draw:style-name="gr1" draw:text-style-name="P1" svg:width="0.35cm" svg:height="0.5cm" svg:x="0.01cm" svg:y="0.01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Tabelle1.K9" table:end-x="0.509cm" table:end-y="0.511cm" draw:z-index="341" draw:name="Grafik 6" draw:style-name="gr1" draw:text-style-name="P1" svg:width="0.5cm" svg:height="0.5cm" svg:x="0.009cm" svg:y="0.011cm">
              <draw:image xlink:href="Pictures/100002010000003C0000003C79A4F0E8.png" xlink:type="simple" xlink:show="embed" xlink:actuate="onLoad">
                <text:p/>
              </draw:image>
            </draw:frame>
          </table:table-cell>
          <table:table-cell>
            <draw:frame table:end-cell-address="Tabelle1.L9" table:end-x="0.357cm" table:end-y="0.511cm" draw:z-index="373" draw:name="Grafik 8" draw:style-name="gr1" draw:text-style-name="P1" svg:width="0.35cm" svg:height="0.5cm" svg:x="0.007cm" svg:y="0.01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Tabelle1.M9" table:end-x="0.356cm" table:end-y="0.511cm" draw:z-index="374" draw:name="Grafik 8" draw:style-name="gr1" draw:text-style-name="P1" svg:width="0.35cm" svg:height="0.5cm" svg:x="0.006cm" svg:y="0.01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Tabelle1.N9" table:end-x="0.354cm" table:end-y="0.511cm" draw:z-index="375" draw:name="Grafik 8" draw:style-name="gr1" draw:text-style-name="P1" svg:width="0.35cm" svg:height="0.5cm" svg:x="0.004cm" svg:y="0.01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Tabelle1.O9" table:end-x="0.502cm" table:end-y="0.511cm" draw:z-index="469" draw:name="Grafik 9" draw:style-name="gr1" draw:text-style-name="P1" svg:width="0.5cm" svg:height="0.5cm" svg:x="0.002cm" svg:y="0.01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Tabelle1.P9" table:end-x="0.351cm" table:end-y="0.511cm" draw:z-index="315" draw:name="Grafik 10" draw:style-name="gr1" draw:text-style-name="P1" svg:width="0.35cm" svg:height="0.5cm" svg:x="0.001cm" svg:y="0.01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Tabelle1.R9" table:end-x="0.497cm" table:end-y="0.511cm" draw:z-index="139" draw:name="Grafik 9" draw:style-name="gr1" draw:text-style-name="P1" svg:width="0.5cm" svg:height="0.5cm" svg:x="0.545cm" svg:y="0.011cm">
              <draw:image xlink:href="Pictures/10000201000007D0000007D030F1E1D4.png" xlink:type="simple" xlink:show="embed" xlink:actuate="onLoad">
                <text:p/>
              </draw:image>
            </draw:frame>
            <draw:frame table:end-cell-address="Tabelle1.Q9" table:end-x="0.349cm" table:end-y="0.511cm" draw:z-index="378" draw:name="Grafik 8" draw:style-name="gr1" draw:text-style-name="P1" svg:width="0.35cm" svg:height="0.5cm" svg:x="-0.001cm" svg:y="0.01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Tabelle1.S9" table:end-x="0.496cm" table:end-y="0.311cm" draw:z-index="410" draw:name="Grafik 8" draw:style-name="gr1" draw:text-style-name="P1" svg:width="0.5cm" svg:height="0.3cm" svg:x="0.544cm" svg:y="0.01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Tabelle1.T9" table:end-x="0.494cm" table:end-y="0.311cm" draw:z-index="411" draw:name="Grafik 8" draw:style-name="gr1" draw:text-style-name="P1" svg:width="0.5cm" svg:height="0.3cm" svg:x="0.542cm" svg:y="0.01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Tabelle1.U9" table:end-x="0.342cm" table:end-y="0.511cm" draw:z-index="320" draw:name="Grafik 10" draw:style-name="gr1" draw:text-style-name="P1" svg:width="0.35cm" svg:height="0.5cm" svg:x="0.541cm" svg:y="0.01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Tabelle1.V9" table:end-x="0.341cm" table:end-y="0.511cm" draw:z-index="321" draw:name="Grafik 10" draw:style-name="gr1" draw:text-style-name="P1" svg:width="0.35cm" svg:height="0.5cm" svg:x="0.539cm" svg:y="0.01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Tabelle1.W9" table:end-x="0.339cm" table:end-y="0.511cm" draw:z-index="383" draw:name="Grafik 8" draw:style-name="gr1" draw:text-style-name="P1" svg:width="0.35cm" svg:height="0.5cm" svg:x="0.537cm" svg:y="0.01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Tabelle1.X9" table:end-x="0.338cm" table:end-y="0.511cm" draw:z-index="323" draw:name="Grafik 10" draw:style-name="gr1" draw:text-style-name="P1" svg:width="0.35cm" svg:height="0.5cm" svg:x="0.536cm" svg:y="0.01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Tabelle1.Y9" table:end-x="0.335cm" table:end-y="0.511cm" draw:z-index="324" draw:name="Grafik 10" draw:style-name="gr1" draw:text-style-name="P1" svg:width="0.35cm" svg:height="0.5cm" svg:x="0.534cm" svg:y="0.01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Tabelle1.Z9" table:end-x="0.484cm" table:end-y="0.511cm" draw:z-index="355" draw:name="Grafik 6" draw:style-name="gr1" draw:text-style-name="P1" svg:width="0.5cm" svg:height="0.5cm" svg:x="0.532cm" svg:y="0.011cm">
              <draw:image xlink:href="Pictures/100002010000003C0000003C79A4F0E8.png" xlink:type="simple" xlink:show="embed" xlink:actuate="onLoad">
                <text:p/>
              </draw:image>
            </draw:frame>
          </table:table-cell>
          <table:table-cell>
            <draw:frame table:end-cell-address="Tabelle1.AA9" table:end-x="0.333cm" table:end-y="0.511cm" draw:z-index="326" draw:name="Grafik 10" draw:style-name="gr1" draw:text-style-name="P1" svg:width="0.35cm" svg:height="0.5cm" svg:x="0.531cm" svg:y="0.01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Tabelle1.AB9" table:end-x="0.48cm" table:end-y="0.511cm" draw:z-index="357" draw:name="Grafik 6" draw:style-name="gr1" draw:text-style-name="P1" svg:width="0.5cm" svg:height="0.5cm" svg:x="0.529cm" svg:y="0.011cm">
              <draw:image xlink:href="Pictures/100002010000003C0000003C79A4F0E8.png" xlink:type="simple" xlink:show="embed" xlink:actuate="onLoad">
                <text:p/>
              </draw:image>
            </draw:frame>
          </table:table-cell>
          <table:table-cell>
            <draw:frame table:end-cell-address="Tabelle1.AC9" table:end-x="0.329cm" table:end-y="0.511cm" draw:z-index="389" draw:name="Grafik 8" draw:style-name="gr1" draw:text-style-name="P1" svg:width="0.35cm" svg:height="0.5cm" svg:x="0.527cm" svg:y="0.01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Tabelle1.AD9" table:end-x="0.478cm" table:end-y="0.311cm" draw:z-index="421" draw:name="Grafik 8" draw:style-name="gr1" draw:text-style-name="P1" svg:width="0.5cm" svg:height="0.3cm" svg:x="0.526cm" svg:y="0.01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Tabelle1.AE9" table:end-x="0.476cm" table:end-y="0.311cm" draw:z-index="422" draw:name="Grafik 8" draw:style-name="gr1" draw:text-style-name="P1" svg:width="0.5cm" svg:height="0.3cm" svg:x="0.524cm" svg:y="0.01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Tabelle1.AF9" table:end-x="0.474cm" table:end-y="0.311cm" draw:z-index="423" draw:name="Grafik 8" draw:style-name="gr1" draw:text-style-name="P1" svg:width="0.5cm" svg:height="0.3cm" svg:x="0.523cm" svg:y="0.01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Tabelle1.AG9" table:end-x="0.472cm" table:end-y="0.311cm" draw:z-index="424" draw:name="Grafik 8" draw:style-name="gr1" draw:text-style-name="P1" svg:width="0.5cm" svg:height="0.3cm" svg:x="0.52cm" svg:y="0.01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Tabelle1.AH9" table:end-x="0.321cm" table:end-y="0.511cm" draw:z-index="394" draw:name="Grafik 8" draw:style-name="gr1" draw:text-style-name="P1" svg:width="0.35cm" svg:height="0.5cm" svg:x="0.519cm" svg:y="0.01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Tabelle1.AI9" table:end-x="0.319cm" table:end-y="0.511cm" draw:z-index="28" draw:name="Grafik 8" draw:style-name="gr1" draw:text-style-name="P1" svg:width="0.35cm" svg:height="0.5cm" svg:x="0.518cm" svg:y="0.01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4:56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float" office:value="9">
            <text:p>9</text:p>
          </table:table-cell>
          <table:table-cell>
            <draw:frame table:end-cell-address="Tabelle1.B10" table:end-x="0.524cm" table:end-y="0.51cm" draw:z-index="6" draw:name="Grafik 9" draw:style-name="gr1" draw:text-style-name="P1" svg:width="0.5cm" svg:height="0.5cm" svg:x="0.024cm" svg:y="0.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Tabelle1.C10" table:end-x="0.522cm" table:end-y="0.51cm" draw:z-index="209" draw:name="Grafik 3" draw:style-name="gr1" draw:text-style-name="P1" svg:width="0.5cm" svg:height="0.5cm" svg:x="0.022cm" svg:y="0.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Tabelle1.D10" table:end-x="0.52cm" table:end-y="0.31cm" draw:z-index="396" draw:name="Grafik 8" draw:style-name="gr1" draw:text-style-name="P1" svg:width="0.5cm" svg:height="0.3cm" svg:x="0.02cm" svg:y="0.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Tabelle1.E10" table:end-x="0.519cm" table:end-y="0.41cm" draw:z-index="428" draw:name="Grafik 16" draw:style-name="gr1" draw:text-style-name="P1" svg:width="0.5cm" svg:height="0.4cm" svg:x="0.019cm" svg:y="0.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Tabelle1.F10" table:end-x="0.518cm" table:end-y="0.51cm" draw:z-index="274" draw:name="Grafik 7" draw:style-name="gr1" draw:text-style-name="P1" svg:width="0.5cm" svg:height="0.5cm" svg:x="0.018cm" svg:y="0.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Tabelle1.G10" table:end-x="0.365cm" table:end-y="0.51cm" draw:z-index="72" draw:name="Grafik 12" draw:style-name="gr1" draw:text-style-name="P1" svg:width="0.35cm" svg:height="0.5cm" svg:x="0.015cm" svg:y="0.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Tabelle1.H10" table:end-x="0.364cm" table:end-y="0.51cm" draw:z-index="73" draw:name="Grafik 12" draw:style-name="gr1" draw:text-style-name="P1" svg:width="0.35cm" svg:height="0.5cm" svg:x="0.014cm" svg:y="0.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Tabelle1.I10" table:end-x="0.363cm" table:end-y="0.51cm" draw:z-index="74" draw:name="Grafik 12" draw:style-name="gr1" draw:text-style-name="P1" svg:width="0.35cm" svg:height="0.5cm" svg:x="0.013cm" svg:y="0.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Tabelle1.J10" table:end-x="0.51cm" table:end-y="0.51cm" draw:z-index="464" draw:name="Grafik 9" draw:style-name="gr1" draw:text-style-name="P1" svg:width="0.5cm" svg:height="0.5cm" svg:x="0.01cm" svg:y="0.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Tabelle1.K10" table:end-x="0.509cm" table:end-y="0.51cm" draw:z-index="465" draw:name="Grafik 9" draw:style-name="gr1" draw:text-style-name="P1" svg:width="0.5cm" svg:height="0.5cm" svg:x="0.009cm" svg:y="0.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Tabelle1.L10" table:end-x="0.507cm" table:end-y="0.51cm" draw:z-index="466" draw:name="Grafik 9" draw:style-name="gr1" draw:text-style-name="P1" svg:width="0.5cm" svg:height="0.5cm" svg:x="0.007cm" svg:y="0.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Tabelle1.M10" table:end-x="0.356cm" table:end-y="0.51cm" draw:z-index="250" draw:name="Grafik 11" draw:style-name="gr1" draw:text-style-name="P1" svg:width="0.35cm" svg:height="0.5cm" svg:x="0.006cm" svg:y="0.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Tabelle1.N10" table:end-x="0.504cm" table:end-y="0.51cm" draw:z-index="468" draw:name="Grafik 9" draw:style-name="gr1" draw:text-style-name="P1" svg:width="0.5cm" svg:height="0.5cm" svg:x="0.004cm" svg:y="0.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Tabelle1.O10" table:end-x="0.352cm" table:end-y="0.51cm" draw:z-index="314" draw:name="Grafik 10" draw:style-name="gr1" draw:text-style-name="P1" svg:width="0.35cm" svg:height="0.5cm" svg:x="0.002cm" svg:y="0.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Tabelle1.P10" table:end-x="0.501cm" table:end-y="0.51cm" draw:z-index="470" draw:name="Grafik 9" draw:style-name="gr1" draw:text-style-name="P1" svg:width="0.5cm" svg:height="0.5cm" svg:x="0.001cm" svg:y="0.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Tabelle1.R10" table:end-x="0.347cm" table:end-y="0.51cm" draw:z-index="138" draw:name="Grafik 10" draw:style-name="gr1" draw:text-style-name="P1" svg:width="0.35cm" svg:height="0.5cm" svg:x="0.545cm" svg:y="0.01cm">
              <draw:image xlink:href="Pictures/10000201000004B000000685F842322D.png" xlink:type="simple" xlink:show="embed" xlink:actuate="onLoad">
                <text:p/>
              </draw:image>
            </draw:frame>
            <draw:frame table:end-cell-address="Tabelle1.Q10" table:end-x="0.349cm" table:end-y="0.51cm" draw:z-index="316" draw:name="Grafik 10" draw:style-name="gr1" draw:text-style-name="P1" svg:width="0.35cm" svg:height="0.5cm" svg:x="-0.001cm" svg:y="0.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Tabelle1.S10" table:end-x="0.346cm" table:end-y="0.51cm" draw:z-index="317" draw:name="Grafik 10" draw:style-name="gr1" draw:text-style-name="P1" svg:width="0.35cm" svg:height="0.5cm" svg:x="0.544cm" svg:y="0.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Tabelle1.T10" table:end-x="0.344cm" table:end-y="0.51cm" draw:z-index="318" draw:name="Grafik 10" draw:style-name="gr1" draw:text-style-name="P1" svg:width="0.35cm" svg:height="0.5cm" svg:x="0.542cm" svg:y="0.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Tabelle1.U10" table:end-x="0.492cm" table:end-y="0.31cm" draw:z-index="412" draw:name="Grafik 8" draw:style-name="gr1" draw:text-style-name="P1" svg:width="0.5cm" svg:height="0.3cm" svg:x="0.541cm" svg:y="0.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Tabelle1.V10" table:end-x="0.491cm" table:end-y="0.31cm" draw:z-index="413" draw:name="Grafik 8" draw:style-name="gr1" draw:text-style-name="P1" svg:width="0.5cm" svg:height="0.3cm" svg:x="0.539cm" svg:y="0.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Tabelle1.W10" table:end-x="0.339cm" table:end-y="0.51cm" draw:z-index="322" draw:name="Grafik 10" draw:style-name="gr1" draw:text-style-name="P1" svg:width="0.35cm" svg:height="0.5cm" svg:x="0.537cm" svg:y="0.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Tabelle1.X10" table:end-x="0.338cm" table:end-y="0.51cm" draw:z-index="384" draw:name="Grafik 8" draw:style-name="gr1" draw:text-style-name="P1" svg:width="0.35cm" svg:height="0.5cm" svg:x="0.536cm" svg:y="0.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Tabelle1.Y10" table:end-x="0.485cm" table:end-y="0.51cm" draw:z-index="354" draw:name="Grafik 6" draw:style-name="gr1" draw:text-style-name="P1" svg:width="0.5cm" svg:height="0.5cm" svg:x="0.534cm" svg:y="0.01cm">
              <draw:image xlink:href="Pictures/100002010000003C0000003C79A4F0E8.png" xlink:type="simple" xlink:show="embed" xlink:actuate="onLoad">
                <text:p/>
              </draw:image>
            </draw:frame>
          </table:table-cell>
          <table:table-cell>
            <draw:frame table:end-cell-address="Tabelle1.Z10" table:end-x="0.334cm" table:end-y="0.51cm" draw:z-index="325" draw:name="Grafik 10" draw:style-name="gr1" draw:text-style-name="P1" svg:width="0.35cm" svg:height="0.5cm" svg:x="0.532cm" svg:y="0.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Tabelle1.AA10" table:end-x="0.483cm" table:end-y="0.51cm" draw:z-index="356" draw:name="Grafik 6" draw:style-name="gr1" draw:text-style-name="P1" svg:width="0.5cm" svg:height="0.5cm" svg:x="0.531cm" svg:y="0.01cm">
              <draw:image xlink:href="Pictures/100002010000003C0000003C79A4F0E8.png" xlink:type="simple" xlink:show="embed" xlink:actuate="onLoad">
                <text:p/>
              </draw:image>
            </draw:frame>
          </table:table-cell>
          <table:table-cell>
            <draw:frame table:end-cell-address="Tabelle1.AB10" table:end-x="0.33cm" table:end-y="0.51cm" draw:z-index="388" draw:name="Grafik 8" draw:style-name="gr1" draw:text-style-name="P1" svg:width="0.35cm" svg:height="0.5cm" svg:x="0.529cm" svg:y="0.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Tabelle1.AC10" table:end-x="0.479cm" table:end-y="0.51cm" draw:z-index="358" draw:name="Grafik 6" draw:style-name="gr1" draw:text-style-name="P1" svg:width="0.5cm" svg:height="0.5cm" svg:x="0.527cm" svg:y="0.01cm">
              <draw:image xlink:href="Pictures/100002010000003C0000003C79A4F0E8.png" xlink:type="simple" xlink:show="embed" xlink:actuate="onLoad">
                <text:p/>
              </draw:image>
            </draw:frame>
          </table:table-cell>
          <table:table-cell>
            <draw:frame table:end-cell-address="Tabelle1.AD10" table:end-x="0.328cm" table:end-y="0.51cm" draw:z-index="329" draw:name="Grafik 10" draw:style-name="gr1" draw:text-style-name="P1" svg:width="0.35cm" svg:height="0.5cm" svg:x="0.526cm" svg:y="0.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Tabelle1.AE10" table:end-x="0.326cm" table:end-y="0.51cm" draw:z-index="330" draw:name="Grafik 10" draw:style-name="gr1" draw:text-style-name="P1" svg:width="0.35cm" svg:height="0.5cm" svg:x="0.524cm" svg:y="0.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Tabelle1.AF10" table:end-x="0.324cm" table:end-y="0.51cm" draw:z-index="331" draw:name="Grafik 10" draw:style-name="gr1" draw:text-style-name="P1" svg:width="0.35cm" svg:height="0.5cm" svg:x="0.523cm" svg:y="0.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Tabelle1.AG10" table:end-x="0.322cm" table:end-y="0.51cm" draw:z-index="332" draw:name="Grafik 10" draw:style-name="gr1" draw:text-style-name="P1" svg:width="0.35cm" svg:height="0.5cm" svg:x="0.52cm" svg:y="0.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Tabelle1.AH10" table:end-x="0.471cm" table:end-y="0.51cm" draw:z-index="363" draw:name="Grafik 6" draw:style-name="gr1" draw:text-style-name="P1" svg:width="0.5cm" svg:height="0.5cm" svg:x="0.519cm" svg:y="0.01cm">
              <draw:image xlink:href="Pictures/100002010000003C0000003C79A4F0E8.png" xlink:type="simple" xlink:show="embed" xlink:actuate="onLoad">
                <text:p/>
              </draw:image>
            </draw:frame>
          </table:table-cell>
          <table:table-cell>
            <draw:frame table:end-cell-address="Tabelle1.AI10" table:end-x="0.469cm" table:end-y="0.51cm" draw:z-index="27" draw:name="Grafik 6" draw:style-name="gr1" draw:text-style-name="P1" svg:width="0.5cm" svg:height="0.5cm" svg:x="0.518cm" svg:y="0.01cm">
              <draw:image xlink:href="Pictures/100002010000003C0000003C79A4F0E8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6:55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10">
            <text:p>10</text:p>
          </table:table-cell>
          <table:table-cell>
            <draw:frame table:end-cell-address="Tabelle1.B11" table:end-x="0.524cm" table:end-y="0.41cm" draw:z-index="7" draw:name="Grafik 16" draw:style-name="gr1" draw:text-style-name="P1" svg:width="0.5cm" svg:height="0.4cm" svg:x="0.024cm" svg:y="0.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Tabelle1.C11" table:end-x="0.522cm" table:end-y="0.51cm" draw:z-index="519" draw:name="Grafik 1" draw:style-name="gr1" draw:text-style-name="P1" svg:width="0.5cm" svg:height="0.5cm" svg:x="0.022cm" svg:y="0.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Tabelle1.D11" table:end-x="0.52cm" table:end-y="0.51cm" draw:z-index="179" draw:name="Grafik 5" draw:style-name="gr1" draw:text-style-name="P1" svg:width="0.5cm" svg:height="0.5cm" svg:x="0.02cm" svg:y="0.01cm">
              <draw:image xlink:href="Pictures/100002010000003C0000003C8CA8F5F9.png" xlink:type="simple" xlink:show="embed" xlink:actuate="onLoad">
                <text:p/>
              </draw:image>
            </draw:frame>
          </table:table-cell>
          <table:table-cell>
            <draw:frame table:end-cell-address="Tabelle1.E11" table:end-x="0.519cm" table:end-y="0.31cm" draw:z-index="397" draw:name="Grafik 8" draw:style-name="gr1" draw:text-style-name="P1" svg:width="0.5cm" svg:height="0.3cm" svg:x="0.019cm" svg:y="0.01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Tabelle1.F11" table:end-x="0.518cm" table:end-y="0.51cm" draw:z-index="491" draw:name="Grafik 15" draw:style-name="gr1" draw:text-style-name="P1" svg:width="0.5cm" svg:height="0.5cm" svg:x="0.018cm" svg:y="0.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Tabelle1.G11" table:end-x="0.515cm" table:end-y="0.51cm" draw:z-index="461" draw:name="Grafik 9" draw:style-name="gr1" draw:text-style-name="P1" svg:width="0.5cm" svg:height="0.5cm" svg:x="0.015cm" svg:y="0.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Tabelle1.H11" table:end-x="0.364cm" table:end-y="0.51cm" draw:z-index="245" draw:name="Grafik 11" draw:style-name="gr1" draw:text-style-name="P1" svg:width="0.35cm" svg:height="0.5cm" svg:x="0.014cm" svg:y="0.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Tabelle1.I11" table:end-x="0.363cm" table:end-y="0.51cm" draw:z-index="246" draw:name="Grafik 11" draw:style-name="gr1" draw:text-style-name="P1" svg:width="0.35cm" svg:height="0.5cm" svg:x="0.013cm" svg:y="0.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Tabelle1.J11" table:end-x="0.51cm" table:end-y="0.51cm" draw:z-index="340" draw:name="Grafik 6" draw:style-name="gr1" draw:text-style-name="P1" svg:width="0.5cm" svg:height="0.5cm" svg:x="0.01cm" svg:y="0.01cm">
              <draw:image xlink:href="Pictures/100002010000003C0000003C79A4F0E8.png" xlink:type="simple" xlink:show="embed" xlink:actuate="onLoad">
                <text:p/>
              </draw:image>
            </draw:frame>
          </table:table-cell>
          <table:table-cell>
            <draw:frame table:end-cell-address="Tabelle1.K11" table:end-x="0.509cm" table:end-y="0.51cm" draw:z-index="279" draw:name="Grafik 7" draw:style-name="gr1" draw:text-style-name="P1" svg:width="0.5cm" svg:height="0.5cm" svg:x="0.009cm" svg:y="0.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Tabelle1.L11" table:end-x="0.357cm" table:end-y="0.51cm" draw:z-index="249" draw:name="Grafik 11" draw:style-name="gr1" draw:text-style-name="P1" svg:width="0.35cm" svg:height="0.5cm" svg:x="0.007cm" svg:y="0.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Tabelle1.M11" table:end-x="0.506cm" table:end-y="0.51cm" draw:z-index="467" draw:name="Grafik 9" draw:style-name="gr1" draw:text-style-name="P1" svg:width="0.5cm" svg:height="0.5cm" svg:x="0.006cm" svg:y="0.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Tabelle1.N11" table:end-x="0.354cm" table:end-y="0.51cm" draw:z-index="313" draw:name="Grafik 10" draw:style-name="gr1" draw:text-style-name="P1" svg:width="0.35cm" svg:height="0.5cm" svg:x="0.004cm" svg:y="0.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Tabelle1.O11" table:end-x="0.352cm" table:end-y="0.51cm" draw:z-index="252" draw:name="Grafik 11" draw:style-name="gr1" draw:text-style-name="P1" svg:width="0.35cm" svg:height="0.5cm" svg:x="0.002cm" svg:y="0.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Tabelle1.P11" table:end-x="0.501cm" table:end-y="0.51cm" draw:z-index="346" draw:name="Grafik 6" draw:style-name="gr1" draw:text-style-name="P1" svg:width="0.5cm" svg:height="0.5cm" svg:x="0.001cm" svg:y="0.01cm">
              <draw:image xlink:href="Pictures/100002010000003C0000003C79A4F0E8.png" xlink:type="simple" xlink:show="embed" xlink:actuate="onLoad">
                <text:p/>
              </draw:image>
            </draw:frame>
          </table:table-cell>
          <table:table-cell>
            <draw:frame table:end-cell-address="Tabelle1.R11" table:end-x="0.497cm" table:end-y="0.51cm" draw:z-index="137" draw:name="Grafik 6" draw:style-name="gr1" draw:text-style-name="P1" svg:width="0.5cm" svg:height="0.5cm" svg:x="0.545cm" svg:y="0.01cm">
              <draw:image xlink:href="Pictures/100002010000003C0000003C79A4F0E8.png" xlink:type="simple" xlink:show="embed" xlink:actuate="onLoad">
                <text:p/>
              </draw:image>
            </draw:frame>
            <draw:frame table:end-cell-address="Tabelle1.Q11" table:end-x="0.499cm" table:end-y="0.51cm" draw:z-index="347" draw:name="Grafik 6" draw:style-name="gr1" draw:text-style-name="P1" svg:width="0.5cm" svg:height="0.5cm" svg:x="-0.001cm" svg:y="0.01cm">
              <draw:image xlink:href="Pictures/100002010000003C0000003C79A4F0E8.png" xlink:type="simple" xlink:show="embed" xlink:actuate="onLoad">
                <text:p/>
              </draw:image>
            </draw:frame>
          </table:table-cell>
          <table:table-cell>
            <draw:frame table:end-cell-address="Tabelle1.S11" table:end-x="0.496cm" table:end-y="0.51cm" draw:z-index="348" draw:name="Grafik 6" draw:style-name="gr1" draw:text-style-name="P1" svg:width="0.5cm" svg:height="0.5cm" svg:x="0.544cm" svg:y="0.01cm">
              <draw:image xlink:href="Pictures/100002010000003C0000003C79A4F0E8.png" xlink:type="simple" xlink:show="embed" xlink:actuate="onLoad">
                <text:p/>
              </draw:image>
            </draw:frame>
          </table:table-cell>
          <table:table-cell>
            <draw:frame table:end-cell-address="Tabelle1.T11" table:end-x="0.494cm" table:end-y="0.51cm" draw:z-index="349" draw:name="Grafik 6" draw:style-name="gr1" draw:text-style-name="P1" svg:width="0.5cm" svg:height="0.5cm" svg:x="0.542cm" svg:y="0.01cm">
              <draw:image xlink:href="Pictures/100002010000003C0000003C79A4F0E8.png" xlink:type="simple" xlink:show="embed" xlink:actuate="onLoad">
                <text:p/>
              </draw:image>
            </draw:frame>
          </table:table-cell>
          <table:table-cell>
            <draw:frame table:end-cell-address="Tabelle1.U11" table:end-x="0.492cm" table:end-y="0.51cm" draw:z-index="350" draw:name="Grafik 6" draw:style-name="gr1" draw:text-style-name="P1" svg:width="0.5cm" svg:height="0.5cm" svg:x="0.541cm" svg:y="0.01cm">
              <draw:image xlink:href="Pictures/100002010000003C0000003C79A4F0E8.png" xlink:type="simple" xlink:show="embed" xlink:actuate="onLoad">
                <text:p/>
              </draw:image>
            </draw:frame>
          </table:table-cell>
          <table:table-cell>
            <draw:frame table:end-cell-address="Tabelle1.V11" table:end-x="0.491cm" table:end-y="0.51cm" draw:z-index="351" draw:name="Grafik 6" draw:style-name="gr1" draw:text-style-name="P1" svg:width="0.5cm" svg:height="0.5cm" svg:x="0.539cm" svg:y="0.01cm">
              <draw:image xlink:href="Pictures/100002010000003C0000003C79A4F0E8.png" xlink:type="simple" xlink:show="embed" xlink:actuate="onLoad">
                <text:p/>
              </draw:image>
            </draw:frame>
          </table:table-cell>
          <table:table-cell>
            <draw:frame table:end-cell-address="Tabelle1.W11" table:end-x="0.489cm" table:end-y="0.51cm" draw:z-index="352" draw:name="Grafik 6" draw:style-name="gr1" draw:text-style-name="P1" svg:width="0.5cm" svg:height="0.5cm" svg:x="0.537cm" svg:y="0.01cm">
              <draw:image xlink:href="Pictures/100002010000003C0000003C79A4F0E8.png" xlink:type="simple" xlink:show="embed" xlink:actuate="onLoad">
                <text:p/>
              </draw:image>
            </draw:frame>
          </table:table-cell>
          <table:table-cell>
            <draw:frame table:end-cell-address="Tabelle1.X11" table:end-x="0.488cm" table:end-y="0.51cm" draw:z-index="353" draw:name="Grafik 6" draw:style-name="gr1" draw:text-style-name="P1" svg:width="0.5cm" svg:height="0.5cm" svg:x="0.536cm" svg:y="0.01cm">
              <draw:image xlink:href="Pictures/100002010000003C0000003C79A4F0E8.png" xlink:type="simple" xlink:show="embed" xlink:actuate="onLoad">
                <text:p/>
              </draw:image>
            </draw:frame>
          </table:table-cell>
          <table:table-cell>
            <draw:frame table:end-cell-address="Tabelle1.Y11" table:end-x="0.335cm" table:end-y="0.51cm" draw:z-index="385" draw:name="Grafik 8" draw:style-name="gr1" draw:text-style-name="P1" svg:width="0.35cm" svg:height="0.5cm" svg:x="0.534cm" svg:y="0.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Tabelle1.Z11" table:end-x="0.334cm" table:end-y="0.51cm" draw:z-index="386" draw:name="Grafik 8" draw:style-name="gr1" draw:text-style-name="P1" svg:width="0.35cm" svg:height="0.5cm" svg:x="0.532cm" svg:y="0.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Tabelle1.AA11" table:end-x="0.333cm" table:end-y="0.51cm" draw:z-index="387" draw:name="Grafik 8" draw:style-name="gr1" draw:text-style-name="P1" svg:width="0.35cm" svg:height="0.5cm" svg:x="0.531cm" svg:y="0.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Tabelle1.AB11" table:end-x="0.33cm" table:end-y="0.51cm" draw:z-index="327" draw:name="Grafik 10" draw:style-name="gr1" draw:text-style-name="P1" svg:width="0.35cm" svg:height="0.5cm" svg:x="0.529cm" svg:y="0.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Tabelle1.AC11" table:end-x="0.329cm" table:end-y="0.51cm" draw:z-index="328" draw:name="Grafik 10" draw:style-name="gr1" draw:text-style-name="P1" svg:width="0.35cm" svg:height="0.5cm" svg:x="0.527cm" svg:y="0.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Tabelle1.AD11" table:end-x="0.478cm" table:end-y="0.51cm" draw:z-index="359" draw:name="Grafik 6" draw:style-name="gr1" draw:text-style-name="P1" svg:width="0.5cm" svg:height="0.5cm" svg:x="0.526cm" svg:y="0.01cm">
              <draw:image xlink:href="Pictures/100002010000003C0000003C79A4F0E8.png" xlink:type="simple" xlink:show="embed" xlink:actuate="onLoad">
                <text:p/>
              </draw:image>
            </draw:frame>
          </table:table-cell>
          <table:table-cell>
            <draw:frame table:end-cell-address="Tabelle1.AE11" table:end-x="0.476cm" table:end-y="0.51cm" draw:z-index="360" draw:name="Grafik 6" draw:style-name="gr1" draw:text-style-name="P1" svg:width="0.5cm" svg:height="0.5cm" svg:x="0.524cm" svg:y="0.01cm">
              <draw:image xlink:href="Pictures/100002010000003C0000003C79A4F0E8.png" xlink:type="simple" xlink:show="embed" xlink:actuate="onLoad">
                <text:p/>
              </draw:image>
            </draw:frame>
          </table:table-cell>
          <table:table-cell>
            <draw:frame table:end-cell-address="Tabelle1.AF11" table:end-x="0.474cm" table:end-y="0.51cm" draw:z-index="361" draw:name="Grafik 6" draw:style-name="gr1" draw:text-style-name="P1" svg:width="0.5cm" svg:height="0.5cm" svg:x="0.523cm" svg:y="0.01cm">
              <draw:image xlink:href="Pictures/100002010000003C0000003C79A4F0E8.png" xlink:type="simple" xlink:show="embed" xlink:actuate="onLoad">
                <text:p/>
              </draw:image>
            </draw:frame>
          </table:table-cell>
          <table:table-cell>
            <draw:frame table:end-cell-address="Tabelle1.AG11" table:end-x="0.472cm" table:end-y="0.51cm" draw:z-index="362" draw:name="Grafik 6" draw:style-name="gr1" draw:text-style-name="P1" svg:width="0.5cm" svg:height="0.5cm" svg:x="0.52cm" svg:y="0.01cm">
              <draw:image xlink:href="Pictures/100002010000003C0000003C79A4F0E8.png" xlink:type="simple" xlink:show="embed" xlink:actuate="onLoad">
                <text:p/>
              </draw:image>
            </draw:frame>
          </table:table-cell>
          <table:table-cell>
            <draw:frame table:end-cell-address="Tabelle1.AH11" table:end-x="0.321cm" table:end-y="0.51cm" draw:z-index="319" draw:name="Grafik 10" draw:style-name="gr1" draw:text-style-name="P1" svg:width="0.35cm" svg:height="0.5cm" svg:x="0.519cm" svg:y="0.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Tabelle1.AI11" table:end-x="0.319cm" table:end-y="0.51cm" draw:z-index="26" draw:name="Grafik 10" draw:style-name="gr1" draw:text-style-name="P1" svg:width="0.35cm" svg:height="0.5cm" svg:x="0.518cm" svg:y="0.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2:52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11">
            <text:p>11</text:p>
          </table:table-cell>
          <table:table-cell>
            <draw:frame table:end-cell-address="Tabelle1.B12" table:end-x="0.524cm" table:end-y="0.509cm" draw:z-index="8" draw:name="Grafik 15" draw:style-name="gr1" draw:text-style-name="P1" svg:width="0.5cm" svg:height="0.5cm" svg:x="0.024cm" svg:y="0.009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Tabelle1.C12" table:end-x="0.372cm" table:end-y="0.509cm" draw:z-index="68" draw:name="Grafik 12" draw:style-name="gr1" draw:text-style-name="P1" svg:width="0.35cm" svg:height="0.5cm" svg:x="0.022cm" svg:y="0.009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Tabelle1.D12" table:end-x="0.37cm" table:end-y="0.509cm" draw:z-index="365" draw:name="Grafik 8" draw:style-name="gr1" draw:text-style-name="P1" svg:width="0.35cm" svg:height="0.5cm" svg:x="0.02cm" svg:y="0.009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Tabelle1.E12" table:end-x="0.369cm" table:end-y="0.509cm" draw:z-index="366" draw:name="Grafik 8" draw:style-name="gr1" draw:text-style-name="P1" svg:width="0.35cm" svg:height="0.5cm" svg:x="0.019cm" svg:y="0.009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Tabelle1.F12" table:end-x="0.368cm" table:end-y="0.509cm" draw:z-index="243" draw:name="Grafik 11" draw:style-name="gr1" draw:text-style-name="P1" svg:width="0.35cm" svg:height="0.5cm" svg:x="0.018cm" svg:y="0.009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Tabelle1.G12" table:end-x="0.515cm" table:end-y="0.509cm" draw:z-index="492" draw:name="Grafik 15" draw:style-name="gr1" draw:text-style-name="P1" svg:width="0.5cm" svg:height="0.5cm" svg:x="0.015cm" svg:y="0.009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Tabelle1.H12" table:end-x="0.514cm" table:end-y="0.509cm" draw:z-index="462" draw:name="Grafik 9" draw:style-name="gr1" draw:text-style-name="P1" svg:width="0.5cm" svg:height="0.5cm" svg:x="0.014cm" svg:y="0.009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Tabelle1.I12" table:end-x="0.513cm" table:end-y="0.509cm" draw:z-index="463" draw:name="Grafik 9" draw:style-name="gr1" draw:text-style-name="P1" svg:width="0.5cm" svg:height="0.5cm" svg:x="0.013cm" svg:y="0.009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Tabelle1.J12" table:end-x="0.36cm" table:end-y="0.509cm" draw:z-index="75" draw:name="Grafik 12" draw:style-name="gr1" draw:text-style-name="P1" svg:width="0.35cm" svg:height="0.5cm" svg:x="0.01cm" svg:y="0.009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Tabelle1.K12" table:end-x="0.359cm" table:end-y="0.509cm" draw:z-index="248" draw:name="Grafik 11" draw:style-name="gr1" draw:text-style-name="P1" svg:width="0.35cm" svg:height="0.5cm" svg:x="0.009cm" svg:y="0.009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Tabelle1.L12" table:end-x="0.507cm" table:end-y="0.509cm" draw:z-index="218" draw:name="Grafik 3" draw:style-name="gr1" draw:text-style-name="P1" svg:width="0.5cm" svg:height="0.5cm" svg:x="0.007cm" svg:y="0.009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Tabelle1.M12" table:end-x="0.356cm" table:end-y="0.509cm" draw:z-index="312" draw:name="Grafik 10" draw:style-name="gr1" draw:text-style-name="P1" svg:width="0.35cm" svg:height="0.5cm" svg:x="0.006cm" svg:y="0.009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Tabelle1.N12" table:end-x="0.354cm" table:end-y="0.509cm" draw:z-index="251" draw:name="Grafik 11" draw:style-name="gr1" draw:text-style-name="P1" svg:width="0.35cm" svg:height="0.5cm" svg:x="0.004cm" svg:y="0.009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Tabelle1.O12" table:end-x="0.502cm" table:end-y="0.509cm" draw:z-index="345" draw:name="Grafik 6" draw:style-name="gr1" draw:text-style-name="P1" svg:width="0.5cm" svg:height="0.5cm" svg:x="0.002cm" svg:y="0.009cm">
              <draw:image xlink:href="Pictures/100002010000003C0000003C79A4F0E8.png" xlink:type="simple" xlink:show="embed" xlink:actuate="onLoad">
                <text:p/>
              </draw:image>
            </draw:frame>
          </table:table-cell>
          <table:table-cell>
            <draw:frame table:end-cell-address="Tabelle1.P12" table:end-x="0.351cm" table:end-y="0.509cm" draw:z-index="253" draw:name="Grafik 11" draw:style-name="gr1" draw:text-style-name="P1" svg:width="0.35cm" svg:height="0.5cm" svg:x="0.001cm" svg:y="0.009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Tabelle1.R12" table:end-x="0.497cm" table:end-y="0.509cm" draw:z-index="136" draw:name="Grafik 7" draw:style-name="gr1" draw:text-style-name="P1" svg:width="0.5cm" svg:height="0.5cm" svg:x="0.545cm" svg:y="0.009cm">
              <draw:image xlink:href="Pictures/10000000000000CE000000F5E802DA79.png" xlink:type="simple" xlink:show="embed" xlink:actuate="onLoad">
                <text:p/>
              </draw:image>
            </draw:frame>
            <draw:frame table:end-cell-address="Tabelle1.Q12" table:end-x="0.349cm" table:end-y="0.509cm" draw:z-index="254" draw:name="Grafik 11" draw:style-name="gr1" draw:text-style-name="P1" svg:width="0.35cm" svg:height="0.5cm" svg:x="-0.001cm" svg:y="0.009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Tabelle1.S12" table:end-x="0.496cm" table:end-y="0.509cm" draw:z-index="286" draw:name="Grafik 7" draw:style-name="gr1" draw:text-style-name="P1" svg:width="0.5cm" svg:height="0.5cm" svg:x="0.544cm" svg:y="0.009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Tabelle1.T12" table:end-x="0.344cm" table:end-y="0.509cm" draw:z-index="85" draw:name="Grafik 12" draw:style-name="gr1" draw:text-style-name="P1" svg:width="0.35cm" svg:height="0.5cm" svg:x="0.542cm" svg:y="0.009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Tabelle1.U12" table:end-x="0.342cm" table:end-y="0.509cm" draw:z-index="86" draw:name="Grafik 12" draw:style-name="gr1" draw:text-style-name="P1" svg:width="0.35cm" svg:height="0.5cm" svg:x="0.541cm" svg:y="0.009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Tabelle1.V12" table:end-x="0.341cm" table:end-y="0.509cm" draw:z-index="87" draw:name="Grafik 12" draw:style-name="gr1" draw:text-style-name="P1" svg:width="0.35cm" svg:height="0.5cm" svg:x="0.539cm" svg:y="0.009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Tabelle1.W12" table:end-x="0.489cm" table:end-y="0.509cm" draw:z-index="290" draw:name="Grafik 7" draw:style-name="gr1" draw:text-style-name="P1" svg:width="0.5cm" svg:height="0.5cm" svg:x="0.537cm" svg:y="0.009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Tabelle1.X12" table:end-x="0.488cm" table:end-y="0.509cm" draw:z-index="291" draw:name="Grafik 7" draw:style-name="gr1" draw:text-style-name="P1" svg:width="0.5cm" svg:height="0.5cm" svg:x="0.536cm" svg:y="0.009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Tabelle1.Y12" table:end-x="0.485cm" table:end-y="0.509cm" draw:z-index="292" draw:name="Grafik 7" draw:style-name="gr1" draw:text-style-name="P1" svg:width="0.5cm" svg:height="0.5cm" svg:x="0.534cm" svg:y="0.009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Tabelle1.Z12" table:end-x="0.484cm" table:end-y="0.509cm" draw:z-index="293" draw:name="Grafik 7" draw:style-name="gr1" draw:text-style-name="P1" svg:width="0.5cm" svg:height="0.5cm" svg:x="0.532cm" svg:y="0.009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Tabelle1.AA12" table:end-x="0.483cm" table:end-y="0.509cm" draw:z-index="294" draw:name="Grafik 7" draw:style-name="gr1" draw:text-style-name="P1" svg:width="0.5cm" svg:height="0.5cm" svg:x="0.531cm" svg:y="0.009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Tabelle1.AB12" table:end-x="0.33cm" table:end-y="0.509cm" draw:z-index="264" draw:name="Grafik 11" draw:style-name="gr1" draw:text-style-name="P1" svg:width="0.35cm" svg:height="0.5cm" svg:x="0.529cm" svg:y="0.009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Tabelle1.AC12" table:end-x="0.329cm" table:end-y="0.509cm" draw:z-index="265" draw:name="Grafik 11" draw:style-name="gr1" draw:text-style-name="P1" svg:width="0.35cm" svg:height="0.5cm" svg:x="0.527cm" svg:y="0.009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Tabelle1.AD12" table:end-x="0.328cm" table:end-y="0.509cm" draw:z-index="266" draw:name="Grafik 11" draw:style-name="gr1" draw:text-style-name="P1" svg:width="0.35cm" svg:height="0.5cm" svg:x="0.526cm" svg:y="0.009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Tabelle1.AE12" table:end-x="0.476cm" table:end-y="0.509cm" draw:z-index="298" draw:name="Grafik 7" draw:style-name="gr1" draw:text-style-name="P1" svg:width="0.5cm" svg:height="0.5cm" svg:x="0.524cm" svg:y="0.009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Tabelle1.AF12" table:end-x="0.474cm" table:end-y="0.509cm" draw:z-index="299" draw:name="Grafik 7" draw:style-name="gr1" draw:text-style-name="P1" svg:width="0.5cm" svg:height="0.5cm" svg:x="0.523cm" svg:y="0.009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Tabelle1.AG12" table:end-x="0.472cm" table:end-y="0.509cm" draw:z-index="300" draw:name="Grafik 7" draw:style-name="gr1" draw:text-style-name="P1" svg:width="0.5cm" svg:height="0.5cm" svg:x="0.52cm" svg:y="0.009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Tabelle1.AH12" table:end-x="0.471cm" table:end-y="0.509cm" draw:z-index="301" draw:name="Grafik 7" draw:style-name="gr1" draw:text-style-name="P1" svg:width="0.5cm" svg:height="0.5cm" svg:x="0.519cm" svg:y="0.009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Tabelle1.AI12" table:end-x="0.469cm" table:end-y="0.509cm" draw:z-index="25" draw:name="Grafik 7" draw:style-name="gr1" draw:text-style-name="P1" svg:width="0.5cm" svg:height="0.5cm" svg:x="0.518cm" svg:y="0.009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2:54</text:p>
          </table:table-cell>
          <table:table-cell office:value-type="float" office:value="43">
            <text:p>43</text:p>
          </table:table-cell>
        </table:table-row>
        <table:table-row table:style-name="ro2">
          <table:table-cell office:value-type="float" office:value="12">
            <text:p>12</text:p>
          </table:table-cell>
          <table:table-cell>
            <draw:frame table:end-cell-address="Tabelle1.C13" table:end-x="0.015cm" table:end-y="0.547cm" draw:z-index="9" draw:name="Grafik 13" draw:style-name="gr1" draw:text-style-name="P1" svg:width="0.54cm" svg:height="0.54cm" svg:x="0.024cm" svg:y="0.007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Tabelle1.C13" table:end-x="0.522cm" table:end-y="0.407cm" draw:z-index="426" draw:name="Grafik 16" draw:style-name="gr1" draw:text-style-name="P1" svg:width="0.5cm" svg:height="0.4cm" svg:x="0.022cm" svg:y="0.007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Tabelle1.D13" table:end-x="0.37cm" table:end-y="0.507cm" draw:z-index="303" draw:name="Grafik 10" draw:style-name="gr1" draw:text-style-name="P1" svg:width="0.35cm" svg:height="0.5cm" svg:x="0.02cm" svg:y="0.007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Tabelle1.E13" table:end-x="0.369cm" table:end-y="0.507cm" draw:z-index="304" draw:name="Grafik 10" draw:style-name="gr1" draw:text-style-name="P1" svg:width="0.35cm" svg:height="0.5cm" svg:x="0.019cm" svg:y="0.007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Tabelle1.F13" table:end-x="0.518cm" table:end-y="0.307cm" draw:z-index="398" draw:name="Grafik 8" draw:style-name="gr1" draw:text-style-name="P1" svg:width="0.5cm" svg:height="0.3cm" svg:x="0.018cm" svg:y="0.007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Tabelle1.G13" table:end-x="0.515cm" table:end-y="0.507cm" draw:z-index="275" draw:name="Grafik 7" draw:style-name="gr1" draw:text-style-name="P1" svg:width="0.5cm" svg:height="0.5cm" svg:x="0.015cm" svg:y="0.007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Tabelle1.H13" table:end-x="0.514cm" table:end-y="0.507cm" draw:z-index="214" draw:name="Grafik 3" draw:style-name="gr1" draw:text-style-name="P1" svg:width="0.5cm" svg:height="0.5cm" svg:x="0.014cm" svg:y="0.007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Tabelle1.I13" table:end-x="0.513cm" table:end-y="0.507cm" draw:z-index="277" draw:name="Grafik 7" draw:style-name="gr1" draw:text-style-name="P1" svg:width="0.5cm" svg:height="0.5cm" svg:x="0.013cm" svg:y="0.007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Tabelle1.J13" table:end-x="0.51cm" table:end-y="0.507cm" draw:z-index="278" draw:name="Grafik 7" draw:style-name="gr1" draw:text-style-name="P1" svg:width="0.5cm" svg:height="0.5cm" svg:x="0.01cm" svg:y="0.007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Tabelle1.K13" table:end-x="0.509cm" table:end-y="0.507cm" draw:z-index="217" draw:name="Grafik 3" draw:style-name="gr1" draw:text-style-name="P1" svg:width="0.5cm" svg:height="0.5cm" svg:x="0.009cm" svg:y="0.007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Tabelle1.L13" table:end-x="0.507cm" table:end-y="0.507cm" draw:z-index="280" draw:name="Grafik 7" draw:style-name="gr1" draw:text-style-name="P1" svg:width="0.5cm" svg:height="0.5cm" svg:x="0.007cm" svg:y="0.007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Tabelle1.M13" table:end-x="0.506cm" table:end-y="0.507cm" draw:z-index="219" draw:name="Grafik 3" draw:style-name="gr1" draw:text-style-name="P1" svg:width="0.5cm" svg:height="0.5cm" svg:x="0.006cm" svg:y="0.007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Tabelle1.N13" table:end-x="0.504cm" table:end-y="0.507cm" draw:z-index="282" draw:name="Grafik 7" draw:style-name="gr1" draw:text-style-name="P1" svg:width="0.5cm" svg:height="0.5cm" svg:x="0.004cm" svg:y="0.007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Tabelle1.O13" table:end-x="0.502cm" table:end-y="0.507cm" draw:z-index="221" draw:name="Grafik 3" draw:style-name="gr1" draw:text-style-name="P1" svg:width="0.5cm" svg:height="0.5cm" svg:x="0.002cm" svg:y="0.007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Tabelle1.P13" table:end-x="0.501cm" table:end-y="0.507cm" draw:z-index="222" draw:name="Grafik 3" draw:style-name="gr1" draw:text-style-name="P1" svg:width="0.5cm" svg:height="0.5cm" svg:x="0.001cm" svg:y="0.007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Tabelle1.Q13" table:end-x="0.349cm" table:end-y="0.507cm" draw:z-index="82" draw:name="Grafik 12" draw:style-name="gr1" draw:text-style-name="P1" svg:width="0.35cm" svg:height="0.5cm" svg:x="-0.001cm" svg:y="0.007cm">
              <draw:image xlink:href="Pictures/10000201000007D000000BC0A450BB79.png" xlink:type="simple" xlink:show="embed" xlink:actuate="onLoad">
                <text:p/>
              </draw:image>
            </draw:frame>
            <draw:frame table:end-cell-address="Tabelle1.R13" table:end-x="0.347cm" table:end-y="0.507cm" draw:z-index="135" draw:name="Grafik 11" draw:style-name="gr1" draw:text-style-name="P1" svg:width="0.35cm" svg:height="0.5cm" svg:x="0.545cm" svg:y="0.007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Tabelle1.S13" table:end-x="0.346cm" table:end-y="0.507cm" draw:z-index="255" draw:name="Grafik 11" draw:style-name="gr1" draw:text-style-name="P1" svg:width="0.35cm" svg:height="0.5cm" svg:x="0.544cm" svg:y="0.007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Tabelle1.T13" table:end-x="0.494cm" table:end-y="0.507cm" draw:z-index="287" draw:name="Grafik 7" draw:style-name="gr1" draw:text-style-name="P1" svg:width="0.5cm" svg:height="0.5cm" svg:x="0.542cm" svg:y="0.007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Tabelle1.U13" table:end-x="0.492cm" table:end-y="0.507cm" draw:z-index="288" draw:name="Grafik 7" draw:style-name="gr1" draw:text-style-name="P1" svg:width="0.5cm" svg:height="0.5cm" svg:x="0.541cm" svg:y="0.007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Tabelle1.V13" table:end-x="0.491cm" table:end-y="0.507cm" draw:z-index="289" draw:name="Grafik 7" draw:style-name="gr1" draw:text-style-name="P1" svg:width="0.5cm" svg:height="0.5cm" svg:x="0.539cm" svg:y="0.007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Tabelle1.W13" table:end-x="0.339cm" table:end-y="0.507cm" draw:z-index="88" draw:name="Grafik 12" draw:style-name="gr1" draw:text-style-name="P1" svg:width="0.35cm" svg:height="0.5cm" svg:x="0.537cm" svg:y="0.007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Tabelle1.X13" table:end-x="0.338cm" table:end-y="0.507cm" draw:z-index="89" draw:name="Grafik 12" draw:style-name="gr1" draw:text-style-name="P1" svg:width="0.35cm" svg:height="0.5cm" svg:x="0.536cm" svg:y="0.007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Tabelle1.Y13" table:end-x="0.335cm" table:end-y="0.507cm" draw:z-index="90" draw:name="Grafik 12" draw:style-name="gr1" draw:text-style-name="P1" svg:width="0.35cm" svg:height="0.5cm" svg:x="0.534cm" svg:y="0.007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Tabelle1.Z13" table:end-x="0.334cm" table:end-y="0.507cm" draw:z-index="91" draw:name="Grafik 12" draw:style-name="gr1" draw:text-style-name="P1" svg:width="0.35cm" svg:height="0.5cm" svg:x="0.532cm" svg:y="0.007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Tabelle1.AA13" table:end-x="0.333cm" table:end-y="0.507cm" draw:z-index="92" draw:name="Grafik 12" draw:style-name="gr1" draw:text-style-name="P1" svg:width="0.35cm" svg:height="0.5cm" svg:x="0.531cm" svg:y="0.007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Tabelle1.AB13" table:end-x="0.48cm" table:end-y="0.507cm" draw:z-index="295" draw:name="Grafik 7" draw:style-name="gr1" draw:text-style-name="P1" svg:width="0.5cm" svg:height="0.5cm" svg:x="0.529cm" svg:y="0.007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Tabelle1.AC13" table:end-x="0.479cm" table:end-y="0.507cm" draw:z-index="296" draw:name="Grafik 7" draw:style-name="gr1" draw:text-style-name="P1" svg:width="0.5cm" svg:height="0.5cm" svg:x="0.527cm" svg:y="0.007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Tabelle1.AD13" table:end-x="0.478cm" table:end-y="0.507cm" draw:z-index="297" draw:name="Grafik 7" draw:style-name="gr1" draw:text-style-name="P1" svg:width="0.5cm" svg:height="0.5cm" svg:x="0.526cm" svg:y="0.007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Tabelle1.AE13" table:end-x="0.326cm" table:end-y="0.507cm" draw:z-index="267" draw:name="Grafik 11" draw:style-name="gr1" draw:text-style-name="P1" svg:width="0.35cm" svg:height="0.5cm" svg:x="0.524cm" svg:y="0.007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Tabelle1.AF13" table:end-x="0.474cm" table:end-y="0.507cm" draw:z-index="175" draw:name="Grafik 14" draw:style-name="gr1" draw:text-style-name="P1" svg:width="0.5cm" svg:height="0.5cm" svg:x="0.523cm" svg:y="0.007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Tabelle1.AG13" table:end-x="0.472cm" table:end-y="0.507cm" draw:z-index="176" draw:name="Grafik 14" draw:style-name="gr1" draw:text-style-name="P1" svg:width="0.5cm" svg:height="0.5cm" svg:x="0.52cm" svg:y="0.007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Tabelle1.AH13" table:end-x="0.321cm" table:end-y="0.507cm" draw:z-index="270" draw:name="Grafik 11" draw:style-name="gr1" draw:text-style-name="P1" svg:width="0.35cm" svg:height="0.5cm" svg:x="0.519cm" svg:y="0.007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Tabelle1.AI13" table:end-x="0.469cm" table:end-y="0.507cm" draw:z-index="24" draw:name="Grafik 14" draw:style-name="gr1" draw:text-style-name="P1" svg:width="0.5cm" svg:height="0.5cm" svg:x="0.518cm" svg:y="0.007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9:56</text:p>
          </table:table-cell>
          <table:table-cell office:value-type="float" office:value="39">
            <text:p>39</text:p>
          </table:table-cell>
        </table:table-row>
        <table:table-row table:style-name="ro2">
          <table:table-cell office:value-type="float" office:value="13">
            <text:p>13</text:p>
          </table:table-cell>
          <table:table-cell>
            <draw:frame table:end-cell-address="Tabelle1.B14" table:end-x="0.524cm" table:end-y="0.507cm" draw:z-index="17" draw:name="Grafik 6" draw:style-name="gr1" draw:text-style-name="P1" svg:width="0.5cm" svg:height="0.5cm" svg:x="0.024cm" svg:y="0.007cm">
              <draw:image xlink:href="Pictures/100002010000003C0000003C79A4F0E8.png" xlink:type="simple" xlink:show="embed" xlink:actuate="onLoad">
                <text:p/>
              </draw:image>
            </draw:frame>
          </table:table-cell>
          <table:table-cell>
            <draw:frame table:end-cell-address="Tabelle1.C14" table:end-x="0.522cm" table:end-y="0.507cm" draw:z-index="488" draw:name="Grafik 15" draw:style-name="gr1" draw:text-style-name="P1" svg:width="0.5cm" svg:height="0.5cm" svg:x="0.022cm" svg:y="0.007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Tabelle1.D14" table:end-x="0.52cm" table:end-y="0.507cm" draw:z-index="210" draw:name="Grafik 3" draw:style-name="gr1" draw:text-style-name="P1" svg:width="0.5cm" svg:height="0.5cm" svg:x="0.02cm" svg:y="0.007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Tabelle1.E14" table:end-x="0.519cm" table:end-y="0.507cm" draw:z-index="490" draw:name="Grafik 15" draw:style-name="gr1" draw:text-style-name="P1" svg:width="0.5cm" svg:height="0.5cm" svg:x="0.019cm" svg:y="0.007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Tabelle1.F14" table:end-x="0.368cm" table:end-y="0.507cm" draw:z-index="305" draw:name="Grafik 10" draw:style-name="gr1" draw:text-style-name="P1" svg:width="0.35cm" svg:height="0.5cm" svg:x="0.018cm" svg:y="0.007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Tabelle1.G14" table:end-x="0.365cm" table:end-y="0.507cm" draw:z-index="306" draw:name="Grafik 10" draw:style-name="gr1" draw:text-style-name="P1" svg:width="0.35cm" svg:height="0.5cm" svg:x="0.015cm" svg:y="0.007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Tabelle1.H14" table:end-x="0.514cm" table:end-y="0.507cm" draw:z-index="276" draw:name="Grafik 7" draw:style-name="gr1" draw:text-style-name="P1" svg:width="0.5cm" svg:height="0.5cm" svg:x="0.014cm" svg:y="0.007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Tabelle1.I14" table:end-x="0.513cm" table:end-y="0.507cm" draw:z-index="215" draw:name="Grafik 3" draw:style-name="gr1" draw:text-style-name="P1" svg:width="0.5cm" svg:height="0.5cm" svg:x="0.013cm" svg:y="0.007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Tabelle1.J14" table:end-x="0.51cm" table:end-y="0.507cm" draw:z-index="216" draw:name="Grafik 3" draw:style-name="gr1" draw:text-style-name="P1" svg:width="0.5cm" svg:height="0.5cm" svg:x="0.01cm" svg:y="0.007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Tabelle1.K14" table:end-x="0.359cm" table:end-y="0.507cm" draw:z-index="76" draw:name="Grafik 12" draw:style-name="gr1" draw:text-style-name="P1" svg:width="0.35cm" svg:height="0.5cm" svg:x="0.009cm" svg:y="0.007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Tabelle1.L14" table:end-x="0.357cm" table:end-y="0.507cm" draw:z-index="77" draw:name="Grafik 12" draw:style-name="gr1" draw:text-style-name="P1" svg:width="0.35cm" svg:height="0.5cm" svg:x="0.007cm" svg:y="0.007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Tabelle1.M14" table:end-x="0.506cm" table:end-y="0.507cm" draw:z-index="281" draw:name="Grafik 7" draw:style-name="gr1" draw:text-style-name="P1" svg:width="0.5cm" svg:height="0.5cm" svg:x="0.006cm" svg:y="0.007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Tabelle1.N14" table:end-x="0.354cm" table:end-y="0.507cm" draw:z-index="79" draw:name="Grafik 12" draw:style-name="gr1" draw:text-style-name="P1" svg:width="0.35cm" svg:height="0.5cm" svg:x="0.004cm" svg:y="0.007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Tabelle1.O14" table:end-x="0.502cm" table:end-y="0.507cm" draw:z-index="283" draw:name="Grafik 7" draw:style-name="gr1" draw:text-style-name="P1" svg:width="0.5cm" svg:height="0.5cm" svg:x="0.002cm" svg:y="0.007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Tabelle1.P14" table:end-x="0.351cm" table:end-y="0.507cm" draw:z-index="81" draw:name="Grafik 12" draw:style-name="gr1" draw:text-style-name="P1" svg:width="0.35cm" svg:height="0.5cm" svg:x="0.001cm" svg:y="0.007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Tabelle1.R14" table:end-x="0.347cm" table:end-y="0.507cm" draw:z-index="83" draw:name="Grafik 12" draw:style-name="gr1" draw:text-style-name="P1" svg:width="0.35cm" svg:height="0.5cm" svg:x="0.545cm" svg:y="0.007cm">
              <draw:image xlink:href="Pictures/10000201000007D000000BC0A450BB79.png" xlink:type="simple" xlink:show="embed" xlink:actuate="onLoad">
                <text:p/>
              </draw:image>
            </draw:frame>
            <draw:frame table:end-cell-address="Tabelle1.Q14" table:end-x="0.499cm" table:end-y="0.507cm" draw:z-index="223" draw:name="Grafik 3" draw:style-name="gr1" draw:text-style-name="P1" svg:width="0.5cm" svg:height="0.5cm" svg:x="-0.001cm" svg:y="0.007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Tabelle1.S14" table:end-x="0.346cm" table:end-y="0.507cm" draw:z-index="84" draw:name="Grafik 12" draw:style-name="gr1" draw:text-style-name="P1" svg:width="0.35cm" svg:height="0.5cm" svg:x="0.544cm" svg:y="0.007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Tabelle1.T14" table:end-x="0.344cm" table:end-y="0.507cm" draw:z-index="256" draw:name="Grafik 11" draw:style-name="gr1" draw:text-style-name="P1" svg:width="0.35cm" svg:height="0.5cm" svg:x="0.542cm" svg:y="0.007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Tabelle1.U14" table:end-x="0.342cm" table:end-y="0.507cm" draw:z-index="257" draw:name="Grafik 11" draw:style-name="gr1" draw:text-style-name="P1" svg:width="0.35cm" svg:height="0.5cm" svg:x="0.541cm" svg:y="0.007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Tabelle1.V14" table:end-x="0.341cm" table:end-y="0.507cm" draw:z-index="258" draw:name="Grafik 11" draw:style-name="gr1" draw:text-style-name="P1" svg:width="0.35cm" svg:height="0.5cm" svg:x="0.539cm" svg:y="0.007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Tabelle1.W14" table:end-x="0.339cm" table:end-y="0.507cm" draw:z-index="259" draw:name="Grafik 11" draw:style-name="gr1" draw:text-style-name="P1" svg:width="0.35cm" svg:height="0.5cm" svg:x="0.537cm" svg:y="0.007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Tabelle1.X14" table:end-x="0.338cm" table:end-y="0.507cm" draw:z-index="260" draw:name="Grafik 11" draw:style-name="gr1" draw:text-style-name="P1" svg:width="0.35cm" svg:height="0.5cm" svg:x="0.536cm" svg:y="0.007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Tabelle1.Y14" table:end-x="0.335cm" table:end-y="0.507cm" draw:z-index="261" draw:name="Grafik 11" draw:style-name="gr1" draw:text-style-name="P1" svg:width="0.35cm" svg:height="0.5cm" svg:x="0.534cm" svg:y="0.007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Tabelle1.Z14" table:end-x="0.334cm" table:end-y="0.507cm" draw:z-index="262" draw:name="Grafik 11" draw:style-name="gr1" draw:text-style-name="P1" svg:width="0.35cm" svg:height="0.5cm" svg:x="0.532cm" svg:y="0.007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Tabelle1.AA14" table:end-x="0.333cm" table:end-y="0.507cm" draw:z-index="263" draw:name="Grafik 11" draw:style-name="gr1" draw:text-style-name="P1" svg:width="0.35cm" svg:height="0.5cm" svg:x="0.531cm" svg:y="0.007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Tabelle1.AB14" table:end-x="0.33cm" table:end-y="0.507cm" draw:z-index="93" draw:name="Grafik 12" draw:style-name="gr1" draw:text-style-name="P1" svg:width="0.35cm" svg:height="0.5cm" svg:x="0.529cm" svg:y="0.007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Tabelle1.AC14" table:end-x="0.329cm" table:end-y="0.507cm" draw:z-index="94" draw:name="Grafik 12" draw:style-name="gr1" draw:text-style-name="P1" svg:width="0.35cm" svg:height="0.5cm" svg:x="0.527cm" svg:y="0.007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Tabelle1.AD14" table:end-x="0.328cm" table:end-y="0.507cm" draw:z-index="95" draw:name="Grafik 12" draw:style-name="gr1" draw:text-style-name="P1" svg:width="0.35cm" svg:height="0.5cm" svg:x="0.526cm" svg:y="0.007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Tabelle1.AE14" table:end-x="0.476cm" table:end-y="0.507cm" draw:z-index="174" draw:name="Grafik 14" draw:style-name="gr1" draw:text-style-name="P1" svg:width="0.5cm" svg:height="0.5cm" svg:x="0.524cm" svg:y="0.007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Tabelle1.AF14" table:end-x="0.324cm" table:end-y="0.507cm" draw:z-index="268" draw:name="Grafik 11" draw:style-name="gr1" draw:text-style-name="P1" svg:width="0.35cm" svg:height="0.5cm" svg:x="0.523cm" svg:y="0.007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Tabelle1.AG14" table:end-x="0.472cm" table:end-y="0.507cm" draw:z-index="238" draw:name="Grafik 3" draw:style-name="gr1" draw:text-style-name="P1" svg:width="0.5cm" svg:height="0.5cm" svg:x="0.52cm" svg:y="0.007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Tabelle1.AH14" table:end-x="0.471cm" table:end-y="0.507cm" draw:z-index="177" draw:name="Grafik 14" draw:style-name="gr1" draw:text-style-name="P1" svg:width="0.5cm" svg:height="0.5cm" svg:x="0.519cm" svg:y="0.007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Tabelle1.AI14" table:end-x="0.319cm" table:end-y="0.507cm" draw:z-index="23" draw:name="Grafik 11" draw:style-name="gr1" draw:text-style-name="P1" svg:width="0.35cm" svg:height="0.5cm" svg:x="0.518cm" svg:y="0.007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6:54</text:p>
          </table:table-cell>
          <table:table-cell office:value-type="float" office:value="36">
            <text:p>36</text:p>
          </table:table-cell>
        </table:table-row>
        <table:table-row table:style-name="ro2">
          <table:table-cell office:value-type="float" office:value="14">
            <text:p>14</text:p>
          </table:table-cell>
          <table:table-cell>
            <draw:frame table:end-cell-address="Tabelle1.B15" table:end-x="0.524cm" table:end-y="0.306cm" draw:z-index="10" draw:name="Grafik 8" draw:style-name="gr1" draw:text-style-name="P1" svg:width="0.5cm" svg:height="0.3cm" svg:x="0.024cm" svg:y="0.006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Tabelle1.C15" table:end-x="0.522cm" table:end-y="0.306cm" draw:z-index="395" draw:name="Grafik 8" draw:style-name="gr1" draw:text-style-name="P1" svg:width="0.5cm" svg:height="0.3cm" svg:x="0.022cm" svg:y="0.006cm">
              <draw:image xlink:href="Pictures/10000201000004B0000001B86931FBC8.png" xlink:type="simple" xlink:show="embed" xlink:actuate="onLoad">
                <text:p/>
              </draw:image>
            </draw:frame>
          </table:table-cell>
          <table:table-cell>
            <draw:frame table:end-cell-address="Tabelle1.D15" table:end-x="0.52cm" table:end-y="0.406cm" draw:z-index="427" draw:name="Grafik 16" draw:style-name="gr1" draw:text-style-name="P1" svg:width="0.5cm" svg:height="0.4cm" svg:x="0.02cm" svg:y="0.006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Tabelle1.E15" table:end-x="0.519cm" table:end-y="0.506cm" draw:z-index="180" draw:name="Grafik 5" draw:style-name="gr1" draw:text-style-name="P1" svg:width="0.5cm" svg:height="0.5cm" svg:x="0.019cm" svg:y="0.006cm">
              <draw:image xlink:href="Pictures/100002010000003C0000003C8CA8F5F9.png" xlink:type="simple" xlink:show="embed" xlink:actuate="onLoad">
                <text:p/>
              </draw:image>
            </draw:frame>
          </table:table-cell>
          <table:table-cell>
            <draw:frame table:end-cell-address="Tabelle1.F15" table:end-x="0.518cm" table:end-y="0.506cm" draw:z-index="181" draw:name="Grafik 5" draw:style-name="gr1" draw:text-style-name="P1" svg:width="0.5cm" svg:height="0.5cm" svg:x="0.018cm" svg:y="0.006cm">
              <draw:image xlink:href="Pictures/100002010000003C0000003C8CA8F5F9.png" xlink:type="simple" xlink:show="embed" xlink:actuate="onLoad">
                <text:p/>
              </draw:image>
            </draw:frame>
          </table:table-cell>
          <table:table-cell>
            <draw:frame table:end-cell-address="Tabelle1.G15" table:end-x="0.515cm" table:end-y="0.506cm" draw:z-index="213" draw:name="Grafik 3" draw:style-name="gr1" draw:text-style-name="P1" svg:width="0.5cm" svg:height="0.5cm" svg:x="0.015cm" svg:y="0.006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Tabelle1.H15" table:end-x="0.364cm" table:end-y="0.506cm" draw:z-index="307" draw:name="Grafik 10" draw:style-name="gr1" draw:text-style-name="P1" svg:width="0.35cm" svg:height="0.5cm" svg:x="0.014cm" svg:y="0.006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Tabelle1.I15" table:end-x="0.363cm" table:end-y="0.506cm" draw:z-index="308" draw:name="Grafik 10" draw:style-name="gr1" draw:text-style-name="P1" svg:width="0.35cm" svg:height="0.5cm" svg:x="0.013cm" svg:y="0.006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Tabelle1.J15" table:end-x="0.36cm" table:end-y="0.506cm" draw:z-index="309" draw:name="Grafik 10" draw:style-name="gr1" draw:text-style-name="P1" svg:width="0.35cm" svg:height="0.5cm" svg:x="0.01cm" svg:y="0.006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Tabelle1.K15" table:end-x="0.359cm" table:end-y="0.506cm" draw:z-index="310" draw:name="Grafik 10" draw:style-name="gr1" draw:text-style-name="P1" svg:width="0.35cm" svg:height="0.5cm" svg:x="0.009cm" svg:y="0.006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Tabelle1.L15" table:end-x="0.357cm" table:end-y="0.506cm" draw:z-index="311" draw:name="Grafik 10" draw:style-name="gr1" draw:text-style-name="P1" svg:width="0.35cm" svg:height="0.5cm" svg:x="0.007cm" svg:y="0.006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Tabelle1.M15" table:end-x="0.356cm" table:end-y="0.506cm" draw:z-index="78" draw:name="Grafik 12" draw:style-name="gr1" draw:text-style-name="P1" svg:width="0.35cm" svg:height="0.5cm" svg:x="0.006cm" svg:y="0.006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Tabelle1.N15" table:end-x="0.504cm" table:end-y="0.506cm" draw:z-index="220" draw:name="Grafik 3" draw:style-name="gr1" draw:text-style-name="P1" svg:width="0.5cm" svg:height="0.5cm" svg:x="0.004cm" svg:y="0.006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Tabelle1.O15" table:end-x="0.352cm" table:end-y="0.506cm" draw:z-index="80" draw:name="Grafik 12" draw:style-name="gr1" draw:text-style-name="P1" svg:width="0.35cm" svg:height="0.5cm" svg:x="0.002cm" svg:y="0.006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Tabelle1.P15" table:end-x="0.501cm" table:end-y="0.506cm" draw:z-index="284" draw:name="Grafik 7" draw:style-name="gr1" draw:text-style-name="P1" svg:width="0.5cm" svg:height="0.5cm" svg:x="0.001cm" svg:y="0.006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Tabelle1.R15" table:end-x="0.497cm" table:end-y="0.506cm" draw:z-index="134" draw:name="Grafik 3" draw:style-name="gr1" draw:text-style-name="P1" svg:width="0.5cm" svg:height="0.5cm" svg:x="0.545cm" svg:y="0.006cm">
              <draw:image xlink:href="Pictures/100002010000020600000206FDD7BC88.png" xlink:type="simple" xlink:show="embed" xlink:actuate="onLoad">
                <text:p/>
              </draw:image>
            </draw:frame>
            <draw:frame table:end-cell-address="Tabelle1.Q15" table:end-x="0.499cm" table:end-y="0.506cm" draw:z-index="285" draw:name="Grafik 7" draw:style-name="gr1" draw:text-style-name="P1" svg:width="0.5cm" svg:height="0.5cm" svg:x="-0.001cm" svg:y="0.006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Tabelle1.S15" table:end-x="0.496cm" table:end-y="0.506cm" draw:z-index="224" draw:name="Grafik 3" draw:style-name="gr1" draw:text-style-name="P1" svg:width="0.5cm" svg:height="0.5cm" svg:x="0.544cm" svg:y="0.006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Tabelle1.T15" table:end-x="0.534cm" table:end-y="0.546cm" draw:z-index="117" draw:name="Grafik 13" draw:style-name="gr1" draw:text-style-name="P1" svg:width="0.54cm" svg:height="0.54cm" svg:x="0.542cm" svg:y="0.006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Tabelle1.U15" table:end-x="0.532cm" table:end-y="0.546cm" draw:z-index="118" draw:name="Grafik 13" draw:style-name="gr1" draw:text-style-name="P1" svg:width="0.54cm" svg:height="0.54cm" svg:x="0.541cm" svg:y="0.006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Tabelle1.V15" table:end-x="0.531cm" table:end-y="0.546cm" draw:z-index="119" draw:name="Grafik 13" draw:style-name="gr1" draw:text-style-name="P1" svg:width="0.54cm" svg:height="0.54cm" svg:x="0.539cm" svg:y="0.006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Tabelle1.W15" table:end-x="0.529cm" table:end-y="0.546cm" draw:z-index="120" draw:name="Grafik 13" draw:style-name="gr1" draw:text-style-name="P1" svg:width="0.54cm" svg:height="0.54cm" svg:x="0.537cm" svg:y="0.006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Tabelle1.X15" table:end-x="0.528cm" table:end-y="0.546cm" draw:z-index="121" draw:name="Grafik 13" draw:style-name="gr1" draw:text-style-name="P1" svg:width="0.54cm" svg:height="0.54cm" svg:x="0.536cm" svg:y="0.006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Tabelle1.Y15" table:end-x="0.525cm" table:end-y="0.546cm" draw:z-index="122" draw:name="Grafik 13" draw:style-name="gr1" draw:text-style-name="P1" svg:width="0.54cm" svg:height="0.54cm" svg:x="0.534cm" svg:y="0.006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Tabelle1.Z15" table:end-x="0.524cm" table:end-y="0.546cm" draw:z-index="123" draw:name="Grafik 13" draw:style-name="gr1" draw:text-style-name="P1" svg:width="0.54cm" svg:height="0.54cm" svg:x="0.532cm" svg:y="0.006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Tabelle1.AA15" table:end-x="0.483cm" table:end-y="0.506cm" draw:z-index="232" draw:name="Grafik 3" draw:style-name="gr1" draw:text-style-name="P1" svg:width="0.5cm" svg:height="0.5cm" svg:x="0.531cm" svg:y="0.006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Tabelle1.AB15" table:end-x="0.48cm" table:end-y="0.506cm" draw:z-index="233" draw:name="Grafik 3" draw:style-name="gr1" draw:text-style-name="P1" svg:width="0.5cm" svg:height="0.5cm" svg:x="0.529cm" svg:y="0.006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Tabelle1.AC15" table:end-x="0.479cm" table:end-y="0.506cm" draw:z-index="172" draw:name="Grafik 14" draw:style-name="gr1" draw:text-style-name="P1" svg:width="0.5cm" svg:height="0.5cm" svg:x="0.527cm" svg:y="0.006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Tabelle1.AD15" table:end-x="0.478cm" table:end-y="0.506cm" draw:z-index="173" draw:name="Grafik 14" draw:style-name="gr1" draw:text-style-name="P1" svg:width="0.5cm" svg:height="0.5cm" svg:x="0.526cm" svg:y="0.006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Tabelle1.AE15" table:end-x="0.326cm" table:end-y="0.506cm" draw:z-index="96" draw:name="Grafik 12" draw:style-name="gr1" draw:text-style-name="P1" svg:width="0.35cm" svg:height="0.5cm" svg:x="0.524cm" svg:y="0.006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Tabelle1.AF15" table:end-x="0.324cm" table:end-y="0.506cm" draw:z-index="97" draw:name="Grafik 12" draw:style-name="gr1" draw:text-style-name="P1" svg:width="0.35cm" svg:height="0.5cm" svg:x="0.523cm" svg:y="0.006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Tabelle1.AG15" table:end-x="0.322cm" table:end-y="0.506cm" draw:z-index="269" draw:name="Grafik 11" draw:style-name="gr1" draw:text-style-name="P1" svg:width="0.35cm" svg:height="0.5cm" svg:x="0.52cm" svg:y="0.006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Tabelle1.AH15" table:end-x="0.471cm" table:end-y="0.506cm" draw:z-index="239" draw:name="Grafik 3" draw:style-name="gr1" draw:text-style-name="P1" svg:width="0.5cm" svg:height="0.5cm" svg:x="0.519cm" svg:y="0.006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Tabelle1.AI15" table:end-x="0.469cm" table:end-y="0.506cm" draw:z-index="22" draw:name="Grafik 3" draw:style-name="gr1" draw:text-style-name="P1" svg:width="0.5cm" svg:height="0.5cm" svg:x="0.518cm" svg:y="0.006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1:52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float" office:value="15">
            <text:p>15</text:p>
          </table:table-cell>
          <table:table-cell>
            <draw:frame table:end-cell-address="Tabelle1.B16" table:end-x="0.524cm" table:end-y="0.506cm" draw:z-index="11" draw:name="Grafik 14" draw:style-name="gr1" draw:text-style-name="P1" svg:width="0.5cm" svg:height="0.5cm" svg:x="0.024cm" svg:y="0.006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Tabelle1.C16" table:end-x="0.372cm" table:end-y="0.506cm" draw:z-index="364" draw:name="Grafik 8" draw:style-name="gr1" draw:text-style-name="P1" svg:width="0.35cm" svg:height="0.5cm" svg:x="0.022cm" svg:y="0.006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Tabelle1.D16" table:end-x="0.52cm" table:end-y="0.506cm" draw:z-index="489" draw:name="Grafik 15" draw:style-name="gr1" draw:text-style-name="P1" svg:width="0.5cm" svg:height="0.5cm" svg:x="0.02cm" svg:y="0.006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Tabelle1.E16" table:end-x="0.519cm" table:end-y="0.506cm" draw:z-index="211" draw:name="Grafik 3" draw:style-name="gr1" draw:text-style-name="P1" svg:width="0.5cm" svg:height="0.5cm" svg:x="0.019cm" svg:y="0.006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Tabelle1.F16" table:end-x="0.518cm" table:end-y="0.506cm" draw:z-index="212" draw:name="Grafik 3" draw:style-name="gr1" draw:text-style-name="P1" svg:width="0.5cm" svg:height="0.5cm" svg:x="0.018cm" svg:y="0.006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Tabelle1.G16" table:end-x="0.515cm" table:end-y="0.506cm" draw:z-index="182" draw:name="Grafik 5" draw:style-name="gr1" draw:text-style-name="P1" svg:width="0.5cm" svg:height="0.5cm" svg:x="0.015cm" svg:y="0.006cm">
              <draw:image xlink:href="Pictures/100002010000003C0000003C8CA8F5F9.png" xlink:type="simple" xlink:show="embed" xlink:actuate="onLoad">
                <text:p/>
              </draw:image>
            </draw:frame>
          </table:table-cell>
          <table:table-cell>
            <draw:frame table:end-cell-address="Tabelle1.H16" table:end-x="0.514cm" table:end-y="0.506cm" draw:z-index="183" draw:name="Grafik 5" draw:style-name="gr1" draw:text-style-name="P1" svg:width="0.5cm" svg:height="0.5cm" svg:x="0.014cm" svg:y="0.006cm">
              <draw:image xlink:href="Pictures/100002010000003C0000003C8CA8F5F9.png" xlink:type="simple" xlink:show="embed" xlink:actuate="onLoad">
                <text:p/>
              </draw:image>
            </draw:frame>
          </table:table-cell>
          <table:table-cell>
            <draw:frame table:end-cell-address="Tabelle1.I16" table:end-x="0.513cm" table:end-y="0.506cm" draw:z-index="153" draw:name="Grafik 14" draw:style-name="gr1" draw:text-style-name="P1" svg:width="0.5cm" svg:height="0.5cm" svg:x="0.013cm" svg:y="0.006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Tabelle1.J16" table:end-x="0.55cm" table:end-y="0.546cm" draw:z-index="107" draw:name="Grafik 13" draw:style-name="gr1" draw:text-style-name="P1" svg:width="0.54cm" svg:height="0.54cm" svg:x="0.01cm" svg:y="0.006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Tabelle1.K16" table:end-x="0.549cm" table:end-y="0.546cm" draw:z-index="108" draw:name="Grafik 13" draw:style-name="gr1" draw:text-style-name="P1" svg:width="0.54cm" svg:height="0.54cm" svg:x="0.009cm" svg:y="0.006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Tabelle1.L16" table:end-x="0.547cm" table:end-y="0.546cm" draw:z-index="109" draw:name="Grafik 13" draw:style-name="gr1" draw:text-style-name="P1" svg:width="0.54cm" svg:height="0.54cm" svg:x="0.007cm" svg:y="0.006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Tabelle1.M16" table:end-x="0.546cm" table:end-y="0.546cm" draw:z-index="110" draw:name="Grafik 13" draw:style-name="gr1" draw:text-style-name="P1" svg:width="0.54cm" svg:height="0.54cm" svg:x="0.006cm" svg:y="0.006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Tabelle1.N16" table:end-x="0.544cm" table:end-y="0.546cm" draw:z-index="111" draw:name="Grafik 13" draw:style-name="gr1" draw:text-style-name="P1" svg:width="0.54cm" svg:height="0.54cm" svg:x="0.004cm" svg:y="0.006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Tabelle1.O16" table:end-x="0.542cm" table:end-y="0.546cm" draw:z-index="112" draw:name="Grafik 13" draw:style-name="gr1" draw:text-style-name="P1" svg:width="0.54cm" svg:height="0.54cm" svg:x="0.002cm" svg:y="0.006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Tabelle1.P16" table:end-x="0.501cm" table:end-y="0.506cm" draw:z-index="191" draw:name="Grafik 5" draw:style-name="gr1" draw:text-style-name="P1" svg:width="0.5cm" svg:height="0.5cm" svg:x="0.001cm" svg:y="0.006cm">
              <draw:image xlink:href="Pictures/100002010000003C0000003C8CA8F5F9.png" xlink:type="simple" xlink:show="embed" xlink:actuate="onLoad">
                <text:p/>
              </draw:image>
            </draw:frame>
          </table:table-cell>
          <table:table-cell>
            <draw:frame table:end-cell-address="Tabelle1.R16" table:end-x="0.497cm" table:end-y="0.506cm" draw:z-index="133" draw:name="Grafik 5" draw:style-name="gr1" draw:text-style-name="P1" svg:width="0.5cm" svg:height="0.5cm" svg:x="0.545cm" svg:y="0.006cm">
              <draw:image xlink:href="Pictures/100002010000003C0000003C8CA8F5F9.png" xlink:type="simple" xlink:show="embed" xlink:actuate="onLoad">
                <text:p/>
              </draw:image>
            </draw:frame>
            <draw:frame table:end-cell-address="Tabelle1.Q16" table:end-x="0.499cm" table:end-y="0.506cm" draw:z-index="192" draw:name="Grafik 5" draw:style-name="gr1" draw:text-style-name="P1" svg:width="0.5cm" svg:height="0.5cm" svg:x="-0.001cm" svg:y="0.006cm">
              <draw:image xlink:href="Pictures/100002010000003C0000003C8CA8F5F9.png" xlink:type="simple" xlink:show="embed" xlink:actuate="onLoad">
                <text:p/>
              </draw:image>
            </draw:frame>
          </table:table-cell>
          <table:table-cell>
            <draw:frame table:end-cell-address="Tabelle1.S16" table:end-x="0.496cm" table:end-y="0.506cm" draw:z-index="193" draw:name="Grafik 5" draw:style-name="gr1" draw:text-style-name="P1" svg:width="0.5cm" svg:height="0.5cm" svg:x="0.544cm" svg:y="0.006cm">
              <draw:image xlink:href="Pictures/100002010000003C0000003C8CA8F5F9.png" xlink:type="simple" xlink:show="embed" xlink:actuate="onLoad">
                <text:p/>
              </draw:image>
            </draw:frame>
          </table:table-cell>
          <table:table-cell>
            <draw:frame table:end-cell-address="Tabelle1.T16" table:end-x="0.494cm" table:end-y="0.506cm" draw:z-index="225" draw:name="Grafik 3" draw:style-name="gr1" draw:text-style-name="P1" svg:width="0.5cm" svg:height="0.5cm" svg:x="0.542cm" svg:y="0.006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Tabelle1.U16" table:end-x="0.492cm" table:end-y="0.506cm" draw:z-index="227" draw:name="Grafik 3" draw:style-name="gr1" draw:text-style-name="P1" svg:width="0.5cm" svg:height="0.5cm" svg:x="0.541cm" svg:y="0.006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Tabelle1.V16" table:end-x="0.491cm" table:end-y="0.506cm" draw:z-index="228" draw:name="Grafik 3" draw:style-name="gr1" draw:text-style-name="P1" svg:width="0.5cm" svg:height="0.5cm" svg:x="0.539cm" svg:y="0.006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Tabelle1.W16" table:end-x="0.489cm" table:end-y="0.506cm" draw:z-index="229" draw:name="Grafik 3" draw:style-name="gr1" draw:text-style-name="P1" svg:width="0.5cm" svg:height="0.5cm" svg:x="0.537cm" svg:y="0.006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Tabelle1.X16" table:end-x="0.488cm" table:end-y="0.506cm" draw:z-index="230" draw:name="Grafik 3" draw:style-name="gr1" draw:text-style-name="P1" svg:width="0.5cm" svg:height="0.5cm" svg:x="0.536cm" svg:y="0.006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Tabelle1.Y16" table:end-x="0.485cm" table:end-y="0.506cm" draw:z-index="231" draw:name="Grafik 3" draw:style-name="gr1" draw:text-style-name="P1" svg:width="0.5cm" svg:height="0.5cm" svg:x="0.534cm" svg:y="0.006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Tabelle1.Z16" table:end-x="0.484cm" table:end-y="0.506cm" draw:z-index="200" draw:name="Grafik 5" draw:style-name="gr1" draw:text-style-name="P1" svg:width="0.5cm" svg:height="0.5cm" svg:x="0.532cm" svg:y="0.006cm">
              <draw:image xlink:href="Pictures/100002010000003C0000003C8CA8F5F9.png" xlink:type="simple" xlink:show="embed" xlink:actuate="onLoad">
                <text:p/>
              </draw:image>
            </draw:frame>
          </table:table-cell>
          <table:table-cell>
            <draw:frame table:end-cell-address="Tabelle1.AA16" table:end-x="0.483cm" table:end-y="0.506cm" draw:z-index="164" draw:name="Grafik 14" draw:style-name="gr1" draw:text-style-name="P1" svg:width="0.5cm" svg:height="0.5cm" svg:x="0.531cm" svg:y="0.006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Tabelle1.AB16" table:end-x="0.48cm" table:end-y="0.506cm" draw:z-index="171" draw:name="Grafik 14" draw:style-name="gr1" draw:text-style-name="P1" svg:width="0.5cm" svg:height="0.5cm" svg:x="0.529cm" svg:y="0.006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Tabelle1.AC16" table:end-x="0.479cm" table:end-y="0.506cm" draw:z-index="234" draw:name="Grafik 3" draw:style-name="gr1" draw:text-style-name="P1" svg:width="0.5cm" svg:height="0.5cm" svg:x="0.527cm" svg:y="0.006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Tabelle1.AD16" table:end-x="0.478cm" table:end-y="0.506cm" draw:z-index="204" draw:name="Grafik 5" draw:style-name="gr1" draw:text-style-name="P1" svg:width="0.5cm" svg:height="0.5cm" svg:x="0.526cm" svg:y="0.006cm">
              <draw:image xlink:href="Pictures/100002010000003C0000003C8CA8F5F9.png" xlink:type="simple" xlink:show="embed" xlink:actuate="onLoad">
                <text:p/>
              </draw:image>
            </draw:frame>
          </table:table-cell>
          <table:table-cell>
            <draw:frame table:end-cell-address="Tabelle1.AE16" table:end-x="0.476cm" table:end-y="0.506cm" draw:z-index="205" draw:name="Grafik 5" draw:style-name="gr1" draw:text-style-name="P1" svg:width="0.5cm" svg:height="0.5cm" svg:x="0.524cm" svg:y="0.006cm">
              <draw:image xlink:href="Pictures/100002010000003C0000003C8CA8F5F9.png" xlink:type="simple" xlink:show="embed" xlink:actuate="onLoad">
                <text:p/>
              </draw:image>
            </draw:frame>
          </table:table-cell>
          <table:table-cell>
            <draw:frame table:end-cell-address="Tabelle1.AF16" table:end-x="0.474cm" table:end-y="0.506cm" draw:z-index="206" draw:name="Grafik 5" draw:style-name="gr1" draw:text-style-name="P1" svg:width="0.5cm" svg:height="0.5cm" svg:x="0.523cm" svg:y="0.006cm">
              <draw:image xlink:href="Pictures/100002010000003C0000003C8CA8F5F9.png" xlink:type="simple" xlink:show="embed" xlink:actuate="onLoad">
                <text:p/>
              </draw:image>
            </draw:frame>
          </table:table-cell>
          <table:table-cell>
            <draw:frame table:end-cell-address="Tabelle1.AG16" table:end-x="0.322cm" table:end-y="0.506cm" draw:z-index="98" draw:name="Grafik 12" draw:style-name="gr1" draw:text-style-name="P1" svg:width="0.35cm" svg:height="0.5cm" svg:x="0.52cm" svg:y="0.006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Tabelle1.AH16" table:end-x="0.471cm" table:end-y="0.506cm" draw:z-index="208" draw:name="Grafik 5" draw:style-name="gr1" draw:text-style-name="P1" svg:width="0.5cm" svg:height="0.5cm" svg:x="0.519cm" svg:y="0.006cm">
              <draw:image xlink:href="Pictures/100002010000003C0000003C8CA8F5F9.png" xlink:type="simple" xlink:show="embed" xlink:actuate="onLoad">
                <text:p/>
              </draw:image>
            </draw:frame>
          </table:table-cell>
          <table:table-cell>
            <draw:frame table:end-cell-address="Tabelle1.AI16" table:end-x="0.469cm" table:end-y="0.506cm" draw:z-index="21" draw:name="Grafik 5" draw:style-name="gr1" draw:text-style-name="P1" svg:width="0.5cm" svg:height="0.5cm" svg:x="0.518cm" svg:y="0.006cm">
              <draw:image xlink:href="Pictures/100002010000003C0000003C8CA8F5F9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26:52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float" office:value="16">
            <text:p>16</text:p>
          </table:table-cell>
          <table:table-cell>
            <draw:frame table:end-cell-address="Tabelle1.B17" table:end-x="0.374cm" table:end-y="0.504cm" draw:z-index="12" draw:name="Grafik 12" draw:style-name="gr1" draw:text-style-name="P1" svg:width="0.35cm" svg:height="0.5cm" svg:x="0.024cm" svg:y="0.004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Tabelle1.D17" table:end-x="0.014cm" table:end-y="0.544cm" draw:z-index="100" draw:name="Grafik 13" draw:style-name="gr1" draw:text-style-name="P1" svg:width="0.54cm" svg:height="0.54cm" svg:x="0.022cm" svg:y="0.004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Tabelle1.E17" table:end-x="0.012cm" table:end-y="0.544cm" draw:z-index="101" draw:name="Grafik 13" draw:style-name="gr1" draw:text-style-name="P1" svg:width="0.54cm" svg:height="0.54cm" svg:x="0.02cm" svg:y="0.004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Tabelle1.F17" table:end-x="0.011cm" table:end-y="0.544cm" draw:z-index="102" draw:name="Grafik 13" draw:style-name="gr1" draw:text-style-name="P1" svg:width="0.54cm" svg:height="0.54cm" svg:x="0.019cm" svg:y="0.004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Tabelle1.G17" table:end-x="0.009cm" table:end-y="0.544cm" draw:z-index="103" draw:name="Grafik 13" draw:style-name="gr1" draw:text-style-name="P1" svg:width="0.54cm" svg:height="0.54cm" svg:x="0.018cm" svg:y="0.004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Tabelle1.H17" table:end-x="0.007cm" table:end-y="0.544cm" draw:z-index="104" draw:name="Grafik 13" draw:style-name="gr1" draw:text-style-name="P1" svg:width="0.54cm" svg:height="0.54cm" svg:x="0.015cm" svg:y="0.004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Tabelle1.I17" table:end-x="0.006cm" table:end-y="0.544cm" draw:z-index="105" draw:name="Grafik 13" draw:style-name="gr1" draw:text-style-name="P1" svg:width="0.54cm" svg:height="0.54cm" svg:x="0.014cm" svg:y="0.004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Tabelle1.I17" table:end-x="0.513cm" table:end-y="0.504cm" draw:z-index="184" draw:name="Grafik 5" draw:style-name="gr1" draw:text-style-name="P1" svg:width="0.5cm" svg:height="0.5cm" svg:x="0.013cm" svg:y="0.004cm">
              <draw:image xlink:href="Pictures/100002010000003C0000003C8CA8F5F9.png" xlink:type="simple" xlink:show="embed" xlink:actuate="onLoad">
                <text:p/>
              </draw:image>
            </draw:frame>
          </table:table-cell>
          <table:table-cell>
            <draw:frame table:end-cell-address="Tabelle1.J17" table:end-x="0.51cm" table:end-y="0.504cm" draw:z-index="154" draw:name="Grafik 14" draw:style-name="gr1" draw:text-style-name="P1" svg:width="0.5cm" svg:height="0.5cm" svg:x="0.01cm" svg:y="0.004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Tabelle1.K17" table:end-x="0.509cm" table:end-y="0.504cm" draw:z-index="186" draw:name="Grafik 5" draw:style-name="gr1" draw:text-style-name="P1" svg:width="0.5cm" svg:height="0.5cm" svg:x="0.009cm" svg:y="0.004cm">
              <draw:image xlink:href="Pictures/100002010000003C0000003C8CA8F5F9.png" xlink:type="simple" xlink:show="embed" xlink:actuate="onLoad">
                <text:p/>
              </draw:image>
            </draw:frame>
          </table:table-cell>
          <table:table-cell>
            <draw:frame table:end-cell-address="Tabelle1.L17" table:end-x="0.507cm" table:end-y="0.504cm" draw:z-index="187" draw:name="Grafik 5" draw:style-name="gr1" draw:text-style-name="P1" svg:width="0.5cm" svg:height="0.5cm" svg:x="0.007cm" svg:y="0.004cm">
              <draw:image xlink:href="Pictures/100002010000003C0000003C8CA8F5F9.png" xlink:type="simple" xlink:show="embed" xlink:actuate="onLoad">
                <text:p/>
              </draw:image>
            </draw:frame>
          </table:table-cell>
          <table:table-cell>
            <draw:frame table:end-cell-address="Tabelle1.M17" table:end-x="0.506cm" table:end-y="0.504cm" draw:z-index="188" draw:name="Grafik 5" draw:style-name="gr1" draw:text-style-name="P1" svg:width="0.5cm" svg:height="0.5cm" svg:x="0.006cm" svg:y="0.004cm">
              <draw:image xlink:href="Pictures/100002010000003C0000003C8CA8F5F9.png" xlink:type="simple" xlink:show="embed" xlink:actuate="onLoad">
                <text:p/>
              </draw:image>
            </draw:frame>
          </table:table-cell>
          <table:table-cell>
            <draw:frame table:end-cell-address="Tabelle1.N17" table:end-x="0.504cm" table:end-y="0.504cm" draw:z-index="189" draw:name="Grafik 5" draw:style-name="gr1" draw:text-style-name="P1" svg:width="0.5cm" svg:height="0.5cm" svg:x="0.004cm" svg:y="0.004cm">
              <draw:image xlink:href="Pictures/100002010000003C0000003C8CA8F5F9.png" xlink:type="simple" xlink:show="embed" xlink:actuate="onLoad">
                <text:p/>
              </draw:image>
            </draw:frame>
          </table:table-cell>
          <table:table-cell>
            <draw:frame table:end-cell-address="Tabelle1.O17" table:end-x="0.502cm" table:end-y="0.504cm" draw:z-index="190" draw:name="Grafik 5" draw:style-name="gr1" draw:text-style-name="P1" svg:width="0.5cm" svg:height="0.5cm" svg:x="0.002cm" svg:y="0.004cm">
              <draw:image xlink:href="Pictures/100002010000003C0000003C8CA8F5F9.png" xlink:type="simple" xlink:show="embed" xlink:actuate="onLoad">
                <text:p/>
              </draw:image>
            </draw:frame>
          </table:table-cell>
          <table:table-cell>
            <draw:frame table:end-cell-address="Tabelle1.P17" table:end-x="0.541cm" table:end-y="0.544cm" draw:z-index="113" draw:name="Grafik 13" draw:style-name="gr1" draw:text-style-name="P1" svg:width="0.54cm" svg:height="0.54cm" svg:x="0.001cm" svg:y="0.004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Tabelle1.Q17" table:end-x="0.539cm" table:end-y="0.544cm" draw:z-index="114" draw:name="Grafik 13" draw:style-name="gr1" draw:text-style-name="P1" svg:width="0.54cm" svg:height="0.54cm" svg:x="-0.001cm" svg:y="0.004cm">
              <draw:image xlink:href="Pictures/10000201000000AA000000BEC4AD08A1.png" xlink:type="simple" xlink:show="embed" xlink:actuate="onLoad">
                <text:p/>
              </draw:image>
            </draw:frame>
            <draw:frame table:end-cell-address="Tabelle1.R17" table:end-x="0.537cm" table:end-y="0.544cm" draw:z-index="115" draw:name="Grafik 13" draw:style-name="gr1" draw:text-style-name="P1" svg:width="0.54cm" svg:height="0.54cm" svg:x="0.545cm" svg:y="0.004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Tabelle1.S17" table:end-x="0.536cm" table:end-y="0.544cm" draw:z-index="116" draw:name="Grafik 13" draw:style-name="gr1" draw:text-style-name="P1" svg:width="0.54cm" svg:height="0.54cm" svg:x="0.544cm" svg:y="0.004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Tabelle1.T17" table:end-x="0.494cm" table:end-y="0.504cm" draw:z-index="194" draw:name="Grafik 5" draw:style-name="gr1" draw:text-style-name="P1" svg:width="0.5cm" svg:height="0.5cm" svg:x="0.542cm" svg:y="0.004cm">
              <draw:image xlink:href="Pictures/100002010000003C0000003C8CA8F5F9.png" xlink:type="simple" xlink:show="embed" xlink:actuate="onLoad">
                <text:p/>
              </draw:image>
            </draw:frame>
          </table:table-cell>
          <table:table-cell>
            <draw:frame table:end-cell-address="Tabelle1.U17" table:end-x="0.492cm" table:end-y="0.504cm" draw:z-index="195" draw:name="Grafik 5" draw:style-name="gr1" draw:text-style-name="P1" svg:width="0.5cm" svg:height="0.5cm" svg:x="0.541cm" svg:y="0.004cm">
              <draw:image xlink:href="Pictures/100002010000003C0000003C8CA8F5F9.png" xlink:type="simple" xlink:show="embed" xlink:actuate="onLoad">
                <text:p/>
              </draw:image>
            </draw:frame>
          </table:table-cell>
          <table:table-cell>
            <draw:frame table:end-cell-address="Tabelle1.V17" table:end-x="0.491cm" table:end-y="0.504cm" draw:z-index="196" draw:name="Grafik 5" draw:style-name="gr1" draw:text-style-name="P1" svg:width="0.5cm" svg:height="0.5cm" svg:x="0.539cm" svg:y="0.004cm">
              <draw:image xlink:href="Pictures/100002010000003C0000003C8CA8F5F9.png" xlink:type="simple" xlink:show="embed" xlink:actuate="onLoad">
                <text:p/>
              </draw:image>
            </draw:frame>
          </table:table-cell>
          <table:table-cell>
            <draw:frame table:end-cell-address="Tabelle1.W17" table:end-x="0.489cm" table:end-y="0.504cm" draw:z-index="197" draw:name="Grafik 5" draw:style-name="gr1" draw:text-style-name="P1" svg:width="0.5cm" svg:height="0.5cm" svg:x="0.537cm" svg:y="0.004cm">
              <draw:image xlink:href="Pictures/100002010000003C0000003C8CA8F5F9.png" xlink:type="simple" xlink:show="embed" xlink:actuate="onLoad">
                <text:p/>
              </draw:image>
            </draw:frame>
          </table:table-cell>
          <table:table-cell>
            <draw:frame table:end-cell-address="Tabelle1.X17" table:end-x="0.488cm" table:end-y="0.504cm" draw:z-index="198" draw:name="Grafik 5" draw:style-name="gr1" draw:text-style-name="P1" svg:width="0.5cm" svg:height="0.5cm" svg:x="0.536cm" svg:y="0.004cm">
              <draw:image xlink:href="Pictures/100002010000003C0000003C8CA8F5F9.png" xlink:type="simple" xlink:show="embed" xlink:actuate="onLoad">
                <text:p/>
              </draw:image>
            </draw:frame>
          </table:table-cell>
          <table:table-cell>
            <draw:frame table:end-cell-address="Tabelle1.Y17" table:end-x="0.485cm" table:end-y="0.504cm" draw:z-index="199" draw:name="Grafik 5" draw:style-name="gr1" draw:text-style-name="P1" svg:width="0.5cm" svg:height="0.5cm" svg:x="0.534cm" svg:y="0.004cm">
              <draw:image xlink:href="Pictures/100002010000003C0000003C8CA8F5F9.png" xlink:type="simple" xlink:show="embed" xlink:actuate="onLoad">
                <text:p/>
              </draw:image>
            </draw:frame>
          </table:table-cell>
          <table:table-cell>
            <draw:frame table:end-cell-address="Tabelle1.Z17" table:end-x="0.484cm" table:end-y="0.504cm" draw:z-index="226" draw:name="Grafik 3" draw:style-name="gr1" draw:text-style-name="P1" svg:width="0.5cm" svg:height="0.5cm" svg:x="0.532cm" svg:y="0.004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Tabelle1.AA17" table:end-x="0.523cm" table:end-y="0.544cm" draw:z-index="124" draw:name="Grafik 13" draw:style-name="gr1" draw:text-style-name="P1" svg:width="0.54cm" svg:height="0.54cm" svg:x="0.531cm" svg:y="0.004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Tabelle1.AB17" table:end-x="0.52cm" table:end-y="0.544cm" draw:z-index="125" draw:name="Grafik 13" draw:style-name="gr1" draw:text-style-name="P1" svg:width="0.54cm" svg:height="0.54cm" svg:x="0.529cm" svg:y="0.004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Tabelle1.AC17" table:end-x="0.479cm" table:end-y="0.504cm" draw:z-index="203" draw:name="Grafik 5" draw:style-name="gr1" draw:text-style-name="P1" svg:width="0.5cm" svg:height="0.5cm" svg:x="0.527cm" svg:y="0.004cm">
              <draw:image xlink:href="Pictures/100002010000003C0000003C8CA8F5F9.png" xlink:type="simple" xlink:show="embed" xlink:actuate="onLoad">
                <text:p/>
              </draw:image>
            </draw:frame>
          </table:table-cell>
          <table:table-cell>
            <draw:frame table:end-cell-address="Tabelle1.AD17" table:end-x="0.478cm" table:end-y="0.504cm" draw:z-index="235" draw:name="Grafik 3" draw:style-name="gr1" draw:text-style-name="P1" svg:width="0.5cm" svg:height="0.5cm" svg:x="0.526cm" svg:y="0.004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Tabelle1.AE17" table:end-x="0.476cm" table:end-y="0.504cm" draw:z-index="236" draw:name="Grafik 3" draw:style-name="gr1" draw:text-style-name="P1" svg:width="0.5cm" svg:height="0.5cm" svg:x="0.524cm" svg:y="0.004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Tabelle1.AF17" table:end-x="0.514cm" table:end-y="0.544cm" draw:z-index="129" draw:name="Grafik 13" draw:style-name="gr1" draw:text-style-name="P1" svg:width="0.54cm" svg:height="0.54cm" svg:x="0.523cm" svg:y="0.004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Tabelle1.AG17" table:end-x="0.472cm" table:end-y="0.504cm" draw:z-index="207" draw:name="Grafik 5" draw:style-name="gr1" draw:text-style-name="P1" svg:width="0.5cm" svg:height="0.5cm" svg:x="0.52cm" svg:y="0.004cm">
              <draw:image xlink:href="Pictures/100002010000003C0000003C8CA8F5F9.png" xlink:type="simple" xlink:show="embed" xlink:actuate="onLoad">
                <text:p/>
              </draw:image>
            </draw:frame>
          </table:table-cell>
          <table:table-cell>
            <draw:frame table:end-cell-address="Tabelle1.AH17" table:end-x="0.321cm" table:end-y="0.504cm" draw:z-index="99" draw:name="Grafik 12" draw:style-name="gr1" draw:text-style-name="P1" svg:width="0.35cm" svg:height="0.5cm" svg:x="0.519cm" svg:y="0.004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Tabelle1.AI17" table:end-x="0.509cm" table:end-y="0.544cm" draw:z-index="20" draw:name="Grafik 13" draw:style-name="gr1" draw:text-style-name="P1" svg:width="0.54cm" svg:height="0.54cm" svg:x="0.518cm" svg:y="0.004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4:60</text:p>
          </table:table-cell>
          <table:table-cell office:value-type="float" office:value="33">
            <text:p>33</text:p>
          </table:table-cell>
        </table:table-row>
        <table:table-row table:style-name="ro2">
          <table:table-cell office:value-type="float" office:value="17">
            <text:p>17</text:p>
          </table:table-cell>
          <table:table-cell>
            <draw:frame table:end-cell-address="Tabelle1.B18" table:end-x="0.374cm" table:end-y="0.503cm" draw:z-index="13" draw:name="Grafik 8" draw:style-name="gr1" draw:text-style-name="P1" svg:width="0.35cm" svg:height="0.5cm" svg:x="0.024cm" svg:y="0.003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Tabelle1.C18" table:end-x="0.522cm" table:end-y="0.503cm" draw:z-index="147" draw:name="Grafik 14" draw:style-name="gr1" draw:text-style-name="P1" svg:width="0.5cm" svg:height="0.5cm" svg:x="0.022cm" svg:y="0.00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Tabelle1.D18" table:end-x="0.52cm" table:end-y="0.503cm" draw:z-index="148" draw:name="Grafik 14" draw:style-name="gr1" draw:text-style-name="P1" svg:width="0.5cm" svg:height="0.5cm" svg:x="0.02cm" svg:y="0.00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Tabelle1.E18" table:end-x="0.519cm" table:end-y="0.503cm" draw:z-index="37" draw:name="Grafik 4" draw:style-name="gr1" draw:text-style-name="P1" svg:width="0.5cm" svg:height="0.5cm" svg:x="0.019cm" svg:y="0.003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Tabelle1.F18" table:end-x="0.518cm" table:end-y="0.503cm" draw:z-index="39" draw:name="Grafik 4" draw:style-name="gr1" draw:text-style-name="P1" svg:width="0.5cm" svg:height="0.5cm" svg:x="0.018cm" svg:y="0.003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Tabelle1.G18" table:end-x="0.515cm" table:end-y="0.503cm" draw:z-index="40" draw:name="Grafik 4" draw:style-name="gr1" draw:text-style-name="P1" svg:width="0.5cm" svg:height="0.5cm" svg:x="0.015cm" svg:y="0.003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Tabelle1.H18" table:end-x="0.514cm" table:end-y="0.503cm" draw:z-index="41" draw:name="Grafik 4" draw:style-name="gr1" draw:text-style-name="P1" svg:width="0.5cm" svg:height="0.5cm" svg:x="0.014cm" svg:y="0.003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Tabelle1.J18" table:end-x="0.004cm" table:end-y="0.543cm" draw:z-index="106" draw:name="Grafik 13" draw:style-name="gr1" draw:text-style-name="P1" svg:width="0.54cm" svg:height="0.54cm" svg:x="0.013cm" svg:y="0.003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Tabelle1.J18" table:end-x="0.51cm" table:end-y="0.503cm" draw:z-index="185" draw:name="Grafik 5" draw:style-name="gr1" draw:text-style-name="P1" svg:width="0.5cm" svg:height="0.5cm" svg:x="0.01cm" svg:y="0.003cm">
              <draw:image xlink:href="Pictures/100002010000003C0000003C8CA8F5F9.png" xlink:type="simple" xlink:show="embed" xlink:actuate="onLoad">
                <text:p/>
              </draw:image>
            </draw:frame>
          </table:table-cell>
          <table:table-cell>
            <draw:frame table:end-cell-address="Tabelle1.K18" table:end-x="0.509cm" table:end-y="0.503cm" draw:z-index="155" draw:name="Grafik 14" draw:style-name="gr1" draw:text-style-name="P1" svg:width="0.5cm" svg:height="0.5cm" svg:x="0.009cm" svg:y="0.00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Tabelle1.L18" table:end-x="0.507cm" table:end-y="0.503cm" draw:z-index="156" draw:name="Grafik 14" draw:style-name="gr1" draw:text-style-name="P1" svg:width="0.5cm" svg:height="0.5cm" svg:x="0.007cm" svg:y="0.00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Tabelle1.M18" table:end-x="0.506cm" table:end-y="0.503cm" draw:z-index="157" draw:name="Grafik 14" draw:style-name="gr1" draw:text-style-name="P1" svg:width="0.5cm" svg:height="0.5cm" svg:x="0.006cm" svg:y="0.00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Tabelle1.N18" table:end-x="0.504cm" table:end-y="0.503cm" draw:z-index="158" draw:name="Grafik 14" draw:style-name="gr1" draw:text-style-name="P1" svg:width="0.5cm" svg:height="0.5cm" svg:x="0.004cm" svg:y="0.00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Tabelle1.O18" table:end-x="0.502cm" table:end-y="0.503cm" draw:z-index="159" draw:name="Grafik 14" draw:style-name="gr1" draw:text-style-name="P1" svg:width="0.5cm" svg:height="0.5cm" svg:x="0.002cm" svg:y="0.00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Tabelle1.P18" table:end-x="0.501cm" table:end-y="0.503cm" draw:z-index="45" draw:name="Grafik 4" draw:style-name="gr1" draw:text-style-name="P1" svg:width="0.5cm" svg:height="0.5cm" svg:x="0.001cm" svg:y="0.003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Tabelle1.R18" table:end-x="0.497cm" table:end-y="0.503cm" draw:z-index="132" draw:name="Grafik 14" draw:style-name="gr1" draw:text-style-name="P1" svg:width="0.5cm" svg:height="0.5cm" svg:x="0.545cm" svg:y="0.003cm">
              <draw:image xlink:href="Pictures/10000201000007D0000007D04808BE99.png" xlink:type="simple" xlink:show="embed" xlink:actuate="onLoad">
                <text:p/>
              </draw:image>
            </draw:frame>
            <draw:frame table:end-cell-address="Tabelle1.Q18" table:end-x="0.499cm" table:end-y="0.503cm" draw:z-index="161" draw:name="Grafik 14" draw:style-name="gr1" draw:text-style-name="P1" svg:width="0.5cm" svg:height="0.5cm" svg:x="-0.001cm" svg:y="0.00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Tabelle1.S18" table:end-x="0.496cm" table:end-y="0.503cm" draw:z-index="162" draw:name="Grafik 14" draw:style-name="gr1" draw:text-style-name="P1" svg:width="0.5cm" svg:height="0.5cm" svg:x="0.544cm" svg:y="0.00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Tabelle1.T18" table:end-x="0.494cm" table:end-y="0.503cm" draw:z-index="163" draw:name="Grafik 14" draw:style-name="gr1" draw:text-style-name="P1" svg:width="0.5cm" svg:height="0.5cm" svg:x="0.542cm" svg:y="0.00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Tabelle1.U18" table:end-x="0.492cm" table:end-y="0.503cm" draw:z-index="165" draw:name="Grafik 14" draw:style-name="gr1" draw:text-style-name="P1" svg:width="0.5cm" svg:height="0.5cm" svg:x="0.541cm" svg:y="0.00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Tabelle1.V18" table:end-x="0.491cm" table:end-y="0.503cm" draw:z-index="166" draw:name="Grafik 14" draw:style-name="gr1" draw:text-style-name="P1" svg:width="0.5cm" svg:height="0.5cm" svg:x="0.539cm" svg:y="0.00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Tabelle1.W18" table:end-x="0.489cm" table:end-y="0.503cm" draw:z-index="167" draw:name="Grafik 14" draw:style-name="gr1" draw:text-style-name="P1" svg:width="0.5cm" svg:height="0.5cm" svg:x="0.537cm" svg:y="0.00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Tabelle1.X18" table:end-x="0.488cm" table:end-y="0.503cm" draw:z-index="168" draw:name="Grafik 14" draw:style-name="gr1" draw:text-style-name="P1" svg:width="0.5cm" svg:height="0.5cm" svg:x="0.536cm" svg:y="0.00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Tabelle1.Y18" table:end-x="0.485cm" table:end-y="0.503cm" draw:z-index="169" draw:name="Grafik 14" draw:style-name="gr1" draw:text-style-name="P1" svg:width="0.5cm" svg:height="0.5cm" svg:x="0.534cm" svg:y="0.00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Tabelle1.Z18" table:end-x="0.484cm" table:end-y="0.503cm" draw:z-index="170" draw:name="Grafik 14" draw:style-name="gr1" draw:text-style-name="P1" svg:width="0.5cm" svg:height="0.5cm" svg:x="0.532cm" svg:y="0.00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Tabelle1.AA18" table:end-x="0.483cm" table:end-y="0.503cm" draw:z-index="201" draw:name="Grafik 5" draw:style-name="gr1" draw:text-style-name="P1" svg:width="0.5cm" svg:height="0.5cm" svg:x="0.531cm" svg:y="0.003cm">
              <draw:image xlink:href="Pictures/100002010000003C0000003C8CA8F5F9.png" xlink:type="simple" xlink:show="embed" xlink:actuate="onLoad">
                <text:p/>
              </draw:image>
            </draw:frame>
          </table:table-cell>
          <table:table-cell>
            <draw:frame table:end-cell-address="Tabelle1.AB18" table:end-x="0.48cm" table:end-y="0.503cm" draw:z-index="202" draw:name="Grafik 5" draw:style-name="gr1" draw:text-style-name="P1" svg:width="0.5cm" svg:height="0.5cm" svg:x="0.529cm" svg:y="0.003cm">
              <draw:image xlink:href="Pictures/100002010000003C0000003C8CA8F5F9.png" xlink:type="simple" xlink:show="embed" xlink:actuate="onLoad">
                <text:p/>
              </draw:image>
            </draw:frame>
          </table:table-cell>
          <table:table-cell>
            <draw:frame table:end-cell-address="Tabelle1.AC18" table:end-x="0.519cm" table:end-y="0.543cm" draw:z-index="126" draw:name="Grafik 13" draw:style-name="gr1" draw:text-style-name="P1" svg:width="0.54cm" svg:height="0.54cm" svg:x="0.527cm" svg:y="0.003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Tabelle1.AD18" table:end-x="0.518cm" table:end-y="0.543cm" draw:z-index="127" draw:name="Grafik 13" draw:style-name="gr1" draw:text-style-name="P1" svg:width="0.54cm" svg:height="0.54cm" svg:x="0.526cm" svg:y="0.003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Tabelle1.AE18" table:end-x="0.516cm" table:end-y="0.543cm" draw:z-index="128" draw:name="Grafik 13" draw:style-name="gr1" draw:text-style-name="P1" svg:width="0.54cm" svg:height="0.54cm" svg:x="0.524cm" svg:y="0.003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Tabelle1.AF18" table:end-x="0.474cm" table:end-y="0.503cm" draw:z-index="237" draw:name="Grafik 3" draw:style-name="gr1" draw:text-style-name="P1" svg:width="0.5cm" svg:height="0.5cm" svg:x="0.523cm" svg:y="0.003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Tabelle1.AG18" table:end-x="0.512cm" table:end-y="0.543cm" draw:z-index="130" draw:name="Grafik 13" draw:style-name="gr1" draw:text-style-name="P1" svg:width="0.54cm" svg:height="0.54cm" svg:x="0.52cm" svg:y="0.003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Tabelle1.AH18" table:end-x="0.511cm" table:end-y="0.543cm" draw:z-index="131" draw:name="Grafik 13" draw:style-name="gr1" draw:text-style-name="P1" svg:width="0.54cm" svg:height="0.54cm" svg:x="0.519cm" svg:y="0.003cm">
              <draw:image xlink:href="Pictures/10000201000000AA000000BEC4AD08A1.png" xlink:type="simple" xlink:show="embed" xlink:actuate="onLoad">
                <text:p/>
              </draw:image>
            </draw:frame>
          </table:table-cell>
          <table:table-cell>
            <draw:frame table:end-cell-address="Tabelle1.AI18" table:end-x="0.319cm" table:end-y="0.503cm" draw:z-index="19" draw:name="Grafik 12" draw:style-name="gr1" draw:text-style-name="P1" svg:width="0.35cm" svg:height="0.5cm" svg:x="0.518cm" svg:y="0.003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6:57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18">
            <text:p>18</text:p>
          </table:table-cell>
          <table:table-cell>
            <draw:frame table:end-cell-address="Tabelle1.B19" table:end-x="0.524cm" table:end-y="0.503cm" draw:z-index="14" draw:name="Grafik 4" draw:style-name="gr1" draw:text-style-name="P1" svg:width="0.5cm" svg:height="0.5cm" svg:x="0.024cm" svg:y="0.003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Tabelle1.C19" table:end-x="0.522cm" table:end-y="0.503cm" draw:z-index="36" draw:name="Grafik 4" draw:style-name="gr1" draw:text-style-name="P1" svg:width="0.5cm" svg:height="0.5cm" svg:x="0.022cm" svg:y="0.003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Tabelle1.D19" table:end-x="0.52cm" table:end-y="0.503cm" draw:z-index="38" draw:name="Grafik 4" draw:style-name="gr1" draw:text-style-name="P1" svg:width="0.5cm" svg:height="0.5cm" svg:x="0.02cm" svg:y="0.003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Tabelle1.E19" table:end-x="0.519cm" table:end-y="0.503cm" draw:z-index="149" draw:name="Grafik 14" draw:style-name="gr1" draw:text-style-name="P1" svg:width="0.5cm" svg:height="0.5cm" svg:x="0.019cm" svg:y="0.00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Tabelle1.F19" table:end-x="0.518cm" table:end-y="0.503cm" draw:z-index="150" draw:name="Grafik 14" draw:style-name="gr1" draw:text-style-name="P1" svg:width="0.5cm" svg:height="0.5cm" svg:x="0.018cm" svg:y="0.00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Tabelle1.G19" table:end-x="0.515cm" table:end-y="0.503cm" draw:z-index="151" draw:name="Grafik 14" draw:style-name="gr1" draw:text-style-name="P1" svg:width="0.5cm" svg:height="0.5cm" svg:x="0.015cm" svg:y="0.00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Tabelle1.H19" table:end-x="0.514cm" table:end-y="0.503cm" draw:z-index="152" draw:name="Grafik 14" draw:style-name="gr1" draw:text-style-name="P1" svg:width="0.5cm" svg:height="0.5cm" svg:x="0.014cm" svg:y="0.00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Tabelle1.I19" table:end-x="0.513cm" table:end-y="0.503cm" draw:z-index="42" draw:name="Grafik 4" draw:style-name="gr1" draw:text-style-name="P1" svg:width="0.5cm" svg:height="0.5cm" svg:x="0.013cm" svg:y="0.003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Tabelle1.J19" table:end-x="0.51cm" table:end-y="0.503cm" draw:z-index="43" draw:name="Grafik 4" draw:style-name="gr1" draw:text-style-name="P1" svg:width="0.5cm" svg:height="0.5cm" svg:x="0.01cm" svg:y="0.003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Tabelle1.K19" table:end-x="0.509cm" table:end-y="0.503cm" draw:z-index="44" draw:name="Grafik 4" draw:style-name="gr1" draw:text-style-name="P1" svg:width="0.5cm" svg:height="0.5cm" svg:x="0.009cm" svg:y="0.003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Tabelle1.L19" table:end-x="0.507cm" table:end-y="0.503cm" draw:z-index="46" draw:name="Grafik 4" draw:style-name="gr1" draw:text-style-name="P1" svg:width="0.5cm" svg:height="0.5cm" svg:x="0.007cm" svg:y="0.003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Tabelle1.M19" table:end-x="0.506cm" table:end-y="0.503cm" draw:z-index="47" draw:name="Grafik 4" draw:style-name="gr1" draw:text-style-name="P1" svg:width="0.5cm" svg:height="0.5cm" svg:x="0.006cm" svg:y="0.003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Tabelle1.N19" table:end-x="0.504cm" table:end-y="0.503cm" draw:z-index="48" draw:name="Grafik 4" draw:style-name="gr1" draw:text-style-name="P1" svg:width="0.5cm" svg:height="0.5cm" svg:x="0.004cm" svg:y="0.003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Tabelle1.O19" table:end-x="0.502cm" table:end-y="0.503cm" draw:z-index="49" draw:name="Grafik 4" draw:style-name="gr1" draw:text-style-name="P1" svg:width="0.5cm" svg:height="0.5cm" svg:x="0.002cm" svg:y="0.003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Tabelle1.P19" table:end-x="0.501cm" table:end-y="0.503cm" draw:z-index="160" draw:name="Grafik 14" draw:style-name="gr1" draw:text-style-name="P1" svg:width="0.5cm" svg:height="0.5cm" svg:x="0.001cm" svg:y="0.003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Tabelle1.Q19" table:end-x="0.499cm" table:end-y="0.503cm" draw:z-index="50" draw:name="Grafik 4" draw:style-name="gr1" draw:text-style-name="P1" svg:width="0.5cm" svg:height="0.5cm" svg:x="-0.001cm" svg:y="0.003cm">
              <draw:image xlink:href="Pictures/100000000000030C0000030CD6DE4833.jpg" xlink:type="simple" xlink:show="embed" xlink:actuate="onLoad">
                <text:p/>
              </draw:image>
            </draw:frame>
            <draw:frame table:end-cell-address="Tabelle1.R19" table:end-x="0.497cm" table:end-y="0.503cm" draw:z-index="51" draw:name="Grafik 4" draw:style-name="gr1" draw:text-style-name="P1" svg:width="0.5cm" svg:height="0.5cm" svg:x="0.545cm" svg:y="0.003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Tabelle1.S19" table:end-x="0.496cm" table:end-y="0.503cm" draw:z-index="52" draw:name="Grafik 4" draw:style-name="gr1" draw:text-style-name="P1" svg:width="0.5cm" svg:height="0.5cm" svg:x="0.544cm" svg:y="0.003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Tabelle1.T19" table:end-x="0.494cm" table:end-y="0.503cm" draw:z-index="53" draw:name="Grafik 4" draw:style-name="gr1" draw:text-style-name="P1" svg:width="0.5cm" svg:height="0.5cm" svg:x="0.542cm" svg:y="0.003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Tabelle1.U19" table:end-x="0.492cm" table:end-y="0.503cm" draw:z-index="54" draw:name="Grafik 4" draw:style-name="gr1" draw:text-style-name="P1" svg:width="0.5cm" svg:height="0.5cm" svg:x="0.541cm" svg:y="0.003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Tabelle1.V19" table:end-x="0.491cm" table:end-y="0.503cm" draw:z-index="55" draw:name="Grafik 4" draw:style-name="gr1" draw:text-style-name="P1" svg:width="0.5cm" svg:height="0.5cm" svg:x="0.539cm" svg:y="0.003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Tabelle1.W19" table:end-x="0.489cm" table:end-y="0.503cm" draw:z-index="56" draw:name="Grafik 4" draw:style-name="gr1" draw:text-style-name="P1" svg:width="0.5cm" svg:height="0.5cm" svg:x="0.537cm" svg:y="0.003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Tabelle1.X19" table:end-x="0.488cm" table:end-y="0.503cm" draw:z-index="57" draw:name="Grafik 4" draw:style-name="gr1" draw:text-style-name="P1" svg:width="0.5cm" svg:height="0.5cm" svg:x="0.536cm" svg:y="0.003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Tabelle1.Y19" table:end-x="0.485cm" table:end-y="0.503cm" draw:z-index="58" draw:name="Grafik 4" draw:style-name="gr1" draw:text-style-name="P1" svg:width="0.5cm" svg:height="0.5cm" svg:x="0.534cm" svg:y="0.003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Tabelle1.Z19" table:end-x="0.484cm" table:end-y="0.503cm" draw:z-index="59" draw:name="Grafik 4" draw:style-name="gr1" draw:text-style-name="P1" svg:width="0.5cm" svg:height="0.5cm" svg:x="0.532cm" svg:y="0.003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Tabelle1.AA19" table:end-x="0.483cm" table:end-y="0.503cm" draw:z-index="60" draw:name="Grafik 4" draw:style-name="gr1" draw:text-style-name="P1" svg:width="0.5cm" svg:height="0.5cm" svg:x="0.531cm" svg:y="0.003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Tabelle1.AB19" table:end-x="0.48cm" table:end-y="0.503cm" draw:z-index="61" draw:name="Grafik 4" draw:style-name="gr1" draw:text-style-name="P1" svg:width="0.5cm" svg:height="0.5cm" svg:x="0.529cm" svg:y="0.003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Tabelle1.AC19" table:end-x="0.479cm" table:end-y="0.503cm" draw:z-index="62" draw:name="Grafik 4" draw:style-name="gr1" draw:text-style-name="P1" svg:width="0.5cm" svg:height="0.5cm" svg:x="0.527cm" svg:y="0.003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Tabelle1.AD19" table:end-x="0.478cm" table:end-y="0.503cm" draw:z-index="63" draw:name="Grafik 4" draw:style-name="gr1" draw:text-style-name="P1" svg:width="0.5cm" svg:height="0.5cm" svg:x="0.526cm" svg:y="0.003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Tabelle1.AE19" table:end-x="0.476cm" table:end-y="0.503cm" draw:z-index="64" draw:name="Grafik 4" draw:style-name="gr1" draw:text-style-name="P1" svg:width="0.5cm" svg:height="0.5cm" svg:x="0.524cm" svg:y="0.003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Tabelle1.AF19" table:end-x="0.474cm" table:end-y="0.503cm" draw:z-index="65" draw:name="Grafik 4" draw:style-name="gr1" draw:text-style-name="P1" svg:width="0.5cm" svg:height="0.5cm" svg:x="0.523cm" svg:y="0.003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Tabelle1.AG19" table:end-x="0.472cm" table:end-y="0.503cm" draw:z-index="66" draw:name="Grafik 4" draw:style-name="gr1" draw:text-style-name="P1" svg:width="0.5cm" svg:height="0.5cm" svg:x="0.52cm" svg:y="0.003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Tabelle1.AH19" table:end-x="0.471cm" table:end-y="0.503cm" draw:z-index="67" draw:name="Grafik 4" draw:style-name="gr1" draw:text-style-name="P1" svg:width="0.5cm" svg:height="0.5cm" svg:x="0.519cm" svg:y="0.003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Tabelle1.AI19" table:end-x="0.469cm" table:end-y="0.503cm" draw:z-index="18" draw:name="Grafik 4" draw:style-name="gr1" draw:text-style-name="P1" svg:width="0.5cm" svg:height="0.5cm" svg:x="0.518cm" svg:y="0.003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25:86</text:p>
          </table:table-cell>
          <table:table-cell office:value-type="float" office:value="16">
            <text:p>16</text:p>
          </table:table-cell>
        </table:table-row>
        <table:table-row table:style-name="ro2" table:number-rows-repeated="1048556">
          <table:table-cell table:number-columns-repeated="37"/>
        </table:table-row>
        <table:table-row table:style-name="ro2">
          <table:table-cell table:number-columns-repeated="37"/>
        </table:table-row>
      </table:table>
      <table:table table:name="Tabelle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2">12.06.2021</text:date>, <text:time>14:07:0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2T14:51:12.45</meta:creation-date>
    <dc:date>2021-06-12T14:07:03.43</dc:date>
    <meta:editing-duration>PT1H55M47S</meta:editing-duration>
    <meta:editing-cycles>51</meta:editing-cycles>
    <meta:generator>OpenOffice/4.1.5$Win32 OpenOffice.org_project/415m1$Build-9789</meta:generator>
    <meta:document-statistic meta:table-count="3" meta:cell-count="90" meta:object-count="612"/>
  </office:meta>
</office:document-meta>
</file>